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20_4" style:data-style-name="N100">
      <style:table-cell-properties style:glyph-orientation-vertical="0" fo:background-color="#333399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Normal_20_4" style:data-style-name="N100">
      <style:table-cell-properties style:glyph-orientation-vertical="0" fo:background-color="#3333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Normal_20_4" style:data-style-name="N14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Normal_20_4" style:data-style-name="N3">
      <style:table-cell-properties style:glyph-orientation-vertical="0"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Normal_20_4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Normal_20_4" style:data-style-name="N3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Normal_20_4" style:data-style-name="N14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Normal_20_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Normal_20_4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Normal_20_4" style:data-style-name="N3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Normal_20_4" style:data-style-name="N3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Normal_20_4" style:data-style-name="N3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norm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norm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4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fo:border-bottom="0.035cm solid #000000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3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fo:border-bottom="0.035cm solid #000000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6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59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59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35cm solid #ff00ff" style:direction="ltr" fo:border-right="none" style:rotation-angle="0" style:rotation-align="none" style:shrink-to-fit="false" fo:border-top="none" style:vertical-align="middle"/>
      <style:paragraph-properties fo:margin-left="0cm" style:writing-mode="lr-tb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ff00ff" style:cell-protect="none" style:print-content="true" style:diagonal-bl-tr="none" style:diagonal-tl-br="none" style:text-align-source="value-type" style:repeat-content="false" fo:wrap-option="wrap" fo:border-left="0.035cm solid #ff00ff" style:direction="ltr" fo:border-right="none" style:rotation-angle="0" style:rotation-align="none" style:shrink-to-fit="false" fo:border-top="none" style:vertical-align="middle"/>
      <style:paragraph-properties fo:margin-left="0cm" style:writing-mode="lr-tb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ffffff" style:cell-protect="none" style:print-content="true" style:diagonal-bl-tr="none" style:diagonal-tl-br="none" style:text-align-source="value-type" style:repeat-content="false" fo:wrap-option="wrap" fo:border-left="0.035cm solid #ff00ff" style:direction="ltr" fo:border-right="none" style:rotation-angle="0" style:rotation-align="none" style:shrink-to-fit="false" fo:border-top="0.035cm solid #ff00ff" style:vertical-align="middle"/>
      <style:paragraph-properties fo:margin-left="0cm" style:writing-mode="lr-tb"/>
      <style:text-properties fo:color="#0000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 style:data-style-name="N16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lr-tb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0.035cm solid #ff00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lr-tb"/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035cm solid #ffffff" style:cell-protect="none" style:print-content="true" style:text-align-source="value-type" style:repeat-content="false" fo:wrap-option="wrap" fo:border-left="none" style:direction="ltr" fo:border-right="none" style:rotation-angle="0" style:rotation-align="none" style:shrink-to-fit="false" fo:border-top="0.035cm solid #ff00ff" style:vertical-align="middle"/>
      <style:paragraph-properties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none" style:cell-protect="none" style:print-content="tru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333399" style:vertical-align="middle"/>
      <style:paragraph-properties fo:margin-left="0cm" style:writing-mode="page"/>
      <style:text-properties fo:color="#33333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035cm solid #ffffff" style:cell-protect="none" style:print-content="tru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62">
      <style:table-cell-properties style:glyph-orientation-vertical="0" fo:border-bottom="0.035cm solid #333399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lr-tb"/>
      <style:text-properties fo:color="#333333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0.035cm solid #333399" style:cell-protect="none" style:print-content="tru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fo:color="#333333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3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3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 style:data-style-name="N3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73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75" style:family="table-cell" style:parent-style-name="Excel_5f_BuiltIn_5f_Percent" style:data-style-name="N14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42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7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3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9" style:family="table-cell" style:parent-style-name="Default" style:data-style-name="N3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0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1" style:family="table-cell" style:parent-style-name="Default" style:data-style-name="N3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2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Percent" style:data-style-name="N14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5f_BuiltIn_5f_Percent" style:data-style-name="N140">
      <style:table-cell-properties style:glyph-orientation-vertical="0" fo:border-bottom="0.035cm solid #000000" fo:background-color="#969696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42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9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5f_BuiltIn_5f_Percent" style:data-style-name="N14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5f_BuiltIn_5f_Comma" style:data-style-name="N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5f_BuiltIn_5f_Comma" style:data-style-name="N4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4" style:family="table-cell" style:parent-style-name="Excel_5f_BuiltIn_5f_Comma" style:data-style-name="N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0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5f_BuiltIn_5f_Percent" style:data-style-name="N14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4.59999990463257pt" style:font-weight-complex="bold"/>
    </style:style>
    <style:style style:name="T2" style:family="text">
      <style:text-properties style:font-name="F" fo:font-size="12pt"/>
    </style:style>
  </office:automatic-styles>
  <office:body>
    <office:spreadsheet>
      <table:table table:name="RCA_popullation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table:style-name="ce3" office:value-type="string">
            <text:p>EAP TERRASSA A SANT LLÀTZER</text:p>
          </table:table-cell>
          <table:table-cell table:style-name="ce3" office:value-type="string">
            <text:p>EAP TERRASSA B EST</text:p>
          </table:table-cell>
          <table:table-cell table:style-name="ce3" office:value-type="string">
            <text:p>EAP TERRASSA F NORD</text:p>
          </table:table-cell>
          <table:table-cell table:style-name="ce3" office:value-type="string">
            <text:p>EAP RUBÍ 2</text:p>
          </table:table-cell>
          <table:table-cell table:style-name="ce7" office:value-type="string">
            <text:p>EAP RUBÍ 3</text:p>
          </table:table-cell>
          <table:table-cell table:style-name="ce8" office:value-type="string">
            <text:p>EAP SANT QUIRZE DEL VALLÈS</text:p>
          </table:table-cell>
          <table:table-cell table:style-name="ce8" office:value-type="string">
            <text:p>EAP SABADELL 4B CAN RUL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06</text:p>
          </table:table-cell>
          <table:table-cell table:style-name="ce4" office:value-type="float" office:value="37310">
            <text:p>37,310</text:p>
          </table:table-cell>
          <table:table-cell table:style-name="ce4" office:value-type="float" office:value="20511">
            <text:p>20,511</text:p>
          </table:table-cell>
          <table:table-cell table:style-name="ce4" office:value-type="float" office:value="40257">
            <text:p>40,257</text:p>
          </table:table-cell>
          <table:table-cell table:style-name="ce4" office:value-type="float" office:value="39231">
            <text:p>39,231</text:p>
          </table:table-cell>
          <table:table-cell table:style-name="ce4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Gen_07</text:p>
          </table:table-cell>
          <table:table-cell table:style-name="ce5" office:value-type="float" office:value="37408">
            <text:p>37,408</text:p>
          </table:table-cell>
          <table:table-cell table:style-name="ce5" office:value-type="float" office:value="20612">
            <text:p>20,612</text:p>
          </table:table-cell>
          <table:table-cell table:style-name="ce5" office:value-type="float" office:value="40404">
            <text:p>40,404</text:p>
          </table:table-cell>
          <table:table-cell table:style-name="ce5" office:value-type="float" office:value="39371">
            <text:p>39,37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Feb_07</text:p>
          </table:table-cell>
          <table:table-cell table:style-name="ce5" office:value-type="float" office:value="37557">
            <text:p>37,557</text:p>
          </table:table-cell>
          <table:table-cell table:style-name="ce5" office:value-type="float" office:value="21030">
            <text:p>21,030</text:p>
          </table:table-cell>
          <table:table-cell table:style-name="ce5" office:value-type="float" office:value="40324">
            <text:p>40,324</text:p>
          </table:table-cell>
          <table:table-cell table:style-name="ce5" office:value-type="float" office:value="39468">
            <text:p>39,468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Mar_07</text:p>
          </table:table-cell>
          <table:table-cell table:style-name="ce5" office:value-type="float" office:value="37607">
            <text:p>37,607</text:p>
          </table:table-cell>
          <table:table-cell table:style-name="ce5" office:value-type="float" office:value="21324">
            <text:p>21,324</text:p>
          </table:table-cell>
          <table:table-cell table:style-name="ce5" office:value-type="float" office:value="40518">
            <text:p>40,518</text:p>
          </table:table-cell>
          <table:table-cell table:style-name="ce5" office:value-type="float" office:value="39735">
            <text:p>39,73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Abr_07</text:p>
          </table:table-cell>
          <table:table-cell table:style-name="ce5" office:value-type="float" office:value="37570">
            <text:p>37,570</text:p>
          </table:table-cell>
          <table:table-cell table:style-name="ce5" office:value-type="float" office:value="21584">
            <text:p>21,584</text:p>
          </table:table-cell>
          <table:table-cell table:style-name="ce5" office:value-type="float" office:value="40508">
            <text:p>40,508</text:p>
          </table:table-cell>
          <table:table-cell table:style-name="ce5" office:value-type="float" office:value="39837">
            <text:p>39,837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Mai_07</text:p>
          </table:table-cell>
          <table:table-cell table:style-name="ce5" office:value-type="float" office:value="37561">
            <text:p>37,561</text:p>
          </table:table-cell>
          <table:table-cell table:style-name="ce5" office:value-type="float" office:value="22003">
            <text:p>22,003</text:p>
          </table:table-cell>
          <table:table-cell table:style-name="ce5" office:value-type="float" office:value="40634">
            <text:p>40,634</text:p>
          </table:table-cell>
          <table:table-cell table:style-name="ce5" office:value-type="float" office:value="39969">
            <text:p>39,969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Jun_07</text:p>
          </table:table-cell>
          <table:table-cell table:style-name="ce5" office:value-type="float" office:value="37700">
            <text:p>37,700</text:p>
          </table:table-cell>
          <table:table-cell table:style-name="ce5" office:value-type="float" office:value="22266">
            <text:p>22,266</text:p>
          </table:table-cell>
          <table:table-cell table:style-name="ce5" office:value-type="float" office:value="40684">
            <text:p>40,684</text:p>
          </table:table-cell>
          <table:table-cell table:style-name="ce5" office:value-type="float" office:value="40129">
            <text:p>40,129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Jul_07</text:p>
          </table:table-cell>
          <table:table-cell table:style-name="ce5" office:value-type="float" office:value="38085">
            <text:p>38,085</text:p>
          </table:table-cell>
          <table:table-cell table:style-name="ce5" office:value-type="float" office:value="22482">
            <text:p>22,482</text:p>
          </table:table-cell>
          <table:table-cell table:style-name="ce5" office:value-type="float" office:value="40711">
            <text:p>40,711</text:p>
          </table:table-cell>
          <table:table-cell table:style-name="ce5" office:value-type="float" office:value="40291">
            <text:p>40,29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Ago_07</text:p>
          </table:table-cell>
          <table:table-cell table:style-name="ce5" office:value-type="float" office:value="38185">
            <text:p>38,185</text:p>
          </table:table-cell>
          <table:table-cell table:style-name="ce5" office:value-type="float" office:value="22647">
            <text:p>22,647</text:p>
          </table:table-cell>
          <table:table-cell table:style-name="ce5" office:value-type="float" office:value="40748">
            <text:p>40,748</text:p>
          </table:table-cell>
          <table:table-cell table:style-name="ce5" office:value-type="float" office:value="40450">
            <text:p>40,45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Set_07</text:p>
          </table:table-cell>
          <table:table-cell table:style-name="ce5" office:value-type="float" office:value="38325">
            <text:p>38,325</text:p>
          </table:table-cell>
          <table:table-cell table:style-name="ce5" office:value-type="float" office:value="22845">
            <text:p>22,845</text:p>
          </table:table-cell>
          <table:table-cell table:style-name="ce5" office:value-type="float" office:value="40794">
            <text:p>40,794</text:p>
          </table:table-cell>
          <table:table-cell table:style-name="ce5" office:value-type="float" office:value="40546">
            <text:p>40,546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Oct_07</text:p>
          </table:table-cell>
          <table:table-cell table:style-name="ce5" office:value-type="float" office:value="38190">
            <text:p>38,190</text:p>
          </table:table-cell>
          <table:table-cell table:style-name="ce5" office:value-type="float" office:value="23025">
            <text:p>23,025</text:p>
          </table:table-cell>
          <table:table-cell table:style-name="ce5" office:value-type="float" office:value="40713">
            <text:p>40,713</text:p>
          </table:table-cell>
          <table:table-cell table:style-name="ce5" office:value-type="float" office:value="38725">
            <text:p>38,72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Nov_07</text:p>
          </table:table-cell>
          <table:table-cell table:style-name="ce5" office:value-type="float" office:value="38505">
            <text:p>38,505</text:p>
          </table:table-cell>
          <table:table-cell table:style-name="ce5" office:value-type="float" office:value="23071">
            <text:p>23,071</text:p>
          </table:table-cell>
          <table:table-cell table:style-name="ce5" office:value-type="float" office:value="40847">
            <text:p>40,847</text:p>
          </table:table-cell>
          <table:table-cell table:style-name="ce5" office:value-type="float" office:value="40808">
            <text:p>40,808</text:p>
          </table:table-cell>
          <table:table-cell table:style-name="ce5" office:value-type="float" office:value="11840">
            <text:p>11,84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s_07</text:p>
          </table:table-cell>
          <table:table-cell table:style-name="ce5" office:value-type="float" office:value="38324">
            <text:p>38,324</text:p>
          </table:table-cell>
          <table:table-cell table:style-name="ce5" office:value-type="float" office:value="22928">
            <text:p>22,928</text:p>
          </table:table-cell>
          <table:table-cell table:style-name="ce5" office:value-type="float" office:value="40632">
            <text:p>40,632</text:p>
          </table:table-cell>
          <table:table-cell table:style-name="ce5" office:value-type="float" office:value="40487">
            <text:p>40,487</text:p>
          </table:table-cell>
          <table:table-cell table:style-name="ce5" office:value-type="float" office:value="11959">
            <text:p>11,959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en_08</text:p>
          </table:table-cell>
          <table:table-cell table:style-name="ce5" office:value-type="float" office:value="38405">
            <text:p>38,405</text:p>
          </table:table-cell>
          <table:table-cell table:style-name="ce5" office:value-type="float" office:value="22909">
            <text:p>22,909</text:p>
          </table:table-cell>
          <table:table-cell table:style-name="ce5" office:value-type="float" office:value="40829">
            <text:p>40,829</text:p>
          </table:table-cell>
          <table:table-cell table:style-name="ce5" office:value-type="float" office:value="40603">
            <text:p>40,603</text:p>
          </table:table-cell>
          <table:table-cell table:style-name="ce5" office:value-type="float" office:value="12300">
            <text:p>12,300</text:p>
          </table:table-cell>
          <table:table-cell table:style-name="ce9" office:value-type="float" office:value="15276">
            <text:p>15,276</text:p>
          </table:table-cell>
          <table:table-cell table:style-name="ce9" office:value-type="float" office:value="21928">
            <text:p>21,92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eb_08</text:p>
          </table:table-cell>
          <table:table-cell table:style-name="ce5" office:value-type="float" office:value="38457">
            <text:p>38,457</text:p>
          </table:table-cell>
          <table:table-cell table:style-name="ce5" office:value-type="float" office:value="23040">
            <text:p>23,040</text:p>
          </table:table-cell>
          <table:table-cell table:style-name="ce5" office:value-type="float" office:value="40982">
            <text:p>40,982</text:p>
          </table:table-cell>
          <table:table-cell table:style-name="ce5" office:value-type="float" office:value="40711">
            <text:p>40,711</text:p>
          </table:table-cell>
          <table:table-cell table:style-name="ce5" office:value-type="float" office:value="12367">
            <text:p>12,367</text:p>
          </table:table-cell>
          <table:table-cell table:style-name="ce9" office:value-type="float" office:value="15301">
            <text:p>15,301</text:p>
          </table:table-cell>
          <table:table-cell table:style-name="ce9" office:value-type="float" office:value="22059">
            <text:p>22,05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_08</text:p>
          </table:table-cell>
          <table:table-cell table:style-name="ce5" office:value-type="float" office:value="38464">
            <text:p>38,464</text:p>
          </table:table-cell>
          <table:table-cell table:style-name="ce5" office:value-type="float" office:value="23138">
            <text:p>23,138</text:p>
          </table:table-cell>
          <table:table-cell table:style-name="ce5" office:value-type="float" office:value="41021">
            <text:p>41,021</text:p>
          </table:table-cell>
          <table:table-cell table:style-name="ce5" office:value-type="float" office:value="40726">
            <text:p>40,726</text:p>
          </table:table-cell>
          <table:table-cell table:style-name="ce5" office:value-type="float" office:value="12466">
            <text:p>12,466</text:p>
          </table:table-cell>
          <table:table-cell table:style-name="ce5" office:value-type="float" office:value="15304">
            <text:p>15,304</text:p>
          </table:table-cell>
          <table:table-cell table:style-name="ce5" office:value-type="float" office:value="22061">
            <text:p>22,0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br_08</text:p>
          </table:table-cell>
          <table:table-cell table:style-name="ce5" office:value-type="float" office:value="38544">
            <text:p>38,544</text:p>
          </table:table-cell>
          <table:table-cell table:style-name="ce5" office:value-type="float" office:value="23440">
            <text:p>23,440</text:p>
          </table:table-cell>
          <table:table-cell table:style-name="ce5" office:value-type="float" office:value="41307">
            <text:p>41,307</text:p>
          </table:table-cell>
          <table:table-cell table:style-name="ce5" office:value-type="float" office:value="40860">
            <text:p>40,860</text:p>
          </table:table-cell>
          <table:table-cell table:style-name="ce5" office:value-type="float" office:value="12411">
            <text:p>12,411</text:p>
          </table:table-cell>
          <table:table-cell table:style-name="ce5" office:value-type="float" office:value="15356">
            <text:p>15,356</text:p>
          </table:table-cell>
          <table:table-cell table:style-name="ce5" office:value-type="float" office:value="22095">
            <text:p>22,09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i_08</text:p>
          </table:table-cell>
          <table:table-cell table:style-name="ce5" office:value-type="float" office:value="38718">
            <text:p>38,718</text:p>
          </table:table-cell>
          <table:table-cell table:style-name="ce5" office:value-type="float" office:value="23594">
            <text:p>23,594</text:p>
          </table:table-cell>
          <table:table-cell table:style-name="ce5" office:value-type="float" office:value="41407">
            <text:p>41,407</text:p>
          </table:table-cell>
          <table:table-cell table:style-name="ce5" office:value-type="float" office:value="41139">
            <text:p>41,139</text:p>
          </table:table-cell>
          <table:table-cell table:style-name="ce5" office:value-type="float" office:value="12089">
            <text:p>12,089</text:p>
          </table:table-cell>
          <table:table-cell table:style-name="ce5" office:value-type="float" office:value="15434">
            <text:p>15,434</text:p>
          </table:table-cell>
          <table:table-cell table:style-name="ce5" office:value-type="float" office:value="22111">
            <text:p>22,1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n_08</text:p>
          </table:table-cell>
          <table:table-cell table:style-name="ce5" office:value-type="float" office:value="38808">
            <text:p>38,808</text:p>
          </table:table-cell>
          <table:table-cell table:style-name="ce5" office:value-type="float" office:value="23654">
            <text:p>23,654</text:p>
          </table:table-cell>
          <table:table-cell table:style-name="ce5" office:value-type="float" office:value="41459">
            <text:p>41,459</text:p>
          </table:table-cell>
          <table:table-cell table:style-name="ce5" office:value-type="float" office:value="41197">
            <text:p>41,197</text:p>
          </table:table-cell>
          <table:table-cell table:style-name="ce5" office:value-type="float" office:value="12021">
            <text:p>12,021</text:p>
          </table:table-cell>
          <table:table-cell table:style-name="ce5" office:value-type="float" office:value="15434">
            <text:p>15,434</text:p>
          </table:table-cell>
          <table:table-cell table:style-name="ce5" office:value-type="float" office:value="22111">
            <text:p>22,1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l_08</text:p>
          </table:table-cell>
          <table:table-cell table:style-name="ce5" office:value-type="float" office:value="38829">
            <text:p>38,829</text:p>
          </table:table-cell>
          <table:table-cell table:style-name="ce5" office:value-type="float" office:value="23797">
            <text:p>23,797</text:p>
          </table:table-cell>
          <table:table-cell table:style-name="ce5" office:value-type="float" office:value="41627">
            <text:p>41,627</text:p>
          </table:table-cell>
          <table:table-cell table:style-name="ce5" office:value-type="float" office:value="41209">
            <text:p>41,209</text:p>
          </table:table-cell>
          <table:table-cell table:style-name="ce5" office:value-type="float" office:value="11731">
            <text:p>11,731</text:p>
          </table:table-cell>
          <table:table-cell table:style-name="ce5" office:value-type="float" office:value="15534">
            <text:p>15,534</text:p>
          </table:table-cell>
          <table:table-cell table:style-name="ce5" office:value-type="float" office:value="22046">
            <text:p>22,04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go_08</text:p>
          </table:table-cell>
          <table:table-cell table:style-name="ce5" office:value-type="float" office:value="38879">
            <text:p>38,879</text:p>
          </table:table-cell>
          <table:table-cell table:style-name="ce5" office:value-type="float" office:value="23882">
            <text:p>23,882</text:p>
          </table:table-cell>
          <table:table-cell table:style-name="ce5" office:value-type="float" office:value="41603">
            <text:p>41,603</text:p>
          </table:table-cell>
          <table:table-cell table:style-name="ce5" office:value-type="float" office:value="41357">
            <text:p>41,357</text:p>
          </table:table-cell>
          <table:table-cell table:style-name="ce5" office:value-type="float" office:value="11851">
            <text:p>11,851</text:p>
          </table:table-cell>
          <table:table-cell table:style-name="ce5" office:value-type="float" office:value="15582">
            <text:p>15,582</text:p>
          </table:table-cell>
          <table:table-cell table:style-name="ce5" office:value-type="float" office:value="22009">
            <text:p>22,00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t_08</text:p>
          </table:table-cell>
          <table:table-cell table:style-name="ce5" office:value-type="float" office:value="39163">
            <text:p>39,163</text:p>
          </table:table-cell>
          <table:table-cell table:style-name="ce5" office:value-type="float" office:value="23962">
            <text:p>23,962</text:p>
          </table:table-cell>
          <table:table-cell table:style-name="ce5" office:value-type="float" office:value="41642">
            <text:p>41,642</text:p>
          </table:table-cell>
          <table:table-cell table:style-name="ce5" office:value-type="float" office:value="41405">
            <text:p>41,405</text:p>
          </table:table-cell>
          <table:table-cell table:style-name="ce5" office:value-type="float" office:value="11971">
            <text:p>11,971</text:p>
          </table:table-cell>
          <table:table-cell table:style-name="ce5" office:value-type="float" office:value="15717">
            <text:p>15,717</text:p>
          </table:table-cell>
          <table:table-cell table:style-name="ce5" office:value-type="float" office:value="22003">
            <text:p>22,0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_08</text:p>
          </table:table-cell>
          <table:table-cell table:style-name="ce5" office:value-type="float" office:value="39308">
            <text:p>39,308</text:p>
          </table:table-cell>
          <table:table-cell table:style-name="ce5" office:value-type="float" office:value="24197">
            <text:p>24,197</text:p>
          </table:table-cell>
          <table:table-cell table:style-name="ce5" office:value-type="float" office:value="41679">
            <text:p>41,679</text:p>
          </table:table-cell>
          <table:table-cell table:style-name="ce5" office:value-type="float" office:value="41589">
            <text:p>41,589</text:p>
          </table:table-cell>
          <table:table-cell table:style-name="ce5" office:value-type="float" office:value="12114">
            <text:p>12,114</text:p>
          </table:table-cell>
          <table:table-cell table:style-name="ce5" office:value-type="float" office:value="15749">
            <text:p>15,749</text:p>
          </table:table-cell>
          <table:table-cell table:style-name="ce5" office:value-type="float" office:value="22045">
            <text:p>22,04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v_08</text:p>
          </table:table-cell>
          <table:table-cell table:style-name="ce5" office:value-type="float" office:value="39505">
            <text:p>39,505</text:p>
          </table:table-cell>
          <table:table-cell table:style-name="ce5" office:value-type="float" office:value="24477">
            <text:p>24,477</text:p>
          </table:table-cell>
          <table:table-cell table:style-name="ce5" office:value-type="float" office:value="41793">
            <text:p>41,793</text:p>
          </table:table-cell>
          <table:table-cell table:style-name="ce5" office:value-type="float" office:value="41880">
            <text:p>41,880</text:p>
          </table:table-cell>
          <table:table-cell table:style-name="ce5" office:value-type="float" office:value="12268">
            <text:p>12,268</text:p>
          </table:table-cell>
          <table:table-cell table:style-name="ce5" office:value-type="float" office:value="15734">
            <text:p>15,734</text:p>
          </table:table-cell>
          <table:table-cell table:style-name="ce5" office:value-type="float" office:value="22054">
            <text:p>22,05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s_08</text:p>
          </table:table-cell>
          <table:table-cell table:style-name="ce5" office:value-type="float" office:value="39651">
            <text:p>39,651</text:p>
          </table:table-cell>
          <table:table-cell table:style-name="ce5" office:value-type="float" office:value="24611">
            <text:p>24,611</text:p>
          </table:table-cell>
          <table:table-cell table:style-name="ce5" office:value-type="float" office:value="41623">
            <text:p>41,623</text:p>
          </table:table-cell>
          <table:table-cell table:style-name="ce5" office:value-type="float" office:value="42212">
            <text:p>42,212</text:p>
          </table:table-cell>
          <table:table-cell table:style-name="ce5" office:value-type="float" office:value="12319">
            <text:p>12,319</text:p>
          </table:table-cell>
          <table:table-cell table:style-name="ce5" office:value-type="float" office:value="15734">
            <text:p>15,734</text:p>
          </table:table-cell>
          <table:table-cell table:style-name="ce5" office:value-type="float" office:value="22054">
            <text:p>22,0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09 </text:p>
          </table:table-cell>
          <table:table-cell table:style-name="ce5" office:value-type="float" office:value="39850">
            <text:p>39,850</text:p>
          </table:table-cell>
          <table:table-cell table:style-name="ce5" office:value-type="float" office:value="24759">
            <text:p>24,759</text:p>
          </table:table-cell>
          <table:table-cell table:style-name="ce5" office:value-type="float" office:value="41772">
            <text:p>41,772</text:p>
          </table:table-cell>
          <table:table-cell table:style-name="ce5" office:value-type="float" office:value="42351">
            <text:p>42,351</text:p>
          </table:table-cell>
          <table:table-cell table:style-name="ce5" office:value-type="float" office:value="12380">
            <text:p>12,380</text:p>
          </table:table-cell>
          <table:table-cell table:style-name="ce10" office:value-type="float" office:value="15753">
            <text:p>15,753</text:p>
          </table:table-cell>
          <table:table-cell table:style-name="ce10" office:value-type="float" office:value="21991">
            <text:p>21,9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09 </text:p>
          </table:table-cell>
          <table:table-cell table:style-name="ce5" office:value-type="float" office:value="39927">
            <text:p>39,927</text:p>
          </table:table-cell>
          <table:table-cell table:style-name="ce5" office:value-type="float" office:value="24898">
            <text:p>24,898</text:p>
          </table:table-cell>
          <table:table-cell table:style-name="ce5" office:value-type="float" office:value="41846">
            <text:p>41,846</text:p>
          </table:table-cell>
          <table:table-cell table:style-name="ce5" office:value-type="float" office:value="42521">
            <text:p>42,521</text:p>
          </table:table-cell>
          <table:table-cell table:style-name="ce5" office:value-type="float" office:value="12425">
            <text:p>12,425</text:p>
          </table:table-cell>
          <table:table-cell table:style-name="ce10" office:value-type="float" office:value="15796">
            <text:p>15,796</text:p>
          </table:table-cell>
          <table:table-cell table:style-name="ce10" office:value-type="float" office:value="21962">
            <text:p>21,9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09 </text:p>
          </table:table-cell>
          <table:table-cell table:style-name="ce5" office:value-type="float" office:value="40089">
            <text:p>40,089</text:p>
          </table:table-cell>
          <table:table-cell table:style-name="ce5" office:value-type="float" office:value="25018">
            <text:p>25,018</text:p>
          </table:table-cell>
          <table:table-cell table:style-name="ce5" office:value-type="float" office:value="41834">
            <text:p>41,834</text:p>
          </table:table-cell>
          <table:table-cell table:style-name="ce5" office:value-type="float" office:value="42537">
            <text:p>42,537</text:p>
          </table:table-cell>
          <table:table-cell table:style-name="ce5" office:value-type="float" office:value="12562">
            <text:p>12,562</text:p>
          </table:table-cell>
          <table:table-cell table:style-name="ce6" office:value-type="float" office:value="15846">
            <text:p>15,846</text:p>
          </table:table-cell>
          <table:table-cell table:style-name="ce6" office:value-type="float" office:value="22088">
            <text:p>22,0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09 </text:p>
          </table:table-cell>
          <table:table-cell table:style-name="ce5" office:value-type="float" office:value="40213">
            <text:p>40,213</text:p>
          </table:table-cell>
          <table:table-cell table:style-name="ce5" office:value-type="float" office:value="25123">
            <text:p>25,123</text:p>
          </table:table-cell>
          <table:table-cell table:style-name="ce5" office:value-type="float" office:value="41843">
            <text:p>41,843</text:p>
          </table:table-cell>
          <table:table-cell table:style-name="ce5" office:value-type="float" office:value="42591">
            <text:p>42,591</text:p>
          </table:table-cell>
          <table:table-cell table:style-name="ce5" office:value-type="float" office:value="12636">
            <text:p>12,636</text:p>
          </table:table-cell>
          <table:table-cell table:style-name="ce6" office:value-type="float" office:value="15862">
            <text:p>15,862</text:p>
          </table:table-cell>
          <table:table-cell table:style-name="ce6" office:value-type="float" office:value="22074">
            <text:p>22,0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_09 </text:p>
          </table:table-cell>
          <table:table-cell table:style-name="ce5" office:value-type="float" office:value="40372">
            <text:p>40,372</text:p>
          </table:table-cell>
          <table:table-cell table:style-name="ce5" office:value-type="float" office:value="25185">
            <text:p>25,185</text:p>
          </table:table-cell>
          <table:table-cell table:style-name="ce5" office:value-type="float" office:value="41943">
            <text:p>41,943</text:p>
          </table:table-cell>
          <table:table-cell table:style-name="ce5" office:value-type="float" office:value="42674">
            <text:p>42,674</text:p>
          </table:table-cell>
          <table:table-cell table:style-name="ce5" office:value-type="float" office:value="12673">
            <text:p>12,673</text:p>
          </table:table-cell>
          <table:table-cell table:style-name="ce6" office:value-type="float" office:value="15932">
            <text:p>15,932</text:p>
          </table:table-cell>
          <table:table-cell table:style-name="ce6" office:value-type="float" office:value="22127">
            <text:p>22,1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n_09 </text:p>
          </table:table-cell>
          <table:table-cell table:style-name="ce5" office:value-type="float" office:value="40481">
            <text:p>40,481</text:p>
          </table:table-cell>
          <table:table-cell table:style-name="ce5" office:value-type="float" office:value="25527">
            <text:p>25,527</text:p>
          </table:table-cell>
          <table:table-cell table:style-name="ce5" office:value-type="float" office:value="42096">
            <text:p>42,096</text:p>
          </table:table-cell>
          <table:table-cell table:style-name="ce5" office:value-type="float" office:value="42335">
            <text:p>42,335</text:p>
          </table:table-cell>
          <table:table-cell table:style-name="ce5" office:value-type="float" office:value="12687">
            <text:p>12,687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Jul_09 </text:p>
          </table:table-cell>
          <table:table-cell table:style-name="ce5" office:value-type="float" office:value="40535">
            <text:p>40,535</text:p>
          </table:table-cell>
          <table:table-cell table:style-name="ce5" office:value-type="float" office:value="25594">
            <text:p>25,594</text:p>
          </table:table-cell>
          <table:table-cell table:style-name="ce5" office:value-type="float" office:value="42149">
            <text:p>42,149</text:p>
          </table:table-cell>
          <table:table-cell table:style-name="ce5" office:value-type="float" office:value="42347">
            <text:p>42,347</text:p>
          </table:table-cell>
          <table:table-cell table:style-name="ce5" office:value-type="float" office:value="12720">
            <text:p>12,720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Ago_09 </text:p>
          </table:table-cell>
          <table:table-cell table:style-name="ce5" office:value-type="float" office:value="40571">
            <text:p>40,571</text:p>
          </table:table-cell>
          <table:table-cell table:style-name="ce5" office:value-type="float" office:value="25360">
            <text:p>25,360</text:p>
          </table:table-cell>
          <table:table-cell table:style-name="ce5" office:value-type="float" office:value="41963">
            <text:p>41,963</text:p>
          </table:table-cell>
          <table:table-cell table:style-name="ce5" office:value-type="float" office:value="42823">
            <text:p>42,823</text:p>
          </table:table-cell>
          <table:table-cell table:style-name="ce5" office:value-type="float" office:value="12748">
            <text:p>12,748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Set_09 </text:p>
          </table:table-cell>
          <table:table-cell table:style-name="ce5" office:value-type="float" office:value="40640">
            <text:p>40,640</text:p>
          </table:table-cell>
          <table:table-cell table:style-name="ce5" office:value-type="float" office:value="25364">
            <text:p>25,364</text:p>
          </table:table-cell>
          <table:table-cell table:style-name="ce5" office:value-type="float" office:value="42086">
            <text:p>42,086</text:p>
          </table:table-cell>
          <table:table-cell table:style-name="ce5" office:value-type="float" office:value="42935">
            <text:p>42,935</text:p>
          </table:table-cell>
          <table:table-cell table:style-name="ce5" office:value-type="float" office:value="12773">
            <text:p>12,77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Oct_09 </text:p>
          </table:table-cell>
          <table:table-cell table:style-name="ce5" office:value-type="float" office:value="40715">
            <text:p>40,715</text:p>
          </table:table-cell>
          <table:table-cell table:style-name="ce5" office:value-type="float" office:value="25400">
            <text:p>25,400</text:p>
          </table:table-cell>
          <table:table-cell table:style-name="ce5" office:value-type="float" office:value="42117">
            <text:p>42,117</text:p>
          </table:table-cell>
          <table:table-cell table:style-name="ce5" office:value-type="float" office:value="42949">
            <text:p>42,949</text:p>
          </table:table-cell>
          <table:table-cell table:style-name="ce5" office:value-type="float" office:value="12809">
            <text:p>12,809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Nov_09 </text:p>
          </table:table-cell>
          <table:table-cell table:style-name="ce5" office:value-type="float" office:value="40758">
            <text:p>40,758</text:p>
          </table:table-cell>
          <table:table-cell table:style-name="ce5" office:value-type="float" office:value="25405">
            <text:p>25,405</text:p>
          </table:table-cell>
          <table:table-cell table:style-name="ce5" office:value-type="float" office:value="42050">
            <text:p>42,050</text:p>
          </table:table-cell>
          <table:table-cell table:style-name="ce5" office:value-type="float" office:value="42887">
            <text:p>42,887</text:p>
          </table:table-cell>
          <table:table-cell table:style-name="ce5" office:value-type="float" office:value="12840">
            <text:p>12,840</text:p>
          </table:table-cell>
          <table:table-cell table:style-name="ce6" office:value-type="float" office:value="16080">
            <text:p>16,080</text:p>
          </table:table-cell>
          <table:table-cell table:style-name="ce6" office:value-type="float" office:value="22157">
            <text:p>22,1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09 </text:p>
          </table:table-cell>
          <table:table-cell table:style-name="ce5" office:value-type="float" office:value="40762">
            <text:p>40,762</text:p>
          </table:table-cell>
          <table:table-cell table:style-name="ce5" office:value-type="float" office:value="25488">
            <text:p>25,488</text:p>
          </table:table-cell>
          <table:table-cell table:style-name="ce5" office:value-type="float" office:value="42051">
            <text:p>42,051</text:p>
          </table:table-cell>
          <table:table-cell table:style-name="ce5" office:value-type="float" office:value="42910">
            <text:p>42,910</text:p>
          </table:table-cell>
          <table:table-cell table:style-name="ce5" office:value-type="float" office:value="12835">
            <text:p>12,835</text:p>
          </table:table-cell>
          <table:table-cell table:style-name="ce6" office:value-type="float" office:value="16087">
            <text:p>16,087</text:p>
          </table:table-cell>
          <table:table-cell table:style-name="ce6" office:value-type="float" office:value="22189">
            <text:p>22,1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0</text:p>
          </table:table-cell>
          <table:table-cell table:style-name="ce6" office:value-type="float" office:value="40800">
            <text:p>40,800</text:p>
          </table:table-cell>
          <table:table-cell table:style-name="ce6" office:value-type="float" office:value="25531">
            <text:p>25,531</text:p>
          </table:table-cell>
          <table:table-cell table:style-name="ce6" office:value-type="float" office:value="42053">
            <text:p>42,053</text:p>
          </table:table-cell>
          <table:table-cell table:style-name="ce6" office:value-type="float" office:value="42860">
            <text:p>42,860</text:p>
          </table:table-cell>
          <table:table-cell table:style-name="ce6" office:value-type="float" office:value="12849">
            <text:p>12,849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style-name="ce1" office:value-type="string">
            <text:p>Feb_10</text:p>
          </table:table-cell>
          <table:table-cell table:style-name="ce6" office:value-type="float" office:value="40800">
            <text:p>40,800</text:p>
          </table:table-cell>
          <table:table-cell table:style-name="ce6" office:value-type="float" office:value="25635">
            <text:p>25,635</text:p>
          </table:table-cell>
          <table:table-cell table:style-name="ce6" office:value-type="float" office:value="42004">
            <text:p>42,004</text:p>
          </table:table-cell>
          <table:table-cell table:style-name="ce6" office:value-type="float" office:value="42814">
            <text:p>42,814</text:p>
          </table:table-cell>
          <table:table-cell table:style-name="ce6" office:value-type="float" office:value="12873">
            <text:p>12,873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style-name="ce1" office:value-type="string">
            <text:p>Mar_10</text:p>
          </table:table-cell>
          <table:table-cell table:style-name="ce6" office:value-type="float" office:value="40847">
            <text:p>40,847</text:p>
          </table:table-cell>
          <table:table-cell table:style-name="ce6" office:value-type="float" office:value="25719">
            <text:p>25,719</text:p>
          </table:table-cell>
          <table:table-cell table:style-name="ce6" office:value-type="float" office:value="41989">
            <text:p>41,989</text:p>
          </table:table-cell>
          <table:table-cell table:style-name="ce6" office:value-type="float" office:value="42835">
            <text:p>42,835</text:p>
          </table:table-cell>
          <table:table-cell table:style-name="ce6" office:value-type="float" office:value="12897">
            <text:p>12,897</text:p>
          </table:table-cell>
          <table:table-cell table:style-name="ce6" office:value-type="float" office:value="16260">
            <text:p>16,260</text:p>
          </table:table-cell>
          <table:table-cell table:style-name="ce6" office:value-type="float" office:value="22344">
            <text:p>22,3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0</text:p>
          </table:table-cell>
          <table:table-cell table:style-name="ce6" office:value-type="float" office:value="40405">
            <text:p>40,405</text:p>
          </table:table-cell>
          <table:table-cell table:style-name="ce6" office:value-type="float" office:value="25498">
            <text:p>25,498</text:p>
          </table:table-cell>
          <table:table-cell table:style-name="ce6" office:value-type="float" office:value="41448">
            <text:p>41,448</text:p>
          </table:table-cell>
          <table:table-cell table:style-name="ce6" office:value-type="float" office:value="42136">
            <text:p>42,136</text:p>
          </table:table-cell>
          <table:table-cell table:style-name="ce6" office:value-type="float" office:value="12764">
            <text:p>12,76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Mai_10</text:p>
          </table:table-cell>
          <table:table-cell table:style-name="ce6" office:value-type="float" office:value="40791">
            <text:p>40,791</text:p>
          </table:table-cell>
          <table:table-cell table:style-name="ce6" office:value-type="float" office:value="25533">
            <text:p>25,533</text:p>
          </table:table-cell>
          <table:table-cell table:style-name="ce6" office:value-type="float" office:value="41576">
            <text:p>41,576</text:p>
          </table:table-cell>
          <table:table-cell table:style-name="ce6" office:value-type="float" office:value="42083">
            <text:p>42,083</text:p>
          </table:table-cell>
          <table:table-cell table:style-name="ce6" office:value-type="float" office:value="12724">
            <text:p>12,724</text:p>
          </table:table-cell>
          <table:table-cell table:style-name="ce6" office:value-type="float" office:value="16235">
            <text:p>16,235</text:p>
          </table:table-cell>
          <table:table-cell table:style-name="ce6" office:value-type="float" office:value="22535">
            <text:p>22,5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n_10</text:p>
          </table:table-cell>
          <table:table-cell table:style-name="ce6" office:value-type="float" office:value="40850">
            <text:p>40,850</text:p>
          </table:table-cell>
          <table:table-cell table:style-name="ce6" office:value-type="float" office:value="25464">
            <text:p>25,464</text:p>
          </table:table-cell>
          <table:table-cell table:style-name="ce6" office:value-type="float" office:value="41511">
            <text:p>41,511</text:p>
          </table:table-cell>
          <table:table-cell table:style-name="ce6" office:value-type="float" office:value="42038">
            <text:p>42,038</text:p>
          </table:table-cell>
          <table:table-cell table:style-name="ce6" office:value-type="float" office:value="12694">
            <text:p>12,69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Jul_10</text:p>
          </table:table-cell>
          <table:table-cell table:style-name="ce5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Ago_10</text:p>
          </table:table-cell>
          <table:table-cell table:style-name="ce5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Set_10</text:p>
          </table:table-cell>
          <table:table-cell table:style-name="ce5" office:value-type="float" office:value="40849">
            <text:p>40,849</text:p>
          </table:table-cell>
          <table:table-cell table:style-name="ce5" office:value-type="float" office:value="25615">
            <text:p>25,615</text:p>
          </table:table-cell>
          <table:table-cell table:style-name="ce5" office:value-type="float" office:value="40849">
            <text:p>40,849</text:p>
          </table:table-cell>
          <table:table-cell table:style-name="ce5" office:value-type="float" office:value="41912">
            <text:p>41,912</text:p>
          </table:table-cell>
          <table:table-cell table:style-name="ce5" office:value-type="float" office:value="12812">
            <text:p>12,812</text:p>
          </table:table-cell>
          <table:table-cell table:style-name="ce6" office:value-type="float" office:value="16264">
            <text:p>16,264</text:p>
          </table:table-cell>
          <table:table-cell table:style-name="ce6" office:value-type="float" office:value="21995">
            <text:p>21,9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0</text:p>
          </table:table-cell>
          <table:table-cell table:style-name="ce5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" office:value-type="string">
            <text:p>Nov_10</text:p>
          </table:table-cell>
          <table:table-cell table:style-name="ce5" office:value-type="float" office:value="40961">
            <text:p>40,961</text:p>
          </table:table-cell>
          <table:table-cell table:style-name="ce5" office:value-type="float" office:value="25728">
            <text:p>25,728</text:p>
          </table:table-cell>
          <table:table-cell table:style-name="ce5" office:value-type="float" office:value="41568">
            <text:p>41,568</text:p>
          </table:table-cell>
          <table:table-cell table:style-name="ce5" office:value-type="float" office:value="41949">
            <text:p>41,949</text:p>
          </table:table-cell>
          <table:table-cell table:style-name="ce5" office:value-type="float" office:value="12847">
            <text:p>12,847</text:p>
          </table:table-cell>
          <table:table-cell table:style-name="ce6" office:value-type="float" office:value="16257">
            <text:p>16,257</text:p>
          </table:table-cell>
          <table:table-cell table:style-name="ce6" office:value-type="float" office:value="22216">
            <text:p>22,2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0</text:p>
          </table:table-cell>
          <table:table-cell table:style-name="ce5" office:value-type="float" office:value="40701">
            <text:p>40,701</text:p>
          </table:table-cell>
          <table:table-cell table:style-name="ce5" office:value-type="float" office:value="25494">
            <text:p>25,494</text:p>
          </table:table-cell>
          <table:table-cell table:style-name="ce5" office:value-type="float" office:value="41275">
            <text:p>41,275</text:p>
          </table:table-cell>
          <table:table-cell table:style-name="ce5" office:value-type="float" office:value="41643">
            <text:p>41,643</text:p>
          </table:table-cell>
          <table:table-cell table:style-name="ce5" office:value-type="float" office:value="12800">
            <text:p>12,800</text:p>
          </table:table-cell>
          <table:table-cell table:style-name="ce6" office:value-type="float" office:value="16201">
            <text:p>16,201</text:p>
          </table:table-cell>
          <table:table-cell table:style-name="ce6" office:value-type="float" office:value="22028">
            <text:p>22,02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en_11</text:p>
          </table:table-cell>
          <table:table-cell table:style-name="ce6" office:value-type="float" office:value="40810">
            <text:p>40,810</text:p>
          </table:table-cell>
          <table:table-cell table:style-name="ce6" office:value-type="float" office:value="25604">
            <text:p>25,604</text:p>
          </table:table-cell>
          <table:table-cell table:style-name="ce6" office:value-type="float" office:value="41313">
            <text:p>41,313</text:p>
          </table:table-cell>
          <table:table-cell table:style-name="ce6" office:value-type="float" office:value="41664">
            <text:p>41,664</text:p>
          </table:table-cell>
          <table:table-cell table:style-name="ce6" office:value-type="float" office:value="12849">
            <text:p>12,849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1" office:value-type="string">
            <text:p>Feb_11</text:p>
          </table:table-cell>
          <table:table-cell table:style-name="ce6" office:value-type="float" office:value="40931">
            <text:p>40,931</text:p>
          </table:table-cell>
          <table:table-cell table:style-name="ce6" office:value-type="float" office:value="25682">
            <text:p>25,682</text:p>
          </table:table-cell>
          <table:table-cell table:style-name="ce6" office:value-type="float" office:value="41368">
            <text:p>41,368</text:p>
          </table:table-cell>
          <table:table-cell table:style-name="ce6" office:value-type="float" office:value="41698">
            <text:p>41,698</text:p>
          </table:table-cell>
          <table:table-cell table:style-name="ce6" office:value-type="float" office:value="12875">
            <text:p>12,875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1" office:value-type="string">
            <text:p>Mar_11</text:p>
          </table:table-cell>
          <table:table-cell table:style-name="ce6" office:value-type="float" office:value="41001">
            <text:p>41,001</text:p>
          </table:table-cell>
          <table:table-cell table:style-name="ce6" office:value-type="float" office:value="25731">
            <text:p>25,731</text:p>
          </table:table-cell>
          <table:table-cell table:style-name="ce6" office:value-type="float" office:value="41459">
            <text:p>41,459</text:p>
          </table:table-cell>
          <table:table-cell table:style-name="ce6" office:value-type="float" office:value="41766">
            <text:p>41,766</text:p>
          </table:table-cell>
          <table:table-cell table:style-name="ce6" office:value-type="float" office:value="12897">
            <text:p>12,897</text:p>
          </table:table-cell>
          <table:table-cell table:style-name="ce5" office:value-type="float" office:value="16353">
            <text:p>16,353</text:p>
          </table:table-cell>
          <table:table-cell table:style-name="ce5" office:value-type="float" office:value="22124">
            <text:p>22,1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1</text:p>
          </table:table-cell>
          <table:table-cell table:style-name="ce6" office:value-type="float" office:value="41019">
            <text:p>41,019</text:p>
          </table:table-cell>
          <table:table-cell table:style-name="ce6" office:value-type="float" office:value="25773">
            <text:p>25,773</text:p>
          </table:table-cell>
          <table:table-cell table:style-name="ce6" office:value-type="float" office:value="41520">
            <text:p>41,520</text:p>
          </table:table-cell>
          <table:table-cell table:style-name="ce6" office:value-type="float" office:value="41807">
            <text:p>41,807</text:p>
          </table:table-cell>
          <table:table-cell table:style-name="ce6" office:value-type="float" office:value="12895">
            <text:p>12,895</text:p>
          </table:table-cell>
          <table:table-cell table:style-name="ce5" office:value-type="float" office:value="16360">
            <text:p>16,360</text:p>
          </table:table-cell>
          <table:table-cell table:style-name="ce5" office:value-type="float" office:value="22103">
            <text:p>22,1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_11</text:p>
          </table:table-cell>
          <table:table-cell table:style-name="ce6" office:value-type="float" office:value="41179">
            <text:p>41,179</text:p>
          </table:table-cell>
          <table:table-cell table:style-name="ce6" office:value-type="float" office:value="25847">
            <text:p>25,847</text:p>
          </table:table-cell>
          <table:table-cell table:style-name="ce6" office:value-type="float" office:value="41632">
            <text:p>41,632</text:p>
          </table:table-cell>
          <table:table-cell table:style-name="ce6" office:value-type="float" office:value="41800">
            <text:p>41,800</text:p>
          </table:table-cell>
          <table:table-cell table:style-name="ce6" office:value-type="float" office:value="12937">
            <text:p>12,937</text:p>
          </table:table-cell>
          <table:table-cell table:style-name="ce5" office:value-type="float" office:value="16420">
            <text:p>16,420</text:p>
          </table:table-cell>
          <table:table-cell table:style-name="ce5" office:value-type="float" office:value="22307">
            <text:p>22,3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n_11</text:p>
          </table:table-cell>
          <table:table-cell table:style-name="ce6" office:value-type="float" office:value="41241">
            <text:p>41,241</text:p>
          </table:table-cell>
          <table:table-cell table:style-name="ce6" office:value-type="float" office:value="25867">
            <text:p>25,867</text:p>
          </table:table-cell>
          <table:table-cell table:style-name="ce6" office:value-type="float" office:value="41664">
            <text:p>41,664</text:p>
          </table:table-cell>
          <table:table-cell table:style-name="ce6" office:value-type="float" office:value="41781">
            <text:p>41,781</text:p>
          </table:table-cell>
          <table:table-cell table:style-name="ce6" office:value-type="float" office:value="12903">
            <text:p>12,903</text:p>
          </table:table-cell>
          <table:table-cell table:style-name="ce5" office:value-type="float" office:value="16434">
            <text:p>16,434</text:p>
          </table:table-cell>
          <table:table-cell table:style-name="ce5" office:value-type="float" office:value="22309">
            <text:p>22,3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_11</text:p>
          </table:table-cell>
          <table:table-cell table:style-name="ce6" office:value-type="float" office:value="41025">
            <text:p>41,025</text:p>
          </table:table-cell>
          <table:table-cell table:style-name="ce6" office:value-type="float" office:value="25696">
            <text:p>25,696</text:p>
          </table:table-cell>
          <table:table-cell table:style-name="ce6" office:value-type="float" office:value="41384">
            <text:p>41,384</text:p>
          </table:table-cell>
          <table:table-cell table:style-name="ce6" office:value-type="float" office:value="41440">
            <text:p>41,440</text:p>
          </table:table-cell>
          <table:table-cell table:style-name="ce6" office:value-type="float" office:value="12820">
            <text:p>12,820</text:p>
          </table:table-cell>
          <table:table-cell table:style-name="ce5" office:value-type="float" office:value="16421">
            <text:p>16,421</text:p>
          </table:table-cell>
          <table:table-cell table:style-name="ce5" office:value-type="float" office:value="22197">
            <text:p>22,1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o_11</text:p>
          </table:table-cell>
          <table:table-cell table:style-name="ce6" office:value-type="float" office:value="41224">
            <text:p>41,224</text:p>
          </table:table-cell>
          <table:table-cell table:style-name="ce6" office:value-type="float" office:value="25761">
            <text:p>25,761</text:p>
          </table:table-cell>
          <table:table-cell table:style-name="ce6" office:value-type="float" office:value="41482">
            <text:p>41,482</text:p>
          </table:table-cell>
          <table:table-cell table:style-name="ce6" office:value-type="float" office:value="41511">
            <text:p>41,511</text:p>
          </table:table-cell>
          <table:table-cell table:style-name="ce6" office:value-type="float" office:value="12816">
            <text:p>12,816</text:p>
          </table:table-cell>
          <table:table-cell table:style-name="ce5" office:value-type="float" office:value="16465">
            <text:p>16,465</text:p>
          </table:table-cell>
          <table:table-cell table:style-name="ce5" office:value-type="float" office:value="22316">
            <text:p>22,3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t_11</text:p>
          </table:table-cell>
          <table:table-cell table:style-name="ce6" office:value-type="float" office:value="41352">
            <text:p>41,352</text:p>
          </table:table-cell>
          <table:table-cell table:style-name="ce6" office:value-type="float" office:value="25839">
            <text:p>25,839</text:p>
          </table:table-cell>
          <table:table-cell table:style-name="ce6" office:value-type="float" office:value="41557">
            <text:p>41,557</text:p>
          </table:table-cell>
          <table:table-cell table:style-name="ce6" office:value-type="float" office:value="41497">
            <text:p>41,497</text:p>
          </table:table-cell>
          <table:table-cell table:style-name="ce6" office:value-type="float" office:value="12869">
            <text:p>12,869</text:p>
          </table:table-cell>
          <table:table-cell table:style-name="ce5" office:value-type="float" office:value="16451">
            <text:p>16,451</text:p>
          </table:table-cell>
          <table:table-cell table:style-name="ce5" office:value-type="float" office:value="22353">
            <text:p>22,3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1</text:p>
          </table:table-cell>
          <table:table-cell table:style-name="ce6" office:value-type="float" office:value="41467">
            <text:p>41,467</text:p>
          </table:table-cell>
          <table:table-cell table:style-name="ce6" office:value-type="float" office:value="25925">
            <text:p>25,925</text:p>
          </table:table-cell>
          <table:table-cell table:style-name="ce6" office:value-type="float" office:value="41567">
            <text:p>41,567</text:p>
          </table:table-cell>
          <table:table-cell table:style-name="ce6" office:value-type="float" office:value="41551">
            <text:p>41,551</text:p>
          </table:table-cell>
          <table:table-cell table:style-name="ce6" office:value-type="float" office:value="12904">
            <text:p>12,904</text:p>
          </table:table-cell>
          <table:table-cell table:style-name="ce5" office:value-type="float" office:value="16486">
            <text:p>16,486</text:p>
          </table:table-cell>
          <table:table-cell table:style-name="ce5" office:value-type="float" office:value="22366">
            <text:p>22,3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_11</text:p>
          </table:table-cell>
          <table:table-cell table:style-name="ce6" office:value-type="float" office:value="41473">
            <text:p>41,473</text:p>
          </table:table-cell>
          <table:table-cell table:style-name="ce6" office:value-type="float" office:value="25857">
            <text:p>25,857</text:p>
          </table:table-cell>
          <table:table-cell table:style-name="ce6" office:value-type="float" office:value="41455">
            <text:p>41,455</text:p>
          </table:table-cell>
          <table:table-cell table:style-name="ce6" office:value-type="float" office:value="41531">
            <text:p>41,531</text:p>
          </table:table-cell>
          <table:table-cell table:style-name="ce6" office:value-type="float" office:value="12925">
            <text:p>12,925</text:p>
          </table:table-cell>
          <table:table-cell table:style-name="ce5" office:value-type="float" office:value="16515">
            <text:p>16,515</text:p>
          </table:table-cell>
          <table:table-cell table:style-name="ce5" office:value-type="float" office:value="22372">
            <text:p>22,3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1</text:p>
          </table:table-cell>
          <table:table-cell table:style-name="ce6" office:value-type="float" office:value="41268">
            <text:p>41,268</text:p>
          </table:table-cell>
          <table:table-cell table:style-name="ce6" office:value-type="float" office:value="25694">
            <text:p>25,694</text:p>
          </table:table-cell>
          <table:table-cell table:style-name="ce6" office:value-type="float" office:value="41162">
            <text:p>41,162</text:p>
          </table:table-cell>
          <table:table-cell table:style-name="ce6" office:value-type="float" office:value="41319">
            <text:p>41,319</text:p>
          </table:table-cell>
          <table:table-cell table:style-name="ce6" office:value-type="float" office:value="12872">
            <text:p>12,872</text:p>
          </table:table-cell>
          <table:table-cell table:style-name="ce5" office:value-type="float" office:value="16508">
            <text:p>16,508</text:p>
          </table:table-cell>
          <table:table-cell table:style-name="ce5" office:value-type="float" office:value="22255">
            <text:p>22,2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2</text:p>
          </table:table-cell>
          <table:table-cell table:style-name="ce6" office:value-type="float" office:value="41424">
            <text:p>41,424</text:p>
          </table:table-cell>
          <table:table-cell table:style-name="ce6" office:value-type="float" office:value="25746">
            <text:p>25,746</text:p>
          </table:table-cell>
          <table:table-cell table:style-name="ce6" office:value-type="float" office:value="41130">
            <text:p>41,130</text:p>
          </table:table-cell>
          <table:table-cell table:style-name="ce6" office:value-type="float" office:value="42262">
            <text:p>42,262</text:p>
          </table:table-cell>
          <table:table-cell table:style-name="ce6" office:value-type="float" office:value="12890">
            <text:p>12,890</text:p>
          </table:table-cell>
          <table:table-cell table:style-name="ce9" office:value-type="float" office:value="16543">
            <text:p>16,543</text:p>
          </table:table-cell>
          <table:table-cell table:style-name="ce9" office:value-type="float" office:value="22312">
            <text:p>22,3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12</text:p>
          </table:table-cell>
          <table:table-cell table:style-name="ce6" office:value-type="float" office:value="41430">
            <text:p>41,430</text:p>
          </table:table-cell>
          <table:table-cell table:style-name="ce6" office:value-type="float" office:value="25817">
            <text:p>25,817</text:p>
          </table:table-cell>
          <table:table-cell table:style-name="ce6" office:value-type="float" office:value="41095">
            <text:p>41,095</text:p>
          </table:table-cell>
          <table:table-cell table:style-name="ce6" office:value-type="float" office:value="41260">
            <text:p>41,260</text:p>
          </table:table-cell>
          <table:table-cell table:style-name="ce6" office:value-type="float" office:value="12922">
            <text:p>12,922</text:p>
          </table:table-cell>
          <table:table-cell table:style-name="ce9" office:value-type="float" office:value="16575">
            <text:p>16,575</text:p>
          </table:table-cell>
          <table:table-cell table:style-name="ce9" office:value-type="float" office:value="22358">
            <text:p>22,3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12</text:p>
          </table:table-cell>
          <table:table-cell table:style-name="ce6" office:value-type="float" office:value="41646">
            <text:p>41,646</text:p>
          </table:table-cell>
          <table:table-cell table:style-name="ce6" office:value-type="float" office:value="25880">
            <text:p>25,880</text:p>
          </table:table-cell>
          <table:table-cell table:style-name="ce6" office:value-type="float" office:value="41064">
            <text:p>41,064</text:p>
          </table:table-cell>
          <table:table-cell table:style-name="ce6" office:value-type="float" office:value="41296">
            <text:p>41,296</text:p>
          </table:table-cell>
          <table:table-cell table:style-name="ce6" office:value-type="float" office:value="12973">
            <text:p>12,973</text:p>
          </table:table-cell>
          <table:table-cell table:style-name="ce5" office:value-type="float" office:value="16606">
            <text:p>16,606</text:p>
          </table:table-cell>
          <table:table-cell table:style-name="ce5" office:value-type="float" office:value="22378">
            <text:p>22,3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2</text:p>
          </table:table-cell>
          <table:table-cell table:style-name="ce6" office:value-type="float" office:value="41302">
            <text:p>41,302</text:p>
          </table:table-cell>
          <table:table-cell table:style-name="ce6" office:value-type="float" office:value="25899">
            <text:p>25,899</text:p>
          </table:table-cell>
          <table:table-cell table:style-name="ce6" office:value-type="float" office:value="41474">
            <text:p>41,474</text:p>
          </table:table-cell>
          <table:table-cell table:style-name="ce6" office:value-type="float" office:value="41103">
            <text:p>41,103</text:p>
          </table:table-cell>
          <table:table-cell table:style-name="ce6" office:value-type="float" office:value="13010">
            <text:p>13,01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Mai_12</text:p>
          </table:table-cell>
          <table:table-cell table:style-name="ce6"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Jun_12</text:p>
          </table:table-cell>
          <table:table-cell table:style-name="ce6" office:value-type="float" office:value="41517">
            <text:p>41,517</text:p>
          </table:table-cell>
          <table:table-cell table:style-name="ce6" office:value-type="float" office:value="25927">
            <text:p>25,927</text:p>
          </table:table-cell>
          <table:table-cell table:style-name="ce6" office:value-type="float" office:value="41117">
            <text:p>41,117</text:p>
          </table:table-cell>
          <table:table-cell table:style-name="ce6" office:value-type="float" office:value="41335">
            <text:p>41,335</text:p>
          </table:table-cell>
          <table:table-cell table:style-name="ce6" office:value-type="float" office:value="13008">
            <text:p>13,008</text:p>
          </table:table-cell>
          <table:table-cell table:style-name="ce5" office:value-type="float" office:value="16641">
            <text:p>16,641</text:p>
          </table:table-cell>
          <table:table-cell table:style-name="ce5" office:value-type="float" office:value="22601">
            <text:p>22,6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_12</text:p>
          </table:table-cell>
          <table:table-cell table:style-name="ce6"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Ago_12</text:p>
          </table:table-cell>
          <table:table-cell table:style-name="ce6"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Set_12</text:p>
          </table:table-cell>
          <table:table-cell table:style-name="ce6" office:value-type="float" office:value="41612">
            <text:p>41,612</text:p>
          </table:table-cell>
          <table:table-cell table:style-name="ce6" office:value-type="float" office:value="26008">
            <text:p>26,008</text:p>
          </table:table-cell>
          <table:table-cell table:style-name="ce6" office:value-type="float" office:value="41254">
            <text:p>41,254</text:p>
          </table:table-cell>
          <table:table-cell table:style-name="ce6" office:value-type="float" office:value="41267">
            <text:p>41,267</text:p>
          </table:table-cell>
          <table:table-cell table:style-name="ce6" office:value-type="float" office:value="13066">
            <text:p>13,066</text:p>
          </table:table-cell>
          <table:table-cell table:style-name="ce5" office:value-type="float" office:value="16701">
            <text:p>16,701</text:p>
          </table:table-cell>
          <table:table-cell table:style-name="ce5" office:value-type="float" office:value="22655">
            <text:p>22,6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2</text:p>
          </table:table-cell>
          <table:table-cell table:style-name="ce6" office:value-type="float" office:value="41762">
            <text:p>41,762</text:p>
          </table:table-cell>
          <table:table-cell table:style-name="ce6" office:value-type="float" office:value="26008">
            <text:p>26,008</text:p>
          </table:table-cell>
          <table:table-cell table:style-name="ce6" office:value-type="float" office:value="41304">
            <text:p>41,304</text:p>
          </table:table-cell>
          <table:table-cell table:style-name="ce6" office:value-type="float" office:value="41311">
            <text:p>41,311</text:p>
          </table:table-cell>
          <table:table-cell table:style-name="ce6" office:value-type="float" office:value="13080">
            <text:p>13,080</text:p>
          </table:table-cell>
          <table:table-cell table:style-name="ce5" office:value-type="float" office:value="16724">
            <text:p>16,724</text:p>
          </table:table-cell>
          <table:table-cell table:style-name="ce5" office:value-type="float" office:value="22647">
            <text:p>22,6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_12</text:p>
          </table:table-cell>
          <table:table-cell table:style-name="ce6" office:value-type="float" office:value="41437">
            <text:p>41,437</text:p>
          </table:table-cell>
          <table:table-cell table:style-name="ce6" office:value-type="float" office:value="25766">
            <text:p>25,766</text:p>
          </table:table-cell>
          <table:table-cell table:style-name="ce6" office:value-type="float" office:value="40998">
            <text:p>40,998</text:p>
          </table:table-cell>
          <table:table-cell table:style-name="ce6" office:value-type="float" office:value="40942">
            <text:p>40,942</text:p>
          </table:table-cell>
          <table:table-cell table:style-name="ce6" office:value-type="float" office:value="13063">
            <text:p>13,063</text:p>
          </table:table-cell>
          <table:table-cell table:style-name="ce5" office:value-type="float" office:value="16698">
            <text:p>16,698</text:p>
          </table:table-cell>
          <table:table-cell table:style-name="ce5" office:value-type="float" office:value="22472">
            <text:p>22,4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2</text:p>
          </table:table-cell>
          <table:table-cell table:style-name="ce6" office:value-type="float" office:value="41304">
            <text:p>41,304</text:p>
          </table:table-cell>
          <table:table-cell table:style-name="ce6" office:value-type="float" office:value="25665">
            <text:p>25,665</text:p>
          </table:table-cell>
          <table:table-cell table:style-name="ce6" office:value-type="float" office:value="40827">
            <text:p>40,827</text:p>
          </table:table-cell>
          <table:table-cell table:style-name="ce6" office:value-type="float" office:value="40717">
            <text:p>40,717</text:p>
          </table:table-cell>
          <table:table-cell table:style-name="ce6" office:value-type="float" office:value="13095">
            <text:p>13,095</text:p>
          </table:table-cell>
          <table:table-cell table:style-name="ce5" office:value-type="float" office:value="16685">
            <text:p>16,685</text:p>
          </table:table-cell>
          <table:table-cell table:style-name="ce5" office:value-type="float" office:value="22417">
            <text:p>22,4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3</text:p>
          </table:table-cell>
          <table:table-cell table:style-name="ce6" office:value-type="float" office:value="41312">
            <text:p>41,312</text:p>
          </table:table-cell>
          <table:table-cell table:style-name="ce6" office:value-type="float" office:value="25700">
            <text:p>25,700</text:p>
          </table:table-cell>
          <table:table-cell table:style-name="ce6" office:value-type="float" office:value="40879">
            <text:p>40,879</text:p>
          </table:table-cell>
          <table:table-cell table:style-name="ce6" office:value-type="float" office:value="40734">
            <text:p>40,734</text:p>
          </table:table-cell>
          <table:table-cell table:style-name="ce6" office:value-type="float" office:value="13110">
            <text:p>13,110</text:p>
          </table:table-cell>
          <table:table-cell table:style-name="ce11" office:value-type="float" office:value="16710">
            <text:p>16,710</text:p>
          </table:table-cell>
          <table:table-cell table:style-name="ce11" office:value-type="float" office:value="22427">
            <text:p>22,4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13</text:p>
          </table:table-cell>
          <table:table-cell table:style-name="ce6" office:value-type="float" office:value="41312">
            <text:p>41,312</text:p>
          </table:table-cell>
          <table:table-cell table:style-name="ce6" office:value-type="float" office:value="25705">
            <text:p>25,705</text:p>
          </table:table-cell>
          <table:table-cell table:style-name="ce6" office:value-type="float" office:value="40901">
            <text:p>40,901</text:p>
          </table:table-cell>
          <table:table-cell table:style-name="ce6" office:value-type="float" office:value="40775">
            <text:p>40,775</text:p>
          </table:table-cell>
          <table:table-cell table:style-name="ce6" office:value-type="float" office:value="13114">
            <text:p>13,114</text:p>
          </table:table-cell>
          <table:table-cell table:style-name="ce12" office:value-type="float" office:value="16750">
            <text:p>16,750</text:p>
          </table:table-cell>
          <table:table-cell table:style-name="ce12" office:value-type="float" office:value="22453">
            <text:p>22,4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13</text:p>
          </table:table-cell>
          <table:table-cell table:style-name="ce6" office:value-type="float" office:value="41289">
            <text:p>41,289</text:p>
          </table:table-cell>
          <table:table-cell table:style-name="ce6" office:value-type="float" office:value="25722">
            <text:p>25,722</text:p>
          </table:table-cell>
          <table:table-cell table:style-name="ce6" office:value-type="float" office:value="40939">
            <text:p>40,939</text:p>
          </table:table-cell>
          <table:table-cell table:style-name="ce6" office:value-type="float" office:value="40817">
            <text:p>40,817</text:p>
          </table:table-cell>
          <table:table-cell table:style-name="ce6" office:value-type="float" office:value="13127">
            <text:p>13,127</text:p>
          </table:table-cell>
          <table:table-cell table:style-name="ce12" office:value-type="float" office:value="16733">
            <text:p>16,733</text:p>
          </table:table-cell>
          <table:table-cell table:style-name="ce12" office:value-type="float" office:value="22463">
            <text:p>22,4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3</text:p>
          </table:table-cell>
          <table:table-cell table:style-name="ce6" office:value-type="float" office:value="41355">
            <text:p>41,355</text:p>
          </table:table-cell>
          <table:table-cell table:style-name="ce6" office:value-type="float" office:value="25714">
            <text:p>25,714</text:p>
          </table:table-cell>
          <table:table-cell table:style-name="ce6" office:value-type="float" office:value="40955">
            <text:p>40,955</text:p>
          </table:table-cell>
          <table:table-cell table:style-name="ce6" office:value-type="float" office:value="40854">
            <text:p>40,854</text:p>
          </table:table-cell>
          <table:table-cell table:style-name="ce6" office:value-type="float" office:value="13142">
            <text:p>13,142</text:p>
          </table:table-cell>
          <table:table-cell table:style-name="ce12" office:value-type="float" office:value="16747">
            <text:p>16,747</text:p>
          </table:table-cell>
          <table:table-cell table:style-name="ce12" office:value-type="float" office:value="22791">
            <text:p>22,7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_13</text:p>
          </table:table-cell>
          <table:table-cell table:style-name="ce6" office:value-type="float" office:value="41281">
            <text:p>41,281</text:p>
          </table:table-cell>
          <table:table-cell table:style-name="ce6" office:value-type="float" office:value="25673">
            <text:p>25,673</text:p>
          </table:table-cell>
          <table:table-cell table:style-name="ce6" office:value-type="float" office:value="40968">
            <text:p>40,968</text:p>
          </table:table-cell>
          <table:table-cell table:style-name="ce6" office:value-type="float" office:value="40783">
            <text:p>40,783</text:p>
          </table:table-cell>
          <table:table-cell table:style-name="ce6" office:value-type="float" office:value="13144">
            <text:p>13,144</text:p>
          </table:table-cell>
          <table:table-cell table:style-name="ce12" office:value-type="float" office:value="16784">
            <text:p>16,784</text:p>
          </table:table-cell>
          <table:table-cell table:style-name="ce12" office:value-type="float" office:value="22744">
            <text:p>22,7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n_13</text:p>
          </table:table-cell>
          <table:table-cell table:style-name="ce6" office:value-type="float" office:value="41293">
            <text:p>41,293</text:p>
          </table:table-cell>
          <table:table-cell table:style-name="ce6" office:value-type="float" office:value="25713">
            <text:p>25,713</text:p>
          </table:table-cell>
          <table:table-cell table:style-name="ce6" office:value-type="float" office:value="40987">
            <text:p>40,987</text:p>
          </table:table-cell>
          <table:table-cell table:style-name="ce6" office:value-type="float" office:value="40845">
            <text:p>40,845</text:p>
          </table:table-cell>
          <table:table-cell table:style-name="ce6" office:value-type="float" office:value="13164">
            <text:p>13,164</text:p>
          </table:table-cell>
          <table:table-cell table:style-name="ce12" office:value-type="float" office:value="16814">
            <text:p>16,814</text:p>
          </table:table-cell>
          <table:table-cell table:style-name="ce12" office:value-type="float" office:value="22736">
            <text:p>22,7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_13</text:p>
          </table:table-cell>
          <table:table-cell table:style-name="ce6" office:value-type="float" office:value="41250">
            <text:p>41,250</text:p>
          </table:table-cell>
          <table:table-cell table:style-name="ce6" office:value-type="float" office:value="25630">
            <text:p>25,630</text:p>
          </table:table-cell>
          <table:table-cell table:style-name="ce6" office:value-type="float" office:value="40910">
            <text:p>40,910</text:p>
          </table:table-cell>
          <table:table-cell table:style-name="ce6" office:value-type="float" office:value="40781">
            <text:p>40,781</text:p>
          </table:table-cell>
          <table:table-cell table:style-name="ce6" office:value-type="float" office:value="13171">
            <text:p>13,171</text:p>
          </table:table-cell>
          <table:table-cell table:style-name="ce12" office:value-type="float" office:value="16820">
            <text:p>16,820</text:p>
          </table:table-cell>
          <table:table-cell table:style-name="ce12" office:value-type="float" office:value="22686">
            <text:p>22,6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o_13</text:p>
          </table:table-cell>
          <table:table-cell table:style-name="ce6" office:value-type="float" office:value="41344">
            <text:p>41,344</text:p>
          </table:table-cell>
          <table:table-cell table:style-name="ce6" office:value-type="float" office:value="25666">
            <text:p>25,666</text:p>
          </table:table-cell>
          <table:table-cell table:style-name="ce6" office:value-type="float" office:value="40932">
            <text:p>40,932</text:p>
          </table:table-cell>
          <table:table-cell table:style-name="ce6" office:value-type="float" office:value="40798">
            <text:p>40,798</text:p>
          </table:table-cell>
          <table:table-cell table:style-name="ce6" office:value-type="float" office:value="13144">
            <text:p>13,144</text:p>
          </table:table-cell>
          <table:table-cell table:style-name="ce12" office:value-type="float" office:value="16874">
            <text:p>16,874</text:p>
          </table:table-cell>
          <table:table-cell table:style-name="ce12" office:value-type="float" office:value="22725">
            <text:p>22,7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t_13</text:p>
          </table:table-cell>
          <table:table-cell table:style-name="ce6" office:value-type="float" office:value="41367">
            <text:p>41,367</text:p>
          </table:table-cell>
          <table:table-cell table:style-name="ce6" office:value-type="float" office:value="25708">
            <text:p>25,708</text:p>
          </table:table-cell>
          <table:table-cell table:style-name="ce6" office:value-type="float" office:value="40997">
            <text:p>40,997</text:p>
          </table:table-cell>
          <table:table-cell table:style-name="ce6" office:value-type="float" office:value="40793">
            <text:p>40,793</text:p>
          </table:table-cell>
          <table:table-cell table:style-name="ce6" office:value-type="float" office:value="13144">
            <text:p>13,144</text:p>
          </table:table-cell>
          <table:table-cell table:style-name="ce12" office:value-type="float" office:value="16900">
            <text:p>16,900</text:p>
          </table:table-cell>
          <table:table-cell table:style-name="ce12" office:value-type="float" office:value="22655">
            <text:p>22,6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3</text:p>
          </table:table-cell>
          <table:table-cell table:style-name="ce6" office:value-type="float" office:value="41302">
            <text:p>41,302</text:p>
          </table:table-cell>
          <table:table-cell table:style-name="ce6" office:value-type="float" office:value="25732">
            <text:p>25,732</text:p>
          </table:table-cell>
          <table:table-cell table:style-name="ce6" office:value-type="float" office:value="40908">
            <text:p>40,908</text:p>
          </table:table-cell>
          <table:table-cell table:style-name="ce6" office:value-type="float" office:value="40671">
            <text:p>40,671</text:p>
          </table:table-cell>
          <table:table-cell table:style-name="ce6" office:value-type="float" office:value="13140">
            <text:p>13,140</text:p>
          </table:table-cell>
          <table:table-cell table:style-name="ce12" office:value-type="float" office:value="16921">
            <text:p>16,921</text:p>
          </table:table-cell>
          <table:table-cell table:style-name="ce12" office:value-type="float" office:value="22661">
            <text:p>22,6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_13</text:p>
          </table:table-cell>
          <table:table-cell table:style-name="ce6" office:value-type="float" office:value="41173">
            <text:p>41,173</text:p>
          </table:table-cell>
          <table:table-cell table:style-name="ce6" office:value-type="float" office:value="25652">
            <text:p>25,652</text:p>
          </table:table-cell>
          <table:table-cell table:style-name="ce6" office:value-type="float" office:value="40809">
            <text:p>40,809</text:p>
          </table:table-cell>
          <table:table-cell table:style-name="ce6" office:value-type="float" office:value="40604">
            <text:p>40,604</text:p>
          </table:table-cell>
          <table:table-cell table:style-name="ce6" office:value-type="float" office:value="13098">
            <text:p>13,098</text:p>
          </table:table-cell>
          <table:table-cell table:style-name="ce12" office:value-type="float" office:value="16926">
            <text:p>16,926</text:p>
          </table:table-cell>
          <table:table-cell table:style-name="ce12" office:value-type="float" office:value="22584">
            <text:p>22,5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3</text:p>
          </table:table-cell>
          <table:table-cell table:style-name="ce6" office:value-type="float" office:value="41137">
            <text:p>41,137</text:p>
          </table:table-cell>
          <table:table-cell table:style-name="ce6" office:value-type="float" office:value="25643">
            <text:p>25,643</text:p>
          </table:table-cell>
          <table:table-cell table:style-name="ce6" office:value-type="float" office:value="40829">
            <text:p>40,829</text:p>
          </table:table-cell>
          <table:table-cell table:style-name="ce6" office:value-type="float" office:value="40589">
            <text:p>40,589</text:p>
          </table:table-cell>
          <table:table-cell table:style-name="ce6" office:value-type="float" office:value="13132">
            <text:p>13,132</text:p>
          </table:table-cell>
          <table:table-cell table:style-name="ce12" office:value-type="float" office:value="16961">
            <text:p>16,961</text:p>
          </table:table-cell>
          <table:table-cell table:style-name="ce12" office:value-type="float" office:value="22629">
            <text:p>22,6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4</text:p>
          </table:table-cell>
          <table:table-cell table:style-name="ce6" office:value-type="float" office:value="41111">
            <text:p>41,111</text:p>
          </table:table-cell>
          <table:table-cell table:style-name="ce6" office:value-type="float" office:value="25690">
            <text:p>25,690</text:p>
          </table:table-cell>
          <table:table-cell table:style-name="ce6" office:value-type="float" office:value="40812">
            <text:p>40,812</text:p>
          </table:table-cell>
          <table:table-cell table:style-name="ce6" office:value-type="float" office:value="40605">
            <text:p>40,605</text:p>
          </table:table-cell>
          <table:table-cell table:style-name="ce6" office:value-type="float" office:value="13159">
            <text:p>13,159</text:p>
          </table:table-cell>
          <table:table-cell table:style-name="ce6" office:value-type="float" office:value="16975">
            <text:p>16,975</text:p>
          </table:table-cell>
          <table:table-cell table:style-name="ce6" office:value-type="float" office:value="22683">
            <text:p>22,6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14</text:p>
          </table:table-cell>
          <table:table-cell table:style-name="ce6" office:value-type="float" office:value="41159">
            <text:p>41,159</text:p>
          </table:table-cell>
          <table:table-cell table:style-name="ce6" office:value-type="float" office:value="25735">
            <text:p>25,735</text:p>
          </table:table-cell>
          <table:table-cell table:style-name="ce6" office:value-type="float" office:value="40804">
            <text:p>40,804</text:p>
          </table:table-cell>
          <table:table-cell table:style-name="ce6" office:value-type="float" office:value="40627">
            <text:p>40,627</text:p>
          </table:table-cell>
          <table:table-cell table:style-name="ce6" office:value-type="float" office:value="13161">
            <text:p>13,161</text:p>
          </table:table-cell>
          <table:table-cell table:style-name="ce6" office:value-type="float" office:value="16978">
            <text:p>16,978</text:p>
          </table:table-cell>
          <table:table-cell table:style-name="ce6" office:value-type="float" office:value="22688">
            <text:p>22,6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14</text:p>
          </table:table-cell>
          <table:table-cell table:style-name="ce6" office:value-type="float" office:value="41182">
            <text:p>41,182</text:p>
          </table:table-cell>
          <table:table-cell table:style-name="ce6" office:value-type="float" office:value="25773">
            <text:p>25,773</text:p>
          </table:table-cell>
          <table:table-cell table:style-name="ce6" office:value-type="float" office:value="40819">
            <text:p>40,819</text:p>
          </table:table-cell>
          <table:table-cell table:style-name="ce6" office:value-type="float" office:value="40623">
            <text:p>40,623</text:p>
          </table:table-cell>
          <table:table-cell table:style-name="ce6" office:value-type="float" office:value="13169">
            <text:p>13,169</text:p>
          </table:table-cell>
          <table:table-cell table:style-name="ce6" office:value-type="float" office:value="16991">
            <text:p>16,991</text:p>
          </table:table-cell>
          <table:table-cell table:style-name="ce6" office:value-type="float" office:value="22747">
            <text:p>22,7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4</text:p>
          </table:table-cell>
          <table:table-cell table:style-name="ce6" office:value-type="float" office:value="41204">
            <text:p>41,204</text:p>
          </table:table-cell>
          <table:table-cell table:style-name="ce6" office:value-type="float" office:value="25818">
            <text:p>25,818</text:p>
          </table:table-cell>
          <table:table-cell table:style-name="ce6" office:value-type="float" office:value="40772">
            <text:p>40,772</text:p>
          </table:table-cell>
          <table:table-cell table:style-name="ce6" office:value-type="float" office:value="40601">
            <text:p>40,601</text:p>
          </table:table-cell>
          <table:table-cell table:style-name="ce6" office:value-type="float" office:value="13189">
            <text:p>13,189</text:p>
          </table:table-cell>
          <table:table-cell table:style-name="ce6" office:value-type="float" office:value="16993">
            <text:p>16,993</text:p>
          </table:table-cell>
          <table:table-cell table:style-name="ce6" office:value-type="float" office:value="22882">
            <text:p>22,8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_14</text:p>
          </table:table-cell>
          <table:table-cell table:style-name="ce6" office:value-type="float" office:value="41242">
            <text:p>41,242</text:p>
          </table:table-cell>
          <table:table-cell table:style-name="ce6" office:value-type="float" office:value="25878">
            <text:p>25,878</text:p>
          </table:table-cell>
          <table:table-cell table:style-name="ce6" office:value-type="float" office:value="40836">
            <text:p>40,836</text:p>
          </table:table-cell>
          <table:table-cell table:style-name="ce6" office:value-type="float" office:value="40628">
            <text:p>40,628</text:p>
          </table:table-cell>
          <table:table-cell table:style-name="ce6" office:value-type="float" office:value="13221">
            <text:p>13,221</text:p>
          </table:table-cell>
          <table:table-cell table:style-name="ce6" office:value-type="float" office:value="16998">
            <text:p>16,998</text:p>
          </table:table-cell>
          <table:table-cell table:style-name="ce6" office:value-type="float" office:value="23034">
            <text:p>23,034</text:p>
          </table:table-cell>
          <table:table-cell/>
          <table:table-cell>
            <draw:frame table:end-cell-address="RCA_popullation.Q109" table:end-x="0.656cm" table:end-y="0.401cm" draw:z-index="0" draw:style-name="gr1" svg:width="15.999cm" svg:height="8.999cm" svg:x="0.464cm" svg:y="0.29cm">
              <draw:object draw:notify-on-update-of-ranges="RCA_popullation.A71:RCA_popullation.A113 RCA_popullation.B71:RCA_popullation.B113 RCA_popullation.C71:RCA_popullation.C113 RCA_popullation.D71:RCA_popullation.D113 RCA_popullation.E71:RCA_popullation.E113 RCA_popullation.F71:RCA_popullation.F113 RCA_popullation.G71:RCA_popullation.G113 RCA_popullation.H71:RCA_popullation.H1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Jun_14</text:p>
          </table:table-cell>
          <table:table-cell table:style-name="ce6" office:value-type="float" office:value="40841">
            <text:p>40,841</text:p>
          </table:table-cell>
          <table:table-cell table:style-name="ce6" office:value-type="float" office:value="25616">
            <text:p>25,616</text:p>
          </table:table-cell>
          <table:table-cell table:style-name="ce6" office:value-type="float" office:value="40472">
            <text:p>40,472</text:p>
          </table:table-cell>
          <table:table-cell table:style-name="ce6" office:value-type="float" office:value="40279">
            <text:p>40,279</text:p>
          </table:table-cell>
          <table:table-cell table:style-name="ce6" office:value-type="float" office:value="13162">
            <text:p>13,162</text:p>
          </table:table-cell>
          <table:table-cell table:style-name="ce6" office:value-type="float" office:value="16966">
            <text:p>16,966</text:p>
          </table:table-cell>
          <table:table-cell table:style-name="ce6" office:value-type="float" office:value="22882">
            <text:p>22,8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_14</text:p>
          </table:table-cell>
          <table:table-cell table:style-name="ce6" office:value-type="float" office:value="40919">
            <text:p>40,919</text:p>
          </table:table-cell>
          <table:table-cell table:style-name="ce6" office:value-type="float" office:value="25651">
            <text:p>25,651</text:p>
          </table:table-cell>
          <table:table-cell table:style-name="ce6" office:value-type="float" office:value="40517">
            <text:p>40,517</text:p>
          </table:table-cell>
          <table:table-cell table:style-name="ce6" office:value-type="float" office:value="40301">
            <text:p>40,301</text:p>
          </table:table-cell>
          <table:table-cell table:style-name="ce6" office:value-type="float" office:value="13169">
            <text:p>13,169</text:p>
          </table:table-cell>
          <table:table-cell table:style-name="ce6" office:value-type="float" office:value="17014">
            <text:p>17,014</text:p>
          </table:table-cell>
          <table:table-cell table:style-name="ce6" office:value-type="float" office:value="22859">
            <text:p>22,8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o_14</text:p>
          </table:table-cell>
          <table:table-cell table:style-name="ce6" office:value-type="float" office:value="40895">
            <text:p>40,895</text:p>
          </table:table-cell>
          <table:table-cell table:style-name="ce6" office:value-type="float" office:value="25668">
            <text:p>25,668</text:p>
          </table:table-cell>
          <table:table-cell table:style-name="ce6" office:value-type="float" office:value="40565">
            <text:p>40,565</text:p>
          </table:table-cell>
          <table:table-cell table:style-name="ce6" office:value-type="float" office:value="40297">
            <text:p>40,297</text:p>
          </table:table-cell>
          <table:table-cell table:style-name="ce6" office:value-type="float" office:value="13165">
            <text:p>13,165</text:p>
          </table:table-cell>
          <table:table-cell table:style-name="ce6" office:value-type="float" office:value="17057">
            <text:p>17,057</text:p>
          </table:table-cell>
          <table:table-cell table:style-name="ce6" office:value-type="float" office:value="22908">
            <text:p>22,9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t_14</text:p>
          </table:table-cell>
          <table:table-cell table:style-name="ce6" office:value-type="float" office:value="40985">
            <text:p>40,985</text:p>
          </table:table-cell>
          <table:table-cell table:style-name="ce6" office:value-type="float" office:value="25678">
            <text:p>25,678</text:p>
          </table:table-cell>
          <table:table-cell table:style-name="ce6" office:value-type="float" office:value="40649">
            <text:p>40,649</text:p>
          </table:table-cell>
          <table:table-cell table:style-name="ce6" office:value-type="float" office:value="40329">
            <text:p>40,329</text:p>
          </table:table-cell>
          <table:table-cell table:style-name="ce6" office:value-type="float" office:value="13188">
            <text:p>13,188</text:p>
          </table:table-cell>
          <table:table-cell table:style-name="ce6" office:value-type="float" office:value="17051">
            <text:p>17,051</text:p>
          </table:table-cell>
          <table:table-cell table:style-name="ce6" office:value-type="float" office:value="22883">
            <text:p>22,8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4</text:p>
          </table:table-cell>
          <table:table-cell table:style-name="ce6" office:value-type="float" office:value="41055">
            <text:p>41,055</text:p>
          </table:table-cell>
          <table:table-cell table:style-name="ce6" office:value-type="float" office:value="25731">
            <text:p>25,731</text:p>
          </table:table-cell>
          <table:table-cell table:style-name="ce6" office:value-type="float" office:value="40647">
            <text:p>40,647</text:p>
          </table:table-cell>
          <table:table-cell table:style-name="ce6" office:value-type="float" office:value="40399">
            <text:p>40,399</text:p>
          </table:table-cell>
          <table:table-cell table:style-name="ce6" office:value-type="float" office:value="13232">
            <text:p>13,232</text:p>
          </table:table-cell>
          <table:table-cell table:style-name="ce6" office:value-type="float" office:value="17084">
            <text:p>17,084</text:p>
          </table:table-cell>
          <table:table-cell table:style-name="ce6" office:value-type="float" office:value="22957">
            <text:p>22,9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_14</text:p>
          </table:table-cell>
          <table:table-cell table:style-name="ce6" office:value-type="float" office:value="40885">
            <text:p>40,885</text:p>
          </table:table-cell>
          <table:table-cell table:style-name="ce6" office:value-type="float" office:value="25696">
            <text:p>25,696</text:p>
          </table:table-cell>
          <table:table-cell table:style-name="ce6" office:value-type="float" office:value="40550">
            <text:p>40,550</text:p>
          </table:table-cell>
          <table:table-cell table:style-name="ce6" office:value-type="float" office:value="40249">
            <text:p>40,249</text:p>
          </table:table-cell>
          <table:table-cell table:style-name="ce6" office:value-type="float" office:value="13255">
            <text:p>13,255</text:p>
          </table:table-cell>
          <table:table-cell table:style-name="ce6" office:value-type="float" office:value="17072">
            <text:p>17,072</text:p>
          </table:table-cell>
          <table:table-cell table:style-name="ce6" office:value-type="float" office:value="22892">
            <text:p>22,8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4</text:p>
          </table:table-cell>
          <table:table-cell table:style-name="ce6" office:value-type="float" office:value="40957">
            <text:p>40,957</text:p>
          </table:table-cell>
          <table:table-cell table:style-name="ce6" office:value-type="float" office:value="25679">
            <text:p>25,679</text:p>
          </table:table-cell>
          <table:table-cell table:style-name="ce6" office:value-type="float" office:value="40582">
            <text:p>40,582</text:p>
          </table:table-cell>
          <table:table-cell table:style-name="ce6" office:value-type="float" office:value="40261">
            <text:p>40,261</text:p>
          </table:table-cell>
          <table:table-cell table:style-name="ce6" office:value-type="float" office:value="13255">
            <text:p>13,255</text:p>
          </table:table-cell>
          <table:table-cell table:style-name="ce6" office:value-type="float" office:value="17104">
            <text:p>17,104</text:p>
          </table:table-cell>
          <table:table-cell table:style-name="ce6" office:value-type="float" office:value="22911">
            <text:p>22,9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5</text:p>
          </table:table-cell>
          <table:table-cell table:style-name="ce6" office:value-type="float" office:value="40932">
            <text:p>40,932</text:p>
          </table:table-cell>
          <table:table-cell table:style-name="ce6" office:value-type="float" office:value="25666">
            <text:p>25,666</text:p>
          </table:table-cell>
          <table:table-cell table:style-name="ce6" office:value-type="float" office:value="40571">
            <text:p>40,571</text:p>
          </table:table-cell>
          <table:table-cell table:style-name="ce6" office:value-type="float" office:value="40317">
            <text:p>40,317</text:p>
          </table:table-cell>
          <table:table-cell table:style-name="ce6" office:value-type="float" office:value="13253">
            <text:p>13,253</text:p>
          </table:table-cell>
          <table:table-cell table:style-name="ce12" office:value-type="float" office:value="17114">
            <text:p>17,114</text:p>
          </table:table-cell>
          <table:table-cell table:style-name="ce12" office:value-type="float" office:value="22903">
            <text:p>22,9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15</text:p>
          </table:table-cell>
          <table:table-cell table:style-name="ce6" office:value-type="float" office:value="40955">
            <text:p>40,955</text:p>
          </table:table-cell>
          <table:table-cell table:style-name="ce6" office:value-type="float" office:value="25674">
            <text:p>25,674</text:p>
          </table:table-cell>
          <table:table-cell table:style-name="ce6" office:value-type="float" office:value="40651">
            <text:p>40,651</text:p>
          </table:table-cell>
          <table:table-cell table:style-name="ce6" office:value-type="float" office:value="40271">
            <text:p>40,271</text:p>
          </table:table-cell>
          <table:table-cell table:style-name="ce6" office:value-type="float" office:value="13277">
            <text:p>13,277</text:p>
          </table:table-cell>
          <table:table-cell table:style-name="ce12" office:value-type="float" office:value="17148">
            <text:p>17,148</text:p>
          </table:table-cell>
          <table:table-cell table:style-name="ce12" office:value-type="float" office:value="22934">
            <text:p>22,9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15</text:p>
          </table:table-cell>
          <table:table-cell table:style-name="ce6" office:value-type="float" office:value="41077">
            <text:p>41,077</text:p>
          </table:table-cell>
          <table:table-cell table:style-name="ce6" office:value-type="float" office:value="25725">
            <text:p>25,725</text:p>
          </table:table-cell>
          <table:table-cell table:style-name="ce6" office:value-type="float" office:value="40690">
            <text:p>40,690</text:p>
          </table:table-cell>
          <table:table-cell table:style-name="ce6" office:value-type="float" office:value="40291">
            <text:p>40,291</text:p>
          </table:table-cell>
          <table:table-cell table:style-name="ce6" office:value-type="float" office:value="13299">
            <text:p>13,299</text:p>
          </table:table-cell>
          <table:table-cell table:style-name="ce12" office:value-type="float" office:value="17181">
            <text:p>17,181</text:p>
          </table:table-cell>
          <table:table-cell table:style-name="ce12" office:value-type="float" office:value="22930">
            <text:p>22,93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br_15</text:p>
          </table:table-cell>
          <table:table-cell table:style-name="ce6" office:value-type="float" office:value="41071">
            <text:p>41,071</text:p>
          </table:table-cell>
          <table:table-cell table:style-name="ce6" office:value-type="float" office:value="25178">
            <text:p>25,178</text:p>
          </table:table-cell>
          <table:table-cell table:style-name="ce6" office:value-type="float" office:value="40726">
            <text:p>40,726</text:p>
          </table:table-cell>
          <table:table-cell table:style-name="ce6" office:value-type="float" office:value="40311">
            <text:p>40,311</text:p>
          </table:table-cell>
          <table:table-cell table:style-name="ce6" office:value-type="float" office:value="13294">
            <text:p>13,294</text:p>
          </table:table-cell>
          <table:table-cell table:style-name="ce12" office:value-type="float" office:value="17185">
            <text:p>17,185</text:p>
          </table:table-cell>
          <table:table-cell table:style-name="ce12" office:value-type="float" office:value="22957">
            <text:p>22,9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_15</text:p>
          </table:table-cell>
          <table:table-cell table:style-name="ce6" office:value-type="float" office:value="41125">
            <text:p>41,125</text:p>
          </table:table-cell>
          <table:table-cell table:style-name="ce6" office:value-type="float" office:value="25733">
            <text:p>25,733</text:p>
          </table:table-cell>
          <table:table-cell table:style-name="ce6" office:value-type="float" office:value="40692">
            <text:p>40,692</text:p>
          </table:table-cell>
          <table:table-cell table:style-name="ce6" office:value-type="float" office:value="40316">
            <text:p>40,316</text:p>
          </table:table-cell>
          <table:table-cell table:style-name="ce6" office:value-type="float" office:value="13295">
            <text:p>13,295</text:p>
          </table:table-cell>
          <table:table-cell table:style-name="ce12" office:value-type="float" office:value="17201">
            <text:p>17,201</text:p>
          </table:table-cell>
          <table:table-cell table:style-name="ce12" office:value-type="float" office:value="22995">
            <text:p>22,9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n_15</text:p>
          </table:table-cell>
          <table:table-cell table:style-name="ce6" office:value-type="float" office:value="40994">
            <text:p>40,994</text:p>
          </table:table-cell>
          <table:table-cell table:style-name="ce6" office:value-type="float" office:value="25573">
            <text:p>25,573</text:p>
          </table:table-cell>
          <table:table-cell table:style-name="ce6" office:value-type="float" office:value="40584">
            <text:p>40,584</text:p>
          </table:table-cell>
          <table:table-cell table:style-name="ce6" office:value-type="float" office:value="40138">
            <text:p>40,138</text:p>
          </table:table-cell>
          <table:table-cell table:style-name="ce6" office:value-type="float" office:value="13275">
            <text:p>13,275</text:p>
          </table:table-cell>
          <table:table-cell table:style-name="ce12" office:value-type="float" office:value="17160">
            <text:p>17,160</text:p>
          </table:table-cell>
          <table:table-cell table:style-name="ce12" office:value-type="float" office:value="22892">
            <text:p>22,8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_15</text:p>
          </table:table-cell>
          <table:table-cell table:style-name="ce6" office:value-type="float" office:value="41312">
            <text:p>41,312</text:p>
          </table:table-cell>
          <table:table-cell table:style-name="ce6" office:value-type="float" office:value="25698">
            <text:p>25,698</text:p>
          </table:table-cell>
          <table:table-cell table:style-name="ce6" office:value-type="float" office:value="40887">
            <text:p>40,887</text:p>
          </table:table-cell>
          <table:table-cell table:style-name="ce6" office:value-type="float" office:value="40226">
            <text:p>40,226</text:p>
          </table:table-cell>
          <table:table-cell table:style-name="ce6" office:value-type="float" office:value="13289">
            <text:p>13,289</text:p>
          </table:table-cell>
          <table:table-cell table:style-name="ce12" office:value-type="float" office:value="17169">
            <text:p>17,169</text:p>
          </table:table-cell>
          <table:table-cell table:style-name="ce12" office:value-type="float" office:value="22948">
            <text:p>22,9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o_15</text:p>
          </table:table-cell>
          <table:table-cell table:style-name="ce6" office:value-type="float" office:value="41285">
            <text:p>41,285</text:p>
          </table:table-cell>
          <table:table-cell table:style-name="ce6" office:value-type="float" office:value="25691">
            <text:p>25,691</text:p>
          </table:table-cell>
          <table:table-cell table:style-name="ce6" office:value-type="float" office:value="40818">
            <text:p>40,818</text:p>
          </table:table-cell>
          <table:table-cell table:style-name="ce6" office:value-type="float" office:value="40227">
            <text:p>40,227</text:p>
          </table:table-cell>
          <table:table-cell table:style-name="ce6" office:value-type="float" office:value="13283">
            <text:p>13,283</text:p>
          </table:table-cell>
          <table:table-cell table:style-name="ce12" office:value-type="float" office:value="17176">
            <text:p>17,176</text:p>
          </table:table-cell>
          <table:table-cell table:style-name="ce12" office:value-type="float" office:value="22945">
            <text:p>22,9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t_15</text:p>
          </table:table-cell>
          <table:table-cell table:style-name="ce6" office:value-type="float" office:value="41350">
            <text:p>41,350</text:p>
          </table:table-cell>
          <table:table-cell table:style-name="ce6" office:value-type="float" office:value="25720">
            <text:p>25,720</text:p>
          </table:table-cell>
          <table:table-cell table:style-name="ce6" office:value-type="float" office:value="40882">
            <text:p>40,882</text:p>
          </table:table-cell>
          <table:table-cell table:style-name="ce6" office:value-type="float" office:value="40276">
            <text:p>40,276</text:p>
          </table:table-cell>
          <table:table-cell table:style-name="ce6" office:value-type="float" office:value="13299">
            <text:p>13,299</text:p>
          </table:table-cell>
          <table:table-cell table:style-name="ce12" office:value-type="float" office:value="17188">
            <text:p>17,188</text:p>
          </table:table-cell>
          <table:table-cell table:style-name="ce12" office:value-type="float" office:value="22989">
            <text:p>22,9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_15</text:p>
          </table:table-cell>
          <table:table-cell table:style-name="ce6" office:value-type="float" office:value="41471">
            <text:p>41,471</text:p>
          </table:table-cell>
          <table:table-cell table:style-name="ce6" office:value-type="float" office:value="25783">
            <text:p>25,783</text:p>
          </table:table-cell>
          <table:table-cell table:style-name="ce6" office:value-type="float" office:value="41004">
            <text:p>41,004</text:p>
          </table:table-cell>
          <table:table-cell table:style-name="ce6" office:value-type="float" office:value="40299">
            <text:p>40,299</text:p>
          </table:table-cell>
          <table:table-cell table:style-name="ce6" office:value-type="float" office:value="13315">
            <text:p>13,315</text:p>
          </table:table-cell>
          <table:table-cell table:style-name="ce12" office:value-type="float" office:value="17234">
            <text:p>17,234</text:p>
          </table:table-cell>
          <table:table-cell table:style-name="ce12" office:value-type="float" office:value="23018">
            <text:p>23,0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_15</text:p>
          </table:table-cell>
          <table:table-cell table:style-name="ce6" office:value-type="float" office:value="41361">
            <text:p>41,361</text:p>
          </table:table-cell>
          <table:table-cell table:style-name="ce6" office:value-type="float" office:value="25670">
            <text:p>25,670</text:p>
          </table:table-cell>
          <table:table-cell table:style-name="ce6" office:value-type="float" office:value="40795">
            <text:p>40,795</text:p>
          </table:table-cell>
          <table:table-cell table:style-name="ce6" office:value-type="float" office:value="40147">
            <text:p>40,147</text:p>
          </table:table-cell>
          <table:table-cell table:style-name="ce6" office:value-type="float" office:value="13281">
            <text:p>13,281</text:p>
          </table:table-cell>
          <table:table-cell table:style-name="ce12" office:value-type="float" office:value="17194">
            <text:p>17,194</text:p>
          </table:table-cell>
          <table:table-cell table:style-name="ce12" office:value-type="float" office:value="22925">
            <text:p>22,9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_15</text:p>
          </table:table-cell>
          <table:table-cell table:style-name="ce6" office:value-type="float" office:value="41428">
            <text:p>41,428</text:p>
          </table:table-cell>
          <table:table-cell table:style-name="ce6" office:value-type="float" office:value="25674">
            <text:p>25,674</text:p>
          </table:table-cell>
          <table:table-cell table:style-name="ce6" office:value-type="float" office:value="40813">
            <text:p>40,813</text:p>
          </table:table-cell>
          <table:table-cell table:style-name="ce6" office:value-type="float" office:value="40176">
            <text:p>40,176</text:p>
          </table:table-cell>
          <table:table-cell table:style-name="ce6" office:value-type="float" office:value="13315">
            <text:p>13,315</text:p>
          </table:table-cell>
          <table:table-cell table:style-name="ce12" office:value-type="float" office:value="17222">
            <text:p>17,222</text:p>
          </table:table-cell>
          <table:table-cell table:style-name="ce12" office:value-type="float" office:value="22954">
            <text:p>22,9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n_16</text:p>
          </table:table-cell>
          <table:table-cell table:style-name="ce5" office:value-type="float" office:value="41485">
            <text:p>41,485</text:p>
          </table:table-cell>
          <table:table-cell table:style-name="ce5" office:value-type="float" office:value="25694">
            <text:p>25,694</text:p>
          </table:table-cell>
          <table:table-cell table:style-name="ce5" office:value-type="float" office:value="40878">
            <text:p>40,878</text:p>
          </table:table-cell>
          <table:table-cell table:style-name="ce5" office:value-type="float" office:value="40231">
            <text:p>40,231</text:p>
          </table:table-cell>
          <table:table-cell table:style-name="ce5" office:value-type="float" office:value="13354">
            <text:p>13,354</text:p>
          </table:table-cell>
          <table:table-cell table:style-name="ce12" office:value-type="float" office:value="17264">
            <text:p>17,264</text:p>
          </table:table-cell>
          <table:table-cell table:style-name="ce12" office:value-type="float" office:value="22972">
            <text:p>22,9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eb_16</text:p>
          </table:table-cell>
          <table:table-cell table:style-name="ce5" office:value-type="float" office:value="41495">
            <text:p>41,495</text:p>
          </table:table-cell>
          <table:table-cell table:style-name="ce5" office:value-type="float" office:value="25687">
            <text:p>25,687</text:p>
          </table:table-cell>
          <table:table-cell table:style-name="ce5" office:value-type="float" office:value="40950">
            <text:p>40,950</text:p>
          </table:table-cell>
          <table:table-cell table:style-name="ce5" office:value-type="float" office:value="40282">
            <text:p>40,282</text:p>
          </table:table-cell>
          <table:table-cell table:style-name="ce5" office:value-type="float" office:value="13394">
            <text:p>13,394</text:p>
          </table:table-cell>
          <table:table-cell table:style-name="ce12" office:value-type="float" office:value="17283">
            <text:p>17,283</text:p>
          </table:table-cell>
          <table:table-cell table:style-name="ce12" office:value-type="float" office:value="23029">
            <text:p>23,0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r_16</text:p>
          </table:table-cell>
          <table:table-cell table:style-name="ce5" office:value-type="float" office:value="41510">
            <text:p>41,510</text:p>
          </table:table-cell>
          <table:table-cell table:style-name="ce5" office:value-type="float" office:value="25716">
            <text:p>25,716</text:p>
          </table:table-cell>
          <table:table-cell table:style-name="ce5" office:value-type="float" office:value="40960">
            <text:p>40,960</text:p>
          </table:table-cell>
          <table:table-cell table:style-name="ce5" office:value-type="float" office:value="40312">
            <text:p>40,312</text:p>
          </table:table-cell>
          <table:table-cell table:style-name="ce5" office:value-type="float" office:value="13406">
            <text:p>13,406</text:p>
          </table:table-cell>
          <table:table-cell table:style-name="ce12" office:value-type="float" office:value="17302">
            <text:p>17,302</text:p>
          </table:table-cell>
          <table:table-cell table:style-name="ce12" office:value-type="float" office:value="23040">
            <text:p>23,040</text:p>
          </table:table-cell>
          <table:table-cell table:number-columns-repeated="2"/>
        </table:table-row>
        <table:table-row table:style-name="ro1" table:number-rows-repeated="10484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table:style-name="ce13" office:value-type="string">
            <text:p>ATENCIO ESPECIALIZADA</text:p>
          </table:table-cell>
          <table:table-cell table:style-name="ce22" office:value-type="float" office:value="2008">
            <text:p>2,008</text:p>
          </table:table-cell>
          <table:table-cell table:style-name="ce22" office:value-type="float" office:value="2009">
            <text:p>2,009</text:p>
          </table:table-cell>
          <table:table-cell table:style-name="ce31" office:value-type="float" office:value="2010">
            <text:p>2,010</text:p>
          </table:table-cell>
          <table:table-cell table:style-name="ce31" office:value-type="float" office:value="2011">
            <text:p>2,011</text:p>
          </table:table-cell>
          <table:table-cell table:style-name="ce31" office:value-type="float" office:value="2012">
            <text:p>2,012</text:p>
          </table:table-cell>
          <table:table-cell table:style-name="ce31" office:value-type="float" office:value="2013">
            <text:p>2,013</text:p>
          </table:table-cell>
          <table:table-cell table:style-name="ce31" office:value-type="float" office:value="2014">
            <text:p>2,014</text:p>
          </table:table-cell>
          <table:table-cell table:style-name="ce31" office:value-type="float" office:value="2015">
            <text:p>2,015</text:p>
          </table:table-cell>
        </table:table-row>
        <table:table-row table:style-name="ro1">
          <table:table-cell table:style-name="ce14" office:value-type="string">
            <text:p>Hospitalització Aguts</text:p>
          </table:table-cell>
          <table:table-cell table:style-name="ce23" table:formula="of:=14401+145" office:value-type="float" office:value="14546">
            <text:p>14,546</text:p>
          </table:table-cell>
          <table:table-cell table:style-name="ce23" table:formula="of:=14547+58" office:value-type="float" office:value="14605">
            <text:p>14,605</text:p>
          </table:table-cell>
          <table:table-cell table:style-name="ce32" office:value-type="float" office:value="13792">
            <text:p>13,792</text:p>
          </table:table-cell>
          <table:table-cell table:style-name="ce32" office:value-type="float" office:value="13295">
            <text:p>13,295</text:p>
          </table:table-cell>
          <table:table-cell table:style-name="ce32" office:value-type="float" office:value="12628">
            <text:p>12,628</text:p>
          </table:table-cell>
          <table:table-cell table:style-name="ce32" office:value-type="float" office:value="11975">
            <text:p>11,975</text:p>
          </table:table-cell>
          <table:table-cell table:style-name="ce32" office:value-type="float" office:value="11054">
            <text:p>11,054</text:p>
          </table:table-cell>
          <table:table-cell table:style-name="ce32" office:value-type="float" office:value="12187">
            <text:p>12,187</text:p>
          </table:table-cell>
        </table:table-row>
        <table:table-row table:style-name="ro1">
          <table:table-cell table:style-name="ce14" office:value-type="string">
            <text:p>CMA</text:p>
          </table:table-cell>
          <table:table-cell table:style-name="ce23" office:value-type="float" office:value="4655">
            <text:p>4,655</text:p>
          </table:table-cell>
          <table:table-cell table:style-name="ce23" office:value-type="float" office:value="4991">
            <text:p>4,991</text:p>
          </table:table-cell>
          <table:table-cell table:style-name="ce32" office:value-type="float" office:value="4914">
            <text:p>4,914</text:p>
          </table:table-cell>
          <table:table-cell table:style-name="ce32" office:value-type="float" office:value="4633">
            <text:p>4,633</text:p>
          </table:table-cell>
          <table:table-cell table:style-name="ce32" office:value-type="float" office:value="5310">
            <text:p>5,310</text:p>
          </table:table-cell>
          <table:table-cell table:style-name="ce32" office:value-type="float" office:value="5959">
            <text:p>5,959</text:p>
          </table:table-cell>
          <table:table-cell table:style-name="ce32" office:value-type="float" office:value="6152">
            <text:p>6,152</text:p>
          </table:table-cell>
          <table:table-cell table:style-name="ce32" office:value-type="float" office:value="5470">
            <text:p>5,470</text:p>
          </table:table-cell>
        </table:table-row>
        <table:table-row table:style-name="ro1">
          <table:table-cell table:style-name="ce14" office:value-type="string">
            <text:p>Parts</text:p>
          </table:table-cell>
          <table:table-cell table:style-name="ce23" office:value-type="float" office:value="1875">
            <text:p>1,875</text:p>
          </table:table-cell>
          <table:table-cell table:style-name="ce23" office:value-type="float" office:value="1843">
            <text:p>1,843</text:p>
          </table:table-cell>
          <table:table-cell table:style-name="ce32" office:value-type="float" office:value="1659">
            <text:p>1,659</text:p>
          </table:table-cell>
          <table:table-cell table:style-name="ce32" office:value-type="float" office:value="1584">
            <text:p>1,584</text:p>
          </table:table-cell>
          <table:table-cell table:style-name="ce32" office:value-type="float" office:value="1431">
            <text:p>1,431</text:p>
          </table:table-cell>
          <table:table-cell table:style-name="ce32" office:value-type="float" office:value="1286">
            <text:p>1,286</text:p>
          </table:table-cell>
          <table:table-cell table:style-name="ce32" office:value-type="float" office:value="1270">
            <text:p>1,270</text:p>
          </table:table-cell>
          <table:table-cell table:style-name="ce32" office:value-type="float" office:value="1311">
            <text:p>1,311</text:p>
          </table:table-cell>
        </table:table-row>
        <table:table-row table:style-name="ro1">
          <table:table-cell table:style-name="ce14" office:value-type="string">
            <text:p>Estada Mitjana</text:p>
          </table:table-cell>
          <table:table-cell table:number-columns-repeated="2" table:style-name="ce24" office:value-type="float" office:value="6.8">
            <text:p>6.80</text:p>
          </table:table-cell>
          <table:table-cell table:style-name="ce33" office:value-type="float" office:value="6.7">
            <text:p>6.70</text:p>
          </table:table-cell>
          <table:table-cell table:style-name="ce33" office:value-type="float" office:value="6.2">
            <text:p>6.20</text:p>
          </table:table-cell>
          <table:table-cell table:style-name="ce33" office:value-type="float" office:value="6.4">
            <text:p>6.40</text:p>
          </table:table-cell>
          <table:table-cell table:style-name="ce33" office:value-type="float" office:value="6">
            <text:p>6.00</text:p>
          </table:table-cell>
          <table:table-cell table:style-name="ce33" office:value-type="float" office:value="6.2">
            <text:p>6.20</text:p>
          </table:table-cell>
          <table:table-cell table:style-name="ce33" office:value-type="float" office:value="6">
            <text:p>6.00</text:p>
          </table:table-cell>
        </table:table-row>
        <table:table-row table:style-name="ro1">
          <table:table-cell table:style-name="ce14" office:value-type="string">
            <text:p>Cirurgia Convencional</text:p>
          </table:table-cell>
          <table:table-cell table:style-name="ce23" office:value-type="float" office:value="4289">
            <text:p>4,289</text:p>
          </table:table-cell>
          <table:table-cell table:style-name="ce23" office:value-type="float" office:value="4348">
            <text:p>4,348</text:p>
          </table:table-cell>
          <table:table-cell table:style-name="ce32" office:value-type="float" office:value="4194">
            <text:p>4,194</text:p>
          </table:table-cell>
          <table:table-cell table:style-name="ce32" office:value-type="float" office:value="4119">
            <text:p>4,119</text:p>
          </table:table-cell>
          <table:table-cell table:style-name="ce32" office:value-type="float" office:value="3915">
            <text:p>3,915</text:p>
          </table:table-cell>
          <table:table-cell table:style-name="ce32" office:value-type="float" office:value="3991">
            <text:p>3,991</text:p>
          </table:table-cell>
          <table:table-cell table:style-name="ce32" office:value-type="float" office:value="3970">
            <text:p>3,970</text:p>
          </table:table-cell>
          <table:table-cell table:style-name="ce32" office:value-type="float" office:value="4154">
            <text:p>4,154</text:p>
          </table:table-cell>
        </table:table-row>
        <table:table-row table:style-name="ro1">
          <table:table-cell table:style-name="ce14" office:value-type="string">
            <text:p>Cirurgia Major Ambulatòria</text:p>
          </table:table-cell>
          <table:table-cell table:style-name="ce23" office:value-type="float" office:value="4229">
            <text:p>4,229</text:p>
          </table:table-cell>
          <table:table-cell table:style-name="ce23" office:value-type="float" office:value="4511">
            <text:p>4,511</text:p>
          </table:table-cell>
          <table:table-cell table:style-name="ce32" office:value-type="float" office:value="4510">
            <text:p>4,510</text:p>
          </table:table-cell>
          <table:table-cell table:style-name="ce32" office:value-type="float" office:value="4219">
            <text:p>4,219</text:p>
          </table:table-cell>
          <table:table-cell table:style-name="ce32" office:value-type="float" office:value="4908">
            <text:p>4,908</text:p>
          </table:table-cell>
          <table:table-cell table:style-name="ce32" office:value-type="float" office:value="5529">
            <text:p>5,529</text:p>
          </table:table-cell>
          <table:table-cell table:style-name="ce32" office:value-type="float" office:value="6138">
            <text:p>6,138</text:p>
          </table:table-cell>
          <table:table-cell table:style-name="ce32" office:value-type="float" office:value="5535">
            <text:p>5,535</text:p>
          </table:table-cell>
        </table:table-row>
        <table:table-row table:style-name="ro1">
          <table:table-cell table:style-name="ce14" office:value-type="string">
            <text:p>Cirurgia Menor Ambulatòria</text:p>
          </table:table-cell>
          <table:table-cell table:style-name="ce23" office:value-type="float" office:value="6246">
            <text:p>6,246</text:p>
          </table:table-cell>
          <table:table-cell table:style-name="ce23" office:value-type="float" office:value="6564">
            <text:p>6,564</text:p>
          </table:table-cell>
          <table:table-cell table:style-name="ce32" office:value-type="float" office:value="5609">
            <text:p>5,609</text:p>
          </table:table-cell>
          <table:table-cell table:style-name="ce32" office:value-type="float" office:value="5110">
            <text:p>5,110</text:p>
          </table:table-cell>
          <table:table-cell table:style-name="ce32" office:value-type="float" office:value="4907">
            <text:p>4,907</text:p>
          </table:table-cell>
          <table:table-cell table:style-name="ce32" office:value-type="float" office:value="1764">
            <text:p>1,764</text:p>
          </table:table-cell>
          <table:table-cell table:style-name="ce32" office:value-type="float" office:value="2919">
            <text:p>2,919</text:p>
          </table:table-cell>
          <table:table-cell table:style-name="ce32" office:value-type="float" office:value="2879">
            <text:p>2,879</text:p>
          </table:table-cell>
        </table:table-row>
        <table:table-row table:style-name="ro2">
          <table:table-cell table:style-name="ce15" office:value-type="string">
            <text:p><text:span text:style-name="T1">Hospital de </text:span><text:span text:style-name="T1">Dia.s</text:span><text:span text:style-name="T2">essions</text:span></text:p>
          </table:table-cell>
          <table:table-cell table:style-name="ce23" office:value-type="float" office:value="14080">
            <text:p>14,080</text:p>
          </table:table-cell>
          <table:table-cell table:style-name="ce23" office:value-type="float" office:value="16273">
            <text:p>16,273</text:p>
          </table:table-cell>
          <table:table-cell table:style-name="ce32" office:value-type="float" office:value="17340">
            <text:p>17,340</text:p>
          </table:table-cell>
          <table:table-cell table:style-name="ce32" office:value-type="float" office:value="16577">
            <text:p>16,577</text:p>
          </table:table-cell>
          <table:table-cell table:style-name="ce32" office:value-type="float" office:value="16704">
            <text:p>16,704</text:p>
          </table:table-cell>
          <table:table-cell table:style-name="ce32" office:value-type="float" office:value="16437">
            <text:p>16,437</text:p>
          </table:table-cell>
          <table:table-cell table:style-name="ce32" office:value-type="float" office:value="18221">
            <text:p>18,221</text:p>
          </table:table-cell>
          <table:table-cell table:style-name="ce32" office:value-type="float" office:value="20224">
            <text:p>20,224</text:p>
          </table:table-cell>
        </table:table-row>
        <table:table-row table:style-name="ro2">
          <table:table-cell table:style-name="ce16" office:value-type="string">
            <text:p><text:span text:style-name="T1">Hospital de </text:span><text:span text:style-name="T1">Dia.p</text:span><text:span text:style-name="T2">acients</text:span></text:p>
          </table:table-cell>
          <table:table-cell table:style-name="ce25" office:value-type="float" office:value="3181">
            <text:p>3,181</text:p>
          </table:table-cell>
          <table:table-cell table:style-name="ce25" office:value-type="float" office:value="3656">
            <text:p>3,656</text:p>
          </table:table-cell>
          <table:table-cell table:style-name="ce34" office:value-type="float" office:value="4066">
            <text:p>4,066</text:p>
          </table:table-cell>
          <table:table-cell table:style-name="ce34" office:value-type="float" office:value="3891">
            <text:p>3,891</text:p>
          </table:table-cell>
          <table:table-cell table:style-name="ce34" office:value-type="float" office:value="3899">
            <text:p>3,899</text:p>
          </table:table-cell>
          <table:table-cell table:style-name="ce34" office:value-type="float" office:value="4131">
            <text:p>4,131</text:p>
          </table:table-cell>
          <table:table-cell table:style-name="ce34" office:value-type="float" office:value="4605">
            <text:p>4,605</text:p>
          </table:table-cell>
          <table:table-cell table:style-name="ce34" office:value-type="float" office:value="5107">
            <text:p>5,107</text:p>
          </table:table-cell>
        </table:table-row>
        <table:table-row table:style-name="ro1">
          <table:table-cell table:style-name="ce14" office:value-type="string">
            <text:p>UDR.Sessions</text:p>
          </table:table-cell>
          <table:table-cell table:style-name="ce23" office:value-type="float" office:value="2256">
            <text:p>2,256</text:p>
          </table:table-cell>
          <table:table-cell table:style-name="ce23" office:value-type="float" office:value="2477">
            <text:p>2,477</text:p>
          </table:table-cell>
          <table:table-cell table:style-name="ce32" office:value-type="float" office:value="2745">
            <text:p>2,745</text:p>
          </table:table-cell>
          <table:table-cell table:style-name="ce32" office:value-type="float" office:value="2909">
            <text:p>2,909</text:p>
          </table:table-cell>
          <table:table-cell table:style-name="ce32" office:value-type="float" office:value="3174">
            <text:p>3,174</text:p>
          </table:table-cell>
          <table:table-cell table:style-name="ce32" office:value-type="float" office:value="3357">
            <text:p>3,357</text:p>
          </table:table-cell>
          <table:table-cell table:style-name="ce32" office:value-type="float" office:value="3350">
            <text:p>3,350</text:p>
          </table:table-cell>
          <table:table-cell table:style-name="ce32" office:value-type="float" office:value="3143">
            <text:p>3,143</text:p>
          </table:table-cell>
        </table:table-row>
        <table:table-row table:style-name="ro1">
          <table:table-cell table:style-name="ce17" office:value-type="string">
            <text:p>UDR.Pacients</text:p>
          </table:table-cell>
          <table:table-cell table:style-name="ce25" office:value-type="float" office:value="1187">
            <text:p>1,187</text:p>
          </table:table-cell>
          <table:table-cell table:style-name="ce25" office:value-type="float" office:value="1313">
            <text:p>1,313</text:p>
          </table:table-cell>
          <table:table-cell table:style-name="ce34" office:value-type="float" office:value="1371">
            <text:p>1,371</text:p>
          </table:table-cell>
          <table:table-cell table:style-name="ce34" office:value-type="float" office:value="1526">
            <text:p>1,526</text:p>
          </table:table-cell>
          <table:table-cell table:style-name="ce34" office:value-type="float" office:value="1654">
            <text:p>1,654</text:p>
          </table:table-cell>
          <table:table-cell table:style-name="ce34" office:value-type="float" office:value="1734">
            <text:p>1,734</text:p>
          </table:table-cell>
          <table:table-cell table:style-name="ce34" office:value-type="float" office:value="1697">
            <text:p>1,697</text:p>
          </table:table-cell>
          <table:table-cell table:style-name="ce34" office:value-type="float" office:value="1603">
            <text:p>1,603</text:p>
          </table:table-cell>
        </table:table-row>
        <table:table-row table:style-name="ro1">
          <table:table-cell table:style-name="ce14" office:value-type="string">
            <text:p>Peritoneal sessions</text:p>
          </table:table-cell>
          <table:table-cell table:style-name="ce23" office:value-type="float" office:value="4313">
            <text:p>4,313</text:p>
          </table:table-cell>
          <table:table-cell table:style-name="ce23" office:value-type="float" office:value="4339">
            <text:p>4,339</text:p>
          </table:table-cell>
          <table:table-cell table:style-name="ce32" office:value-type="float" office:value="3918">
            <text:p>3,918</text:p>
          </table:table-cell>
          <table:table-cell table:style-name="ce32" office:value-type="float" office:value="5232">
            <text:p>5,232</text:p>
          </table:table-cell>
          <table:table-cell table:style-name="ce32" office:value-type="float" office:value="6491">
            <text:p>6,491</text:p>
          </table:table-cell>
          <table:table-cell table:style-name="ce38" office:value-type="float" office:value="2428">
            <text:p>2,428</text:p>
          </table:table-cell>
          <table:table-cell table:style-name="ce38" office:value-type="float" office:value="6381">
            <text:p>6,381</text:p>
          </table:table-cell>
          <table:table-cell table:style-name="ce38" office:value-type="float" office:value="8322">
            <text:p>8,322</text:p>
          </table:table-cell>
        </table:table-row>
        <table:table-row table:style-name="ro1">
          <table:table-cell table:style-name="ce14" office:value-type="string">
            <text:p>Peritoneal pacient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8">
            <text:p>18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6">
            <text:p>26</text:p>
          </table:table-cell>
          <table:table-cell table:style-name="ce38" office:value-type="float" office:value="27">
            <text:p>27</text:p>
          </table:table-cell>
          <table:table-cell table:style-name="ce38" office:value-type="float" office:value="28">
            <text:p>28</text:p>
          </table:table-cell>
          <table:table-cell table:style-name="ce38" office:value-type="float" office:value="36">
            <text:p>36</text:p>
          </table:table-cell>
        </table:table-row>
        <table:table-row table:style-name="ro1">
          <table:table-cell table:style-name="ce14" office:value-type="string">
            <text:p>HD crònica i aguda sessions</text:p>
          </table:table-cell>
          <table:table-cell table:style-name="ce23" office:value-type="float" office:value="9774">
            <text:p>9,774</text:p>
          </table:table-cell>
          <table:table-cell table:style-name="ce23" office:value-type="float" office:value="9299">
            <text:p>9,299</text:p>
          </table:table-cell>
          <table:table-cell table:style-name="ce32" office:value-type="float" office:value="9166">
            <text:p>9,166</text:p>
          </table:table-cell>
          <table:table-cell table:style-name="ce32" office:value-type="float" office:value="9331">
            <text:p>9,331</text:p>
          </table:table-cell>
          <table:table-cell table:style-name="ce32" office:value-type="float" office:value="9323">
            <text:p>9,323</text:p>
          </table:table-cell>
          <table:table-cell table:style-name="ce32" office:value-type="float" office:value="10841">
            <text:p>10,841</text:p>
          </table:table-cell>
          <table:table-cell table:style-name="ce32" office:value-type="float" office:value="11705">
            <text:p>11,705</text:p>
          </table:table-cell>
          <table:table-cell table:style-name="ce32" office:value-type="float" office:value="8902">
            <text:p>8,902</text:p>
          </table:table-cell>
        </table:table-row>
        <table:table-row table:style-name="ro1">
          <table:table-cell table:style-name="ce14" office:value-type="string">
            <text:p>HD crònica i aguda pacients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66">
            <text:p>166</text:p>
          </table:table-cell>
          <table:table-cell table:style-name="ce32" office:value-type="float" office:value="157">
            <text:p>157</text:p>
          </table:table-cell>
          <table:table-cell table:style-name="ce32" office:value-type="float" office:value="153">
            <text:p>153</text:p>
          </table:table-cell>
          <table:table-cell table:number-columns-repeated="2" table:style-name="ce32" office:value-type="float" office:value="176">
            <text:p>176</text:p>
          </table:table-cell>
          <table:table-cell table:style-name="ce32" office:value-type="float" office:value="191">
            <text:p>191</text:p>
          </table:table-cell>
          <table:table-cell table:style-name="ce32" office:value-type="float" office:value="252">
            <text:p>252</text:p>
          </table:table-cell>
        </table:table-row>
        <table:table-row table:style-name="ro1">
          <table:table-cell table:style-name="ce14" office:value-type="string">
            <text:p>Hemodiafiltració on line sessions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920">
            <text:p>920</text:p>
          </table:table-cell>
          <table:table-cell table:style-name="ce32" office:value-type="float" office:value="931">
            <text:p>931</text:p>
          </table:table-cell>
          <table:table-cell table:style-name="ce32" office:value-type="float" office:value="934">
            <text:p>934</text:p>
          </table:table-cell>
          <table:table-cell table:style-name="ce32" office:value-type="float" office:value="913">
            <text:p>913</text:p>
          </table:table-cell>
          <table:table-cell table:style-name="ce32" office:value-type="float" office:value="971">
            <text:p>971</text:p>
          </table:table-cell>
          <table:table-cell table:style-name="ce32" office:value-type="float" office:value="1114">
            <text:p>1,114</text:p>
          </table:table-cell>
          <table:table-cell table:style-name="ce32" office:value-type="float" office:value="837">
            <text:p>837</text:p>
          </table:table-cell>
        </table:table-row>
        <table:table-row table:style-name="ro1">
          <table:table-cell table:style-name="ce17" office:value-type="string">
            <text:p>Hemodiafiltració on line pacient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9">
            <text:p>9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4">
            <text:p>14</text:p>
          </table:table-cell>
        </table:table-row>
        <table:table-row table:style-name="ro1">
          <table:table-cell table:style-name="ce14" office:value-type="string">
            <text:p>Consulta Externa Hospital.Primeres</text:p>
          </table:table-cell>
          <table:table-cell table:style-name="ce23" office:value-type="float" office:value="44826">
            <text:p>44,826</text:p>
          </table:table-cell>
          <table:table-cell table:style-name="ce23" office:value-type="float" office:value="47796">
            <text:p>47,796</text:p>
          </table:table-cell>
          <table:table-cell table:style-name="ce32" office:value-type="float" office:value="49479">
            <text:p>49,479</text:p>
          </table:table-cell>
          <table:table-cell table:style-name="ce32" office:value-type="float" office:value="48508">
            <text:p>48,508</text:p>
          </table:table-cell>
          <table:table-cell table:style-name="ce32" office:value-type="float" office:value="49326">
            <text:p>49,326</text:p>
          </table:table-cell>
          <table:table-cell table:style-name="ce32" office:value-type="float" office:value="55188">
            <text:p>55,188</text:p>
          </table:table-cell>
          <table:table-cell table:style-name="ce32" office:value-type="float" office:value="56427">
            <text:p>56,427</text:p>
          </table:table-cell>
          <table:table-cell table:style-name="ce32" office:value-type="float" office:value="54441">
            <text:p>54,441</text:p>
          </table:table-cell>
        </table:table-row>
        <table:table-row table:style-name="ro1">
          <table:table-cell table:style-name="ce14" office:value-type="string">
            <text:p>Consulta Externa Hospital.Successives</text:p>
          </table:table-cell>
          <table:table-cell table:style-name="ce23" office:value-type="float" office:value="126452">
            <text:p>126,452</text:p>
          </table:table-cell>
          <table:table-cell table:style-name="ce23" office:value-type="float" office:value="129876">
            <text:p>129,876</text:p>
          </table:table-cell>
          <table:table-cell table:style-name="ce32" office:value-type="float" office:value="125139">
            <text:p>125,139</text:p>
          </table:table-cell>
          <table:table-cell table:style-name="ce32" office:value-type="float" office:value="126868">
            <text:p>126,868</text:p>
          </table:table-cell>
          <table:table-cell table:style-name="ce32" office:value-type="float" office:value="125502">
            <text:p>125,502</text:p>
          </table:table-cell>
          <table:table-cell table:style-name="ce32" office:value-type="float" office:value="126840">
            <text:p>126,840</text:p>
          </table:table-cell>
          <table:table-cell table:style-name="ce32" office:value-type="float" office:value="123032">
            <text:p>123,032</text:p>
          </table:table-cell>
          <table:table-cell table:style-name="ce32" office:value-type="float" office:value="125187">
            <text:p>125,187</text:p>
          </table:table-cell>
        </table:table-row>
        <table:table-row table:style-name="ro1">
          <table:table-cell table:style-name="ce14" office:value-type="string">
            <text:p>Consulta Externa Hospital.Índex Reiteració</text:p>
          </table:table-cell>
          <table:table-cell table:style-name="ce24" table:formula="of:=[.B20]/[.B19]" office:value-type="float" office:value="2.8209521259983">
            <text:p>2.82</text:p>
          </table:table-cell>
          <table:table-cell table:style-name="ce24" table:formula="of:=[.C20]/[.C19]" office:value-type="float" office:value="2.71729851870449">
            <text:p>2.72</text:p>
          </table:table-cell>
          <table:table-cell table:style-name="ce33" office:value-type="float" office:value="2.53">
            <text:p>2.53</text:p>
          </table:table-cell>
          <table:table-cell table:style-name="ce33" table:formula="of:=[.E20]/[.E19]" office:value-type="float" office:value="2.61540364475963">
            <text:p>2.62</text:p>
          </table:table-cell>
          <table:table-cell table:style-name="ce33" office:value-type="float" office:value="2.5">
            <text:p>2.50</text:p>
          </table:table-cell>
          <table:table-cell table:style-name="ce33" office:value-type="float" office:value="2.3">
            <text:p>2.30</text:p>
          </table:table-cell>
          <table:table-cell table:style-name="ce33" office:value-type="float" office:value="2.2">
            <text:p>2.20</text:p>
          </table:table-cell>
          <table:table-cell table:style-name="ce33" office:value-type="float" office:value="2.3">
            <text:p>2.30</text:p>
          </table:table-cell>
        </table:table-row>
        <table:table-row table:style-name="ro1">
          <table:table-cell table:style-name="ce18" office:value-type="string">
            <text:p>Urgències .pediatria</text:p>
          </table:table-cell>
          <table:table-cell table:style-name="ce26" office:value-type="float" office:value="26279">
            <text:p>26,279</text:p>
          </table:table-cell>
          <table:table-cell table:style-name="ce26" office:value-type="float" office:value="33647">
            <text:p>33,647</text:p>
          </table:table-cell>
          <table:table-cell table:style-name="ce35" office:value-type="float" office:value="30092">
            <text:p>30,092</text:p>
          </table:table-cell>
          <table:table-cell table:style-name="ce35" office:value-type="float" office:value="30961">
            <text:p>30,961</text:p>
          </table:table-cell>
          <table:table-cell table:style-name="ce35" office:value-type="float" office:value="25189">
            <text:p>25,189</text:p>
          </table:table-cell>
          <table:table-cell table:style-name="ce35" office:value-type="float" office:value="26164">
            <text:p>26,164</text:p>
          </table:table-cell>
          <table:table-cell table:style-name="ce39" office:value-type="float" office:value="26440">
            <text:p>26440</text:p>
          </table:table-cell>
          <table:table-cell table:style-name="ce39" office:value-type="float" office:value="28494">
            <text:p>28494</text:p>
          </table:table-cell>
        </table:table-row>
        <table:table-row table:style-name="ro1">
          <table:table-cell table:style-name="ce18" office:value-type="string">
            <text:p>Urgències .Adults</text:p>
          </table:table-cell>
          <table:table-cell table:style-name="ce26" office:value-type="float" office:value="84231">
            <text:p>84,231</text:p>
          </table:table-cell>
          <table:table-cell table:style-name="ce26" office:value-type="float" office:value="85609">
            <text:p>85,609</text:p>
          </table:table-cell>
          <table:table-cell table:style-name="ce35" office:value-type="float" office:value="85855">
            <text:p>85,855</text:p>
          </table:table-cell>
          <table:table-cell table:style-name="ce35" office:value-type="float" office:value="84556">
            <text:p>84,556</text:p>
          </table:table-cell>
          <table:table-cell table:style-name="ce35" office:value-type="float" office:value="77569">
            <text:p>77,569</text:p>
          </table:table-cell>
          <table:table-cell table:style-name="ce35" office:value-type="float" office:value="78434">
            <text:p>78,434</text:p>
          </table:table-cell>
          <table:table-cell table:style-name="ce39" office:value-type="float" office:value="81146">
            <text:p>81146</text:p>
          </table:table-cell>
          <table:table-cell table:style-name="ce39" office:value-type="float" office:value="85938">
            <text:p>85938</text:p>
          </table:table-cell>
        </table:table-row>
        <table:table-row table:style-name="ro1">
          <table:table-cell table:style-name="ce14" office:value-type="string">
            <text:p>Urgències ingressades</text:p>
          </table:table-cell>
          <table:table-cell table:style-name="ce23" office:value-type="float" office:value="9108">
            <text:p>9,108</text:p>
          </table:table-cell>
          <table:table-cell table:style-name="ce23" office:value-type="float" office:value="9430">
            <text:p>9,430</text:p>
          </table:table-cell>
          <table:table-cell table:style-name="ce32" office:value-type="float" office:value="8689">
            <text:p>8,689</text:p>
          </table:table-cell>
          <table:table-cell table:style-name="ce32" office:value-type="float" office:value="8447">
            <text:p>8,447</text:p>
          </table:table-cell>
          <table:table-cell table:style-name="ce32" office:value-type="float" office:value="8314">
            <text:p>8,314</text:p>
          </table:table-cell>
          <table:table-cell table:style-name="ce32" office:value-type="float" office:value="8058">
            <text:p>8,058</text:p>
          </table:table-cell>
          <table:table-cell table:style-name="ce39" office:value-type="float" office:value="7289">
            <text:p>7289</text:p>
          </table:table-cell>
          <table:table-cell table:style-name="ce39" office:value-type="float" office:value="7300">
            <text:p>7300</text:p>
          </table:table-cell>
        </table:table-row>
        <table:table-row table:style-name="ro1">
          <table:table-cell table:style-name="ce19" office:value-type="string">
            <text:p>Urgències .servei d'Atenció Domiciliària</text:p>
          </table:table-cell>
          <table:table-cell table:style-name="ce25" office:value-type="float" office:value="1863">
            <text:p>1,863</text:p>
          </table:table-cell>
          <table:table-cell table:style-name="ce29" office:value-type="float" office:value="1734">
            <text:p>1,734</text:p>
          </table:table-cell>
          <table:table-cell table:style-name="ce36" office:value-type="float" office:value="1590">
            <text:p>1,590</text:p>
          </table:table-cell>
          <table:table-cell table:style-name="ce36" office:value-type="float" office:value="1333">
            <text:p>1,333</text:p>
          </table:table-cell>
          <table:table-cell table:style-name="ce36" office:value-type="float" office:value="1252">
            <text:p>1,252</text:p>
          </table:table-cell>
          <table:table-cell table:style-name="ce36" office:value-type="float" office:value="1371">
            <text:p>1,371</text:p>
          </table:table-cell>
          <table:table-cell table:style-name="ce17" office:value-type="float" office:value="1522">
            <text:p>1522</text:p>
          </table:table-cell>
          <table:table-cell table:style-name="ce17" office:value-type="float" office:value="1597">
            <text:p>1597</text:p>
          </table:table-cell>
        </table:table-row>
        <table:table-row table:style-name="ro1">
          <table:table-cell table:style-name="ce20" office:value-type="string">
            <text:p>Rehabilitació.Sessions</text:p>
          </table:table-cell>
          <table:table-cell table:style-name="ce23" office:value-type="float" office:value="42875">
            <text:p>42,875</text:p>
          </table:table-cell>
          <table:table-cell table:style-name="ce23" office:value-type="float" office:value="60082">
            <text:p>60,082</text:p>
          </table:table-cell>
          <table:table-cell table:style-name="ce32" office:value-type="float" office:value="66183">
            <text:p>66,183</text:p>
          </table:table-cell>
          <table:table-cell table:style-name="ce32" office:value-type="float" office:value="78174">
            <text:p>78,174</text:p>
          </table:table-cell>
          <table:table-cell table:style-name="ce32" office:value-type="float" office:value="74790">
            <text:p>74,790</text:p>
          </table:table-cell>
          <table:table-cell table:style-name="ce32" office:value-type="float" office:value="76712">
            <text:p>76,712</text:p>
          </table:table-cell>
          <table:table-cell table:style-name="ce39" office:value-type="float" office:value="81762">
            <text:p>81762</text:p>
          </table:table-cell>
          <table:table-cell table:style-name="ce39" office:value-type="float" office:value="71652">
            <text:p>71652</text:p>
          </table:table-cell>
        </table:table-row>
        <table:table-row table:style-name="ro1">
          <table:table-cell table:style-name="ce21" office:value-type="string">
            <text:p>Rehabilitació.Visites Metge</text:p>
          </table:table-cell>
          <table:table-cell table:style-name="ce27" office:value-type="float" office:value="553">
            <text:p>553</text:p>
          </table:table-cell>
          <table:table-cell table:style-name="ce29" office:value-type="float" office:value="1197">
            <text:p>1,197</text:p>
          </table:table-cell>
          <table:table-cell table:style-name="ce17" office:value-type="float" office:value="950">
            <text:p>950</text:p>
          </table:table-cell>
          <table:table-cell table:style-name="ce17" office:value-type="float" office:value="460">
            <text:p>460</text:p>
          </table:table-cell>
          <table:table-cell table:style-name="ce17" office:value-type="float" office:value="796">
            <text:p>796</text:p>
          </table:table-cell>
          <table:table-cell table:style-name="ce17" office:value-type="float" office:value="1043">
            <text:p>1043</text:p>
          </table:table-cell>
          <table:table-cell table:style-name="ce17" office:value-type="float" office:value="1016">
            <text:p>1016</text:p>
          </table:table-cell>
          <table:table-cell table:style-name="ce17" office:value-type="float" office:value="908">
            <text:p>908</text:p>
          </table:table-cell>
        </table:table-row>
        <table:table-row table:style-name="ro1">
          <table:table-cell table:style-name="ce20" office:value-type="string">
            <text:p>Radiologia simple</text:p>
          </table:table-cell>
          <table:table-cell table:style-name="ce28" office:value-type="float" office:value="97383">
            <text:p>97,383</text:p>
          </table:table-cell>
          <table:table-cell table:style-name="ce28" office:value-type="float" office:value="99883">
            <text:p>99,883</text:p>
          </table:table-cell>
          <table:table-cell table:style-name="ce30" office:value-type="float" office:value="97263">
            <text:p>97,263</text:p>
          </table:table-cell>
          <table:table-cell table:style-name="ce30" office:value-type="float" office:value="96034">
            <text:p>96,034</text:p>
          </table:table-cell>
          <table:table-cell table:style-name="ce30" office:value-type="float" office:value="90707">
            <text:p>90,707</text:p>
          </table:table-cell>
          <table:table-cell table:style-name="ce30" office:value-type="float" office:value="92527">
            <text:p>92,527</text:p>
          </table:table-cell>
          <table:table-cell table:style-name="ce30" office:value-type="float" office:value="96641">
            <text:p>96,641</text:p>
          </table:table-cell>
          <table:table-cell table:style-name="ce30" office:value-type="float" office:value="99570">
            <text:p>99,570</text:p>
          </table:table-cell>
        </table:table-row>
        <table:table-row table:style-name="ro1">
          <table:table-cell table:style-name="ce20" office:value-type="string">
            <text:p>Radiologia amb contrast</text:p>
          </table:table-cell>
          <table:table-cell table:style-name="ce28" office:value-type="float" office:value="1138">
            <text:p>1,138</text:p>
          </table:table-cell>
          <table:table-cell table:style-name="ce28" office:value-type="float" office:value="1120">
            <text:p>1,120</text:p>
          </table:table-cell>
          <table:table-cell table:style-name="ce30" office:value-type="float" office:value="1048">
            <text:p>1,048</text:p>
          </table:table-cell>
          <table:table-cell table:style-name="ce30" office:value-type="float" office:value="884">
            <text:p>884</text:p>
          </table:table-cell>
          <table:table-cell table:style-name="ce30" office:value-type="float" office:value="808">
            <text:p>808</text:p>
          </table:table-cell>
          <table:table-cell table:style-name="ce30" office:value-type="float" office:value="895">
            <text:p>895</text:p>
          </table:table-cell>
          <table:table-cell table:style-name="ce30" office:value-type="float" office:value="812">
            <text:p>812</text:p>
          </table:table-cell>
          <table:table-cell table:style-name="ce30" office:value-type="float" office:value="725">
            <text:p>725</text:p>
          </table:table-cell>
        </table:table-row>
        <table:table-row table:style-name="ro1">
          <table:table-cell table:style-name="ce20" office:value-type="string">
            <text:p>Radiologia Intervencionista</text:p>
          </table:table-cell>
          <table:table-cell table:style-name="ce28" office:value-type="float" office:value="274">
            <text:p>274</text:p>
          </table:table-cell>
          <table:table-cell table:style-name="ce28" office:value-type="float" office:value="297">
            <text:p>297</text:p>
          </table:table-cell>
          <table:table-cell table:style-name="ce30" office:value-type="float" office:value="362">
            <text:p>362</text:p>
          </table:table-cell>
          <table:table-cell table:style-name="ce30" office:value-type="float" office:value="425">
            <text:p>425</text:p>
          </table:table-cell>
          <table:table-cell table:style-name="ce30" office:value-type="float" office:value="482">
            <text:p>482</text:p>
          </table:table-cell>
          <table:table-cell table:style-name="ce30" office:value-type="float" office:value="659">
            <text:p>659</text:p>
          </table:table-cell>
          <table:table-cell table:style-name="ce30" office:value-type="float" office:value="464">
            <text:p>464</text:p>
          </table:table-cell>
          <table:table-cell table:style-name="ce30" office:value-type="float" office:value="510">
            <text:p>510</text:p>
          </table:table-cell>
        </table:table-row>
        <table:table-row table:style-name="ro1">
          <table:table-cell table:style-name="ce20" office:value-type="string">
            <text:p>MAMA</text:p>
          </table:table-cell>
          <table:table-cell table:style-name="ce28" office:value-type="float" office:value="10527">
            <text:p>10,527</text:p>
          </table:table-cell>
          <table:table-cell table:style-name="ce28" office:value-type="float" office:value="10584">
            <text:p>10,584</text:p>
          </table:table-cell>
          <table:table-cell table:style-name="ce30" office:value-type="float" office:value="11124">
            <text:p>11,124</text:p>
          </table:table-cell>
          <table:table-cell table:style-name="ce30" office:value-type="float" office:value="10624">
            <text:p>10,624</text:p>
          </table:table-cell>
          <table:table-cell table:style-name="ce30" office:value-type="float" office:value="10792">
            <text:p>10,792</text:p>
          </table:table-cell>
          <table:table-cell table:style-name="ce30" office:value-type="float" office:value="11093">
            <text:p>11,093</text:p>
          </table:table-cell>
          <table:table-cell table:style-name="ce30" office:value-type="float" office:value="12133">
            <text:p>12,133</text:p>
          </table:table-cell>
          <table:table-cell table:style-name="ce30" office:value-type="float" office:value="12844">
            <text:p>12,844</text:p>
          </table:table-cell>
        </table:table-row>
        <table:table-row table:style-name="ro1">
          <table:table-cell table:style-name="ce20" office:value-type="string">
            <text:p>Escòpia</text:p>
          </table:table-cell>
          <table:table-cell table:style-name="ce28" office:value-type="float" office:value="734">
            <text:p>734</text:p>
          </table:table-cell>
          <table:table-cell table:style-name="ce28" office:value-type="float" office:value="839">
            <text:p>839</text:p>
          </table:table-cell>
          <table:table-cell table:style-name="ce30" office:value-type="float" office:value="890">
            <text:p>890</text:p>
          </table:table-cell>
          <table:table-cell table:style-name="ce30" office:value-type="float" office:value="814">
            <text:p>814</text:p>
          </table:table-cell>
          <table:table-cell table:style-name="ce30" office:value-type="float" office:value="871">
            <text:p>871</text:p>
          </table:table-cell>
          <table:table-cell table:style-name="ce30" office:value-type="float" office:value="974">
            <text:p>974</text:p>
          </table:table-cell>
          <table:table-cell table:style-name="ce30" office:value-type="float" office:value="980">
            <text:p>980</text:p>
          </table:table-cell>
          <table:table-cell table:style-name="ce30" office:value-type="float" office:value="1029">
            <text:p>1,029</text:p>
          </table:table-cell>
        </table:table-row>
        <table:table-row table:style-name="ro1">
          <table:table-cell table:style-name="ce20" office:value-type="string">
            <text:p>Ecografies ginecològiques</text:p>
          </table:table-cell>
          <table:table-cell table:style-name="ce28" office:value-type="float" office:value="5023">
            <text:p>5,023</text:p>
          </table:table-cell>
          <table:table-cell table:style-name="ce28" office:value-type="float" office:value="5191">
            <text:p>5,191</text:p>
          </table:table-cell>
          <table:table-cell table:style-name="ce30" office:value-type="float" office:value="3229">
            <text:p>3,229</text:p>
          </table:table-cell>
          <table:table-cell table:style-name="ce30" office:value-type="float" office:value="3512">
            <text:p>3,512</text:p>
          </table:table-cell>
          <table:table-cell table:style-name="ce37" office:value-type="float" office:value="3121">
            <text:p>3,121</text:p>
          </table:table-cell>
          <table:table-cell table:style-name="ce37" office:value-type="float" office:value="3055">
            <text:p>3,055</text:p>
          </table:table-cell>
          <table:table-cell table:style-name="ce37" office:value-type="float" office:value="2616">
            <text:p>2,616</text:p>
          </table:table-cell>
          <table:table-cell table:style-name="ce37" office:value-type="float" office:value="3085">
            <text:p>3,085</text:p>
          </table:table-cell>
        </table:table-row>
        <table:table-row table:style-name="ro1">
          <table:table-cell table:style-name="ce20" office:value-type="string">
            <text:p>Ecografies obstètriques</text:p>
          </table:table-cell>
          <table:table-cell table:style-name="ce28" office:value-type="float" office:value="6756">
            <text:p>6,756</text:p>
          </table:table-cell>
          <table:table-cell table:style-name="ce28" office:value-type="float" office:value="6342">
            <text:p>6,342</text:p>
          </table:table-cell>
          <table:table-cell table:style-name="ce30" office:value-type="float" office:value="6016">
            <text:p>6,016</text:p>
          </table:table-cell>
          <table:table-cell table:style-name="ce30" office:value-type="float" office:value="5824">
            <text:p>5,824</text:p>
          </table:table-cell>
          <table:table-cell table:style-name="ce30" office:value-type="float" office:value="5208">
            <text:p>5,208</text:p>
          </table:table-cell>
          <table:table-cell table:style-name="ce30" office:value-type="float" office:value="4947">
            <text:p>4,947</text:p>
          </table:table-cell>
          <table:table-cell table:style-name="ce30" office:value-type="float" office:value="5027">
            <text:p>5,027</text:p>
          </table:table-cell>
          <table:table-cell table:style-name="ce30" office:value-type="float" office:value="4875">
            <text:p>4,875</text:p>
          </table:table-cell>
        </table:table-row>
        <table:table-row table:style-name="ro1">
          <table:table-cell table:style-name="ce20" office:value-type="string">
            <text:p>Ecografies convencionals</text:p>
          </table:table-cell>
          <table:table-cell table:style-name="ce28" office:value-type="float" office:value="14788">
            <text:p>14,788</text:p>
          </table:table-cell>
          <table:table-cell table:style-name="ce28" office:value-type="float" office:value="15054">
            <text:p>15,054</text:p>
          </table:table-cell>
          <table:table-cell table:style-name="ce30" office:value-type="float" office:value="17150">
            <text:p>17,150</text:p>
          </table:table-cell>
          <table:table-cell table:style-name="ce30" office:value-type="float" office:value="17248">
            <text:p>17,248</text:p>
          </table:table-cell>
          <table:table-cell table:style-name="ce30" office:value-type="float" office:value="17556">
            <text:p>17,556</text:p>
          </table:table-cell>
          <table:table-cell table:style-name="ce30" office:value-type="float" office:value="19922">
            <text:p>19,922</text:p>
          </table:table-cell>
          <table:table-cell table:style-name="ce30" office:value-type="float" office:value="18738">
            <text:p>18,738</text:p>
          </table:table-cell>
          <table:table-cell table:style-name="ce30" office:value-type="float" office:value="20558">
            <text:p>20,558</text:p>
          </table:table-cell>
        </table:table-row>
        <table:table-row table:style-name="ro1">
          <table:table-cell table:style-name="ce20" office:value-type="string">
            <text:p>TAC</text:p>
          </table:table-cell>
          <table:table-cell table:style-name="ce28" office:value-type="float" office:value="10236">
            <text:p>10,236</text:p>
          </table:table-cell>
          <table:table-cell table:style-name="ce28" office:value-type="float" office:value="10723">
            <text:p>10,723</text:p>
          </table:table-cell>
          <table:table-cell table:style-name="ce30" office:value-type="float" office:value="11090">
            <text:p>11,090</text:p>
          </table:table-cell>
          <table:table-cell table:style-name="ce30" office:value-type="float" office:value="11425">
            <text:p>11,425</text:p>
          </table:table-cell>
          <table:table-cell table:style-name="ce30" office:value-type="float" office:value="11597">
            <text:p>11,597</text:p>
          </table:table-cell>
          <table:table-cell table:style-name="ce30" office:value-type="float" office:value="13057">
            <text:p>13,057</text:p>
          </table:table-cell>
          <table:table-cell table:style-name="ce30" office:value-type="float" office:value="13035">
            <text:p>13,035</text:p>
          </table:table-cell>
          <table:table-cell table:style-name="ce30" office:value-type="float" office:value="13554">
            <text:p>13,554</text:p>
          </table:table-cell>
        </table:table-row>
        <table:table-row table:style-name="ro1">
          <table:table-cell table:style-name="ce20" office:value-type="string">
            <text:p>RM</text:p>
          </table:table-cell>
          <table:table-cell table:style-name="ce28" office:value-type="float" office:value="4331">
            <text:p>4,331</text:p>
          </table:table-cell>
          <table:table-cell table:style-name="ce28" office:value-type="float" office:value="5277">
            <text:p>5,277</text:p>
          </table:table-cell>
          <table:table-cell table:style-name="ce30" office:value-type="float" office:value="6056">
            <text:p>6,056</text:p>
          </table:table-cell>
          <table:table-cell table:style-name="ce30" office:value-type="float" office:value="6117">
            <text:p>6,117</text:p>
          </table:table-cell>
          <table:table-cell table:style-name="ce30" office:value-type="float" office:value="6956">
            <text:p>6,956</text:p>
          </table:table-cell>
          <table:table-cell table:style-name="ce30" office:value-type="float" office:value="6063">
            <text:p>6,063</text:p>
          </table:table-cell>
          <table:table-cell table:style-name="ce30" office:value-type="float" office:value="6555">
            <text:p>6,555</text:p>
          </table:table-cell>
          <table:table-cell table:style-name="ce30" office:value-type="float" office:value="7298">
            <text:p>7,298</text:p>
          </table:table-cell>
        </table:table-row>
        <table:table-row table:style-name="ro1">
          <table:table-cell table:style-name="ce20" office:value-type="string">
            <text:p>Ecografia DOPPLER Vascular</text:p>
          </table:table-cell>
          <table:table-cell table:style-name="ce28" office:value-type="float" office:value="1138">
            <text:p>1,138</text:p>
          </table:table-cell>
          <table:table-cell table:style-name="ce28" office:value-type="float" office:value="1296">
            <text:p>1,296</text:p>
          </table:table-cell>
          <table:table-cell table:style-name="ce30" office:value-type="float" office:value="1494">
            <text:p>1,494</text:p>
          </table:table-cell>
          <table:table-cell table:style-name="ce30" office:value-type="float" office:value="1539">
            <text:p>1,539</text:p>
          </table:table-cell>
          <table:table-cell table:style-name="ce30" office:value-type="float" office:value="1387">
            <text:p>1,387</text:p>
          </table:table-cell>
          <table:table-cell table:style-name="ce30" office:value-type="float" office:value="1574">
            <text:p>1,574</text:p>
          </table:table-cell>
          <table:table-cell table:style-name="ce30" office:value-type="float" office:value="1391">
            <text:p>1,391</text:p>
          </table:table-cell>
          <table:table-cell table:style-name="ce30" office:value-type="float" office:value="1038">
            <text:p>1,038</text:p>
          </table:table-cell>
        </table:table-row>
        <table:table-row table:style-name="ro1">
          <table:table-cell table:style-name="ce21" office:value-type="string">
            <text:p>Ecocardiograma</text:p>
          </table:table-cell>
          <table:table-cell table:style-name="ce29" office:value-type="float" office:value="4032">
            <text:p>4,032</text:p>
          </table:table-cell>
          <table:table-cell table:style-name="ce29" office:value-type="float" office:value="4046">
            <text:p>4,046</text:p>
          </table:table-cell>
          <table:table-cell table:style-name="ce36" office:value-type="float" office:value="4009">
            <text:p>4,009</text:p>
          </table:table-cell>
          <table:table-cell table:style-name="ce36" office:value-type="float" office:value="3849">
            <text:p>3,849</text:p>
          </table:table-cell>
          <table:table-cell table:style-name="ce36" office:value-type="float" office:value="3941">
            <text:p>3,941</text:p>
          </table:table-cell>
          <table:table-cell table:style-name="ce36" office:value-type="float" office:value="4337">
            <text:p>4,337</text:p>
          </table:table-cell>
          <table:table-cell table:style-name="ce36" office:value-type="float" office:value="3879">
            <text:p>3,879</text:p>
          </table:table-cell>
          <table:table-cell table:style-name="ce36" office:value-type="float" office:value="3933">
            <text:p>3,933</text:p>
          </table:table-cell>
        </table:table-row>
        <table:table-row table:style-name="ro1">
          <table:table-cell table:style-name="ce14" office:value-type="string">
            <text:p>Endoscòpies</text:p>
          </table:table-cell>
          <table:table-cell table:style-name="ce28" office:value-type="float" office:value="4402">
            <text:p>4,402</text:p>
          </table:table-cell>
          <table:table-cell table:style-name="ce28" office:value-type="float" office:value="5006">
            <text:p>5,006</text:p>
          </table:table-cell>
          <table:table-cell table:style-name="ce30" office:value-type="float" office:value="4833">
            <text:p>4,833</text:p>
          </table:table-cell>
          <table:table-cell table:style-name="ce30" office:value-type="float" office:value="5184">
            <text:p>5,184</text:p>
          </table:table-cell>
          <table:table-cell table:style-name="ce30" office:value-type="float" office:value="4913">
            <text:p>4,913</text:p>
          </table:table-cell>
          <table:table-cell table:style-name="ce30" office:value-type="float" office:value="6739">
            <text:p>6,739</text:p>
          </table:table-cell>
          <table:table-cell table:style-name="ce39" office:value-type="float" office:value="5945">
            <text:p>5945</text:p>
          </table:table-cell>
          <table:table-cell table:style-name="ce40" office:value-type="float" office:value="5750">
            <text:p>5,750 </text:p>
          </table:table-cell>
        </table:table-row>
        <table:table-row table:style-name="ro1">
          <table:table-cell table:style-name="ce14" office:value-type="string">
            <text:p>Càpsula Endoscòpica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147">
            <text:p>147</text:p>
          </table:table-cell>
          <table:table-cell table:style-name="ce30" office:value-type="float" office:value="150">
            <text:p>150</text:p>
          </table:table-cell>
          <table:table-cell table:style-name="ce30" office:value-type="float" office:value="116">
            <text:p>116</text:p>
          </table:table-cell>
          <table:table-cell table:style-name="ce30" office:value-type="float" office:value="74">
            <text:p>74</text:p>
          </table:table-cell>
          <table:table-cell table:style-name="ce30" office:value-type="float" office:value="68">
            <text:p>68</text:p>
          </table:table-cell>
          <table:table-cell table:style-name="ce39" office:value-type="float" office:value="72">
            <text:p>72</text:p>
          </table:table-cell>
          <table:table-cell table:style-name="ce40" office:value-type="float" office:value="54">
            <text:p>54 </text:p>
          </table:table-cell>
        </table:table-row>
        <table:table-row table:style-name="ro1">
          <table:table-cell table:style-name="ce14" office:value-type="string">
            <text:p>Manometries</text:p>
          </table:table-cell>
          <table:table-cell table:style-name="ce28" office:value-type="float" office:value="133">
            <text:p>133</text:p>
          </table:table-cell>
          <table:table-cell table:style-name="ce28" office:value-type="float" office:value="300">
            <text:p>300</text:p>
          </table:table-cell>
          <table:table-cell table:style-name="ce30" office:value-type="float" office:value="282">
            <text:p>282</text:p>
          </table:table-cell>
          <table:table-cell table:style-name="ce30" office:value-type="float" office:value="383">
            <text:p>383</text:p>
          </table:table-cell>
          <table:table-cell table:style-name="ce30" office:value-type="float" office:value="525">
            <text:p>525</text:p>
          </table:table-cell>
          <table:table-cell table:style-name="ce30" office:value-type="float" office:value="432">
            <text:p>432</text:p>
          </table:table-cell>
          <table:table-cell table:style-name="ce39" office:value-type="float" office:value="534">
            <text:p>534</text:p>
          </table:table-cell>
          <table:table-cell table:style-name="ce40" office:value-type="float" office:value="466">
            <text:p>466 </text:p>
          </table:table-cell>
        </table:table-row>
        <table:table-row table:style-name="ro1">
          <table:table-cell table:style-name="ce17" office:value-type="string">
            <text:p>Phmetries</text:p>
          </table:table-cell>
          <table:table-cell table:style-name="ce29" office:value-type="float" office:value="57">
            <text:p>57</text:p>
          </table:table-cell>
          <table:table-cell table:style-name="ce29" office:value-type="float" office:value="128">
            <text:p>128</text:p>
          </table:table-cell>
          <table:table-cell table:style-name="ce36" office:value-type="float" office:value="140">
            <text:p>140</text:p>
          </table:table-cell>
          <table:table-cell table:style-name="ce36" office:value-type="float" office:value="128">
            <text:p>128</text:p>
          </table:table-cell>
          <table:table-cell table:style-name="ce36" office:value-type="float" office:value="130">
            <text:p>130</text:p>
          </table:table-cell>
          <table:table-cell table:style-name="ce36" office:value-type="float" office:value="90">
            <text:p>90</text:p>
          </table:table-cell>
          <table:table-cell table:style-name="ce17" office:value-type="float" office:value="97">
            <text:p>97</text:p>
          </table:table-cell>
          <table:table-cell table:style-name="ce41" office:value-type="float" office:value="114">
            <text:p>114 </text:p>
          </table:table-cell>
        </table:table-row>
        <table:table-row table:style-name="ro1">
          <table:table-cell table:style-name="ce14" office:value-type="string">
            <text:p>Biopsies</text:p>
          </table:table-cell>
          <table:table-cell table:style-name="ce30" office:value-type="float" office:value="8995">
            <text:p>8,995</text:p>
          </table:table-cell>
          <table:table-cell table:style-name="ce30" office:value-type="float" office:value="9720">
            <text:p>9,720</text:p>
          </table:table-cell>
          <table:table-cell table:style-name="ce30" office:value-type="float" office:value="9369">
            <text:p>9,369</text:p>
          </table:table-cell>
          <table:table-cell table:style-name="ce30" office:value-type="float" office:value="9640">
            <text:p>9,640</text:p>
          </table:table-cell>
          <table:table-cell table:style-name="ce30" office:value-type="float" office:value="10234">
            <text:p>10,234</text:p>
          </table:table-cell>
          <table:table-cell table:style-name="ce30" office:value-type="float" office:value="10188">
            <text:p>10,188</text:p>
          </table:table-cell>
          <table:table-cell table:style-name="ce30" office:value-type="float" office:value="10011">
            <text:p>10,011</text:p>
          </table:table-cell>
          <table:table-cell table:style-name="ce30" office:value-type="float" office:value="10119">
            <text:p>10,119</text:p>
          </table:table-cell>
        </table:table-row>
        <table:table-row table:style-name="ro1">
          <table:table-cell table:style-name="ce14" office:value-type="string">
            <text:p>Citologies</text:p>
          </table:table-cell>
          <table:table-cell table:style-name="ce30" office:value-type="float" office:value="10173">
            <text:p>10,173</text:p>
          </table:table-cell>
          <table:table-cell table:style-name="ce30" office:value-type="float" office:value="12257">
            <text:p>12,257</text:p>
          </table:table-cell>
          <table:table-cell table:style-name="ce30" office:value-type="float" office:value="10864">
            <text:p>10,864</text:p>
          </table:table-cell>
          <table:table-cell table:style-name="ce30" office:value-type="float" office:value="10882">
            <text:p>10,882</text:p>
          </table:table-cell>
          <table:table-cell table:style-name="ce30" office:value-type="float" office:value="10970">
            <text:p>10,970</text:p>
          </table:table-cell>
          <table:table-cell table:style-name="ce30" office:value-type="float" office:value="12634">
            <text:p>12,634</text:p>
          </table:table-cell>
          <table:table-cell table:style-name="ce30" office:value-type="float" office:value="10939">
            <text:p>10,939</text:p>
          </table:table-cell>
          <table:table-cell table:style-name="ce30" office:value-type="float" office:value="10776">
            <text:p>10,776</text:p>
          </table:table-cell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TENCIO PRIMARIA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3">
          <table:table-cell table:style-name="ce42" office:value-type="string">
            <text:p><text:s text:c="2"/>Visites: Cita prèvia, programada, etc.</text:p>
          </table:table-cell>
          <table:table-cell table:style-name="ce45" office:value-type="float" office:value="641353">
            <text:p>641,353</text:p>
          </table:table-cell>
          <table:table-cell table:style-name="ce45" office:value-type="float" office:value="611336">
            <text:p>611,336</text:p>
          </table:table-cell>
          <table:table-cell table:style-name="ce48" office:value-type="float" office:value="603188">
            <text:p>603188</text:p>
          </table:table-cell>
          <table:table-cell table:style-name="ce48"/>
          <table:table-cell table:style-name="ce48">
            <draw:frame table:end-cell-address="Sheet5.R27" table:end-x="0.77cm" table:end-y="0.375cm" draw:z-index="0" draw:style-name="gr1" svg:width="25.908cm" svg:height="13.873cm" svg:x="1.96cm" svg:y="0.649cm">
              <draw:object draw:notify-on-update-of-ranges="Sheet5.A1:Sheet5.A1 Sheet5.B1:Sheet5.D1 Sheet5.A2:Sheet5.A2 Sheet5.B2:Sheet5.D2 Sheet5.A3:Sheet5.A3 Sheet5.B3:Sheet5.D3 Sheet5.A4:Sheet5.A4 Sheet5.B4:Sheet5.D4 Sheet5.A5:Sheet5.A5 Sheet5.B5:Sheet5.D5 Sheet5.A6:Sheet5.A6 Sheet5.B6:Sheet5.D6 Sheet5.A7:Sheet5.A7 Sheet5.B7:Sheet5.D7 Sheet5.A7:Sheet5.A7 Sheet5.B7:Sheet5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4">
          <table:table-cell table:style-name="ce42" office:value-type="string">
            <text:p><text:s text:c="2"/>Tècniques d'infermeria</text:p>
          </table:table-cell>
          <table:table-cell table:style-name="ce45" office:value-type="float" office:value="105269">
            <text:p>105,269</text:p>
          </table:table-cell>
          <table:table-cell table:style-name="ce45" office:value-type="float" office:value="102387">
            <text:p>102,387</text:p>
          </table:table-cell>
          <table:table-cell table:style-name="ce49" office:value-type="float" office:value="108370">
            <text:p>108370</text:p>
          </table:table-cell>
          <table:table-cell table:style-name="ce49" table:number-columns-repeated="2"/>
        </table:table-row>
        <table:table-row table:style-name="ro4">
          <table:table-cell table:style-name="ce42" office:value-type="string">
            <text:p><text:s text:c="2"/>Fora / Agenda urgències</text:p>
          </table:table-cell>
          <table:table-cell table:style-name="ce45" office:value-type="float" office:value="220776">
            <text:p>220,776</text:p>
          </table:table-cell>
          <table:table-cell table:style-name="ce45" office:value-type="float" office:value="243391">
            <text:p>243,391</text:p>
          </table:table-cell>
          <table:table-cell table:style-name="ce49" office:value-type="float" office:value="272331">
            <text:p>272331</text:p>
          </table:table-cell>
          <table:table-cell table:style-name="ce49" table:number-columns-repeated="2"/>
        </table:table-row>
        <table:table-row table:style-name="ro5">
          <table:table-cell table:style-name="ce43" office:value-type="string">
            <text:p><text:s text:c="2"/>Activitat No Presencial i Grupal</text:p>
          </table:table-cell>
          <table:table-cell table:style-name="ce46" office:value-type="float" office:value="15971">
            <text:p>15,971</text:p>
          </table:table-cell>
          <table:table-cell table:style-name="ce46" office:value-type="float" office:value="28823">
            <text:p>28,823</text:p>
          </table:table-cell>
          <table:table-cell table:style-name="ce50" office:value-type="float" office:value="47716">
            <text:p>47716</text:p>
          </table:table-cell>
          <table:table-cell table:style-name="ce50" table:number-columns-repeated="2"/>
        </table:table-row>
        <table:table-row table:style-name="ro4">
          <table:table-cell table:style-name="ce44" office:value-type="string">
            <text:p><text:s/>TOTAL DOMICILIS</text:p>
          </table:table-cell>
          <table:table-cell table:style-name="ce47" office:value-type="float" office:value="19334">
            <text:p>19334</text:p>
          </table:table-cell>
          <table:table-cell table:style-name="ce47" office:value-type="float" office:value="20121">
            <text:p>20121</text:p>
          </table:table-cell>
          <table:table-cell/>
          <table:table-cell table:style-name="ce51" table:number-columns-repeated="2"/>
        </table:table-row>
        <table:table-row table:style-name="ro1">
          <table:table-cell/>
          <table:table-cell table:number-columns-repeated="5"/>
        </table:table-row>
        <table:table-row table:style-name="ro1">
          <table:table-cell table:number-columns-repeated="4"/>
          <table:table-cell table:style-name="ce52" table:number-columns-repeated="2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 table:style-name="ce53" office:value-type="string">
            <text:p>ATENCIÓ PRIMÀRIA</text:p>
          </table:table-cell>
          <table:table-cell table:style-name="ce53" table:number-columns-repeated="8"/>
        </table:table-row>
        <table:table-row table:style-name="ro1">
          <table:table-cell table:style-name="ce14"/>
          <table:table-cell table:style-name="ce55" table:number-columns-repeated="7"/>
          <table:table-cell table:style-name="ce60"/>
        </table:table-row>
        <table:table-row table:style-name="ro1">
          <table:table-cell table:style-name="ce54" office:value-type="string">
            <text:p>CENTRES D'ATENCIÓ PRIMÀRIA</text:p>
          </table:table-cell>
          <table:table-cell table:style-name="ce55" table:number-columns-repeated="2"/>
          <table:table-cell table:style-name="ce31" office:value-type="float" office:value="2010">
            <text:p>2,010</text:p>
          </table:table-cell>
          <table:table-cell table:style-name="ce31" office:value-type="float" office:value="2011">
            <text:p>2,011</text:p>
          </table:table-cell>
          <table:table-cell table:style-name="ce31" office:value-type="float" office:value="2012">
            <text:p>2,012</text:p>
          </table:table-cell>
          <table:table-cell table:style-name="ce31" office:value-type="float" office:value="2013">
            <text:p>2,013</text:p>
          </table:table-cell>
          <table:table-cell table:style-name="ce31" office:value-type="float" office:value="2014">
            <text:p>2,014</text:p>
          </table:table-cell>
          <table:table-cell table:style-name="ce31" office:value-type="float" office:value="2015">
            <text:p>2,015</text:p>
          </table:table-cell>
        </table:table-row>
        <table:table-row table:style-name="ro1">
          <table:table-cell table:style-name="ce54" office:value-type="string">
            <text:p>VISITES</text:p>
          </table:table-cell>
          <table:table-cell table:style-name="ce55" table:number-columns-repeated="2"/>
          <table:table-cell table:style-name="ce56" table:number-columns-repeated="4"/>
          <table:table-cell table:style-name="ce14" table:number-columns-repeated="2"/>
        </table:table-row>
        <table:table-row table:style-name="ro1">
          <table:table-cell table:style-name="ce14" office:value-type="string">
            <text:p>Activitat centre </text:p>
          </table:table-cell>
          <table:table-cell table:style-name="ce14" table:number-columns-repeated="2"/>
          <table:table-cell table:style-name="ce55" office:value-type="float" office:value="725493">
            <text:p>725,493</text:p>
          </table:table-cell>
          <table:table-cell table:style-name="ce55" office:value-type="float" office:value="738068">
            <text:p>738,068</text:p>
          </table:table-cell>
          <table:table-cell table:style-name="ce55" office:value-type="float" office:value="709678">
            <text:p>709,678</text:p>
          </table:table-cell>
          <table:table-cell table:style-name="ce55" office:value-type="float" office:value="698712">
            <text:p>698,712</text:p>
          </table:table-cell>
          <table:table-cell table:style-name="ce55" office:value-type="float" office:value="611336">
            <text:p>611,336</text:p>
          </table:table-cell>
          <table:table-cell table:style-name="ce61" office:value-type="float" office:value="603188">
            <text:p>603,188</text:p>
          </table:table-cell>
        </table:table-row>
        <table:table-row table:style-name="ro1">
          <table:table-cell table:style-name="ce14" office:value-type="string">
            <text:p>Tècniques d'infermeria </text:p>
          </table:table-cell>
          <table:table-cell table:style-name="ce55" table:number-columns-repeated="2"/>
          <table:table-cell table:style-name="ce30" office:value-type="float" office:value="132471">
            <text:p>132,471</text:p>
          </table:table-cell>
          <table:table-cell table:style-name="ce30" office:value-type="float" office:value="129875">
            <text:p>129,875</text:p>
          </table:table-cell>
          <table:table-cell table:style-name="ce30" office:value-type="float" office:value="132630">
            <text:p>132,630</text:p>
          </table:table-cell>
          <table:table-cell table:style-name="ce30" office:value-type="float" office:value="135683">
            <text:p>135,683</text:p>
          </table:table-cell>
          <table:table-cell table:style-name="ce55" office:value-type="float" office:value="102387">
            <text:p>102,387</text:p>
          </table:table-cell>
          <table:table-cell table:style-name="ce61" office:value-type="float" office:value="108370">
            <text:p>108,370</text:p>
          </table:table-cell>
        </table:table-row>
        <table:table-row table:style-name="ro1">
          <table:table-cell table:style-name="ce14" office:value-type="string">
            <text:p>Fora/Agenda urgencies VE</text:p>
          </table:table-cell>
          <table:table-cell table:style-name="ce55" table:number-columns-repeated="2"/>
          <table:table-cell table:style-name="ce57" office:value-type="float" office:value="240654">
            <text:p>240,654</text:p>
          </table:table-cell>
          <table:table-cell table:style-name="ce57" office:value-type="float" office:value="236923">
            <text:p>236,923</text:p>
          </table:table-cell>
          <table:table-cell table:style-name="ce57" office:value-type="float" office:value="228004">
            <text:p>228,004</text:p>
          </table:table-cell>
          <table:table-cell table:style-name="ce57" office:value-type="float" office:value="221260">
            <text:p>221,260</text:p>
          </table:table-cell>
          <table:table-cell table:style-name="ce55" office:value-type="float" office:value="243391">
            <text:p>243,391</text:p>
          </table:table-cell>
          <table:table-cell table:style-name="ce61" office:value-type="float" office:value="272331">
            <text:p>272,331</text:p>
          </table:table-cell>
        </table:table-row>
        <table:table-row table:style-name="ro1">
          <table:table-cell table:style-name="ce39"/>
          <table:table-cell table:style-name="ce55" table:number-columns-repeated="7"/>
          <table:table-cell table:style-name="ce60"/>
        </table:table-row>
        <table:table-row table:style-name="ro1">
          <table:table-cell table:style-name="ce54" office:value-type="string">
            <text:p>DOMICILIS</text:p>
          </table:table-cell>
          <table:table-cell table:style-name="ce56" table:number-columns-repeated="2"/>
          <table:table-cell table:style-name="ce58" office:value-type="float" office:value="20288">
            <text:p>20,288</text:p>
          </table:table-cell>
          <table:table-cell table:style-name="ce58" office:value-type="float" office:value="22778">
            <text:p>22,778</text:p>
          </table:table-cell>
          <table:table-cell table:style-name="ce58" office:value-type="float" office:value="24514">
            <text:p>24,514</text:p>
          </table:table-cell>
          <table:table-cell table:style-name="ce58" office:value-type="float" office:value="24847">
            <text:p>24,847</text:p>
          </table:table-cell>
          <table:table-cell table:style-name="ce58" office:value-type="float" office:value="20121">
            <text:p>20,121</text:p>
          </table:table-cell>
          <table:table-cell table:style-name="ce58" office:value-type="float" office:value="23191">
            <text:p>23,191</text:p>
          </table:table-cell>
        </table:table-row>
        <table:table-row table:style-name="ro1">
          <table:table-cell table:style-name="ce14" office:value-type="string">
            <text:p>ATENCIO DOMCILIARIA </text:p>
          </table:table-cell>
          <table:table-cell table:style-name="ce55" table:number-columns-repeated="2"/>
          <table:table-cell table:style-name="ce57" office:value-type="float" office:value="14133">
            <text:p>14,133</text:p>
          </table:table-cell>
          <table:table-cell table:style-name="ce57" office:value-type="float" office:value="17101">
            <text:p>17,101</text:p>
          </table:table-cell>
          <table:table-cell table:style-name="ce57" office:value-type="float" office:value="18814">
            <text:p>18,814</text:p>
          </table:table-cell>
          <table:table-cell table:style-name="ce57"/>
          <table:table-cell table:style-name="ce55"/>
          <table:table-cell table:style-name="ce61" office:value-type="float" office:value="17112">
            <text:p>17,112</text:p>
          </table:table-cell>
        </table:table-row>
        <table:table-row table:style-name="ro1">
          <table:table-cell table:style-name="ce14" office:value-type="string">
            <text:p>Domicilis/Urgencies VED</text:p>
          </table:table-cell>
          <table:table-cell table:style-name="ce55" table:number-columns-repeated="2"/>
          <table:table-cell table:style-name="ce57" office:value-type="float" office:value="6155">
            <text:p>6,155</text:p>
          </table:table-cell>
          <table:table-cell table:style-name="ce57" office:value-type="float" office:value="5677">
            <text:p>5,677</text:p>
          </table:table-cell>
          <table:table-cell table:style-name="ce57" office:value-type="float" office:value="5700">
            <text:p>5,700</text:p>
          </table:table-cell>
          <table:table-cell table:style-name="ce57"/>
          <table:table-cell table:style-name="ce55"/>
          <table:table-cell table:style-name="ce61" office:value-type="float" office:value="6079">
            <text:p>6,079</text:p>
          </table:table-cell>
        </table:table-row>
        <table:table-row table:style-name="ro1">
          <table:table-cell table:style-name="ce39"/>
          <table:table-cell table:style-name="ce55" table:number-columns-repeated="7"/>
          <table:table-cell table:style-name="ce60"/>
        </table:table-row>
        <table:table-row table:style-name="ro1">
          <table:table-cell table:style-name="ce54" office:value-type="string">
            <text:p>URGÈNCIES CAC</text:p>
          </table:table-cell>
          <table:table-cell table:style-name="ce55" table:number-columns-repeated="2"/>
          <table:table-cell table:style-name="ce57" office:value-type="float" office:value="19452">
            <text:p>19,452</text:p>
          </table:table-cell>
          <table:table-cell table:style-name="ce57" office:value-type="float" office:value="16032">
            <text:p>16,032</text:p>
          </table:table-cell>
          <table:table-cell table:style-name="ce57" office:value-type="float" office:value="11825">
            <text:p>11,825</text:p>
          </table:table-cell>
          <table:table-cell table:style-name="ce57" office:value-type="float" office:value="11319">
            <text:p>11,319</text:p>
          </table:table-cell>
          <table:table-cell table:style-name="ce55" office:value-type="float" office:value="11339">
            <text:p>11,339</text:p>
          </table:table-cell>
          <table:table-cell table:style-name="ce55" office:value-type="float" office:value="13058">
            <text:p>13,058</text:p>
          </table:table-cell>
        </table:table-row>
        <table:table-row table:style-name="ro1">
          <table:table-cell table:style-name="ce14" office:value-type="string">
            <text:p>urgències/dia</text:p>
          </table:table-cell>
          <table:table-cell table:style-name="ce55" table:number-columns-repeated="2"/>
          <table:table-cell table:style-name="ce57" office:value-type="float" office:value="54.0333333333333">
            <text:p>54</text:p>
          </table:table-cell>
          <table:table-cell table:style-name="ce57" office:value-type="float" office:value="44.5333333333333">
            <text:p>45</text:p>
          </table:table-cell>
          <table:table-cell table:style-name="ce57" office:value-type="float" office:value="32.3972602739726">
            <text:p>32</text:p>
          </table:table-cell>
          <table:table-cell table:style-name="ce57" office:value-type="float" office:value="31.0109589041096">
            <text:p>31</text:p>
          </table:table-cell>
          <table:table-cell table:style-name="ce57" office:value-type="float" office:value="31.0657534246575">
            <text:p>31</text:p>
          </table:table-cell>
          <table:table-cell table:style-name="ce57" office:value-type="float" office:value="35.7753424657534">
            <text:p>36</text:p>
          </table:table-cell>
        </table:table-row>
        <table:table-row table:style-name="ro1">
          <table:table-cell table:style-name="ce14"/>
          <table:table-cell table:style-name="ce39"/>
          <table:table-cell table:style-name="ce55" table:number-columns-repeated="6"/>
          <table:table-cell table:style-name="ce60"/>
        </table:table-row>
        <table:table-row table:style-name="ro1">
          <table:table-cell table:style-name="ce54" office:value-type="string">
            <text:p>VISITES especialitzada</text:p>
          </table:table-cell>
          <table:table-cell table:style-name="ce39"/>
          <table:table-cell table:style-name="ce55" table:number-columns-repeated="6"/>
          <table:table-cell table:style-name="ce60"/>
        </table:table-row>
        <table:table-row table:style-name="ro1">
          <table:table-cell table:style-name="ce39" office:value-type="string">
            <text:p>PRIMERA</text:p>
          </table:table-cell>
          <table:table-cell table:style-name="ce39"/>
          <table:table-cell table:style-name="ce55"/>
          <table:table-cell table:style-name="ce55" office:value-type="float" office:value="14686">
            <text:p>14,686</text:p>
          </table:table-cell>
          <table:table-cell table:style-name="ce55" office:value-type="float" office:value="13100">
            <text:p>13,100</text:p>
          </table:table-cell>
          <table:table-cell table:style-name="ce59" office:value-type="float" office:value="11912">
            <text:p>11,912</text:p>
          </table:table-cell>
          <table:table-cell table:style-name="ce55" office:value-type="float" office:value="12217">
            <text:p>12,217</text:p>
          </table:table-cell>
          <table:table-cell table:style-name="ce55" office:value-type="float" office:value="13262">
            <text:p>13,262</text:p>
          </table:table-cell>
          <table:table-cell table:style-name="ce40" office:value-type="float" office:value="13700">
            <text:p>13,700 </text:p>
          </table:table-cell>
        </table:table-row>
        <table:table-row table:style-name="ro1">
          <table:table-cell table:style-name="ce39" office:value-type="string">
            <text:p>SUCCESSIVA</text:p>
          </table:table-cell>
          <table:table-cell table:style-name="ce39"/>
          <table:table-cell table:style-name="ce55"/>
          <table:table-cell table:style-name="ce55" office:value-type="float" office:value="40416">
            <text:p>40,416</text:p>
          </table:table-cell>
          <table:table-cell table:style-name="ce55" office:value-type="float" office:value="37085">
            <text:p>37,085</text:p>
          </table:table-cell>
          <table:table-cell table:style-name="ce59" office:value-type="float" office:value="34319">
            <text:p>34,319</text:p>
          </table:table-cell>
          <table:table-cell table:style-name="ce55" office:value-type="float" office:value="34169">
            <text:p>34,169</text:p>
          </table:table-cell>
          <table:table-cell table:style-name="ce55" office:value-type="float" office:value="33580">
            <text:p>33,580</text:p>
          </table:table-cell>
          <table:table-cell table:style-name="ce40" office:value-type="float" office:value="34609">
            <text:p>34,609 </text:p>
          </table:table-cell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 table:print="false">
        <table:table-column table:style-name="co1" table:default-cell-style-name="ce66"/>
        <table:table-column table:style-name="co1" table:number-columns-repeated="3" table:default-cell-style-name="ce74"/>
        <table:table-column table:style-name="co1" table:number-columns-repeated="5" table:default-cell-style-name="ce72"/>
        <table:table-column table:style-name="co1" table:default-cell-style-name="ce97"/>
        <table:table-column table:style-name="co1" table:default-cell-style-name="ce88"/>
        <table:table-row table:style-name="ro1">
          <table:table-cell table:style-name="ce62" office:value-type="string">
            <text:p>ATENCIÓ SOCIOSANITÀRIA</text:p>
          </table:table-cell>
          <table:table-cell table:style-name="ce62" table:number-columns-repeated="10"/>
        </table:table-row>
        <table:table-row table:style-name="ro1">
          <table:table-cell table:style-name="ce63"/>
          <table:table-cell table:style-name="ce72" table:number-columns-repeated="3"/>
          <table:table-cell table:number-columns-repeated="5"/>
          <table:table-cell table:style-name="ce72"/>
          <table:table-cell table:style-name="ce105"/>
        </table:table-row>
        <table:table-row table:style-name="ro1">
          <table:table-cell table:style-name="ce64" office:value-type="string">
            <text:p>Hospital de Terrassa</text:p>
          </table:table-cell>
          <table:table-cell table:style-name="ce72"/>
          <table:table-cell table:style-name="ce83" table:number-columns-repeated="7"/>
          <table:table-cell table:style-name="ce72"/>
          <table:table-cell table:style-name="ce105"/>
        </table:table-row>
        <table:table-row table:style-name="ro1">
          <table:table-cell table:style-name="ce65" office:value-type="string">
            <text:p>Convalescència</text:p>
          </table:table-cell>
          <table:table-cell table:style-name="ce73" office:value-type="float" office:value="2008">
            <text:p>2,008</text:p>
          </table:table-cell>
          <table:table-cell table:style-name="ce73" office:value-type="float" office:value="2009">
            <text:p>2,009</text:p>
          </table:table-cell>
          <table:table-cell table:style-name="ce73" office:value-type="float" office:value="2010">
            <text:p>2,010</text:p>
          </table:table-cell>
          <table:table-cell table:style-name="ce87" office:value-type="float" office:value="2011">
            <text:p>2,011</text:p>
          </table:table-cell>
          <table:table-cell table:style-name="ce87" office:value-type="float" office:value="2012">
            <text:p>2,012</text:p>
          </table:table-cell>
          <table:table-cell table:style-name="ce87" office:value-type="float" office:value="2013">
            <text:p>2,013</text:p>
          </table:table-cell>
          <table:table-cell table:style-name="ce87" office:value-type="float" office:value="2014">
            <text:p>2,014</text:p>
          </table:table-cell>
          <table:table-cell table:style-name="ce87" office:value-type="float" office:value="2015">
            <text:p>2,015</text:p>
          </table:table-cell>
          <table:table-cell table:style-name="ce87" office:value-type="string">
            <text:p>Dif.</text:p>
          </table:table-cell>
          <table:table-cell table:style-name="ce106" office:value-type="string">
            <text:p>%</text:p>
          </table:table-cell>
        </table:table-row>
        <table:table-row table:style-name="ro1">
          <table:table-cell office:value-type="string">
            <text:p>Places</text:p>
          </table:table-cell>
          <table:table-cell table:number-columns-repeated="4" office:value-type="float" office:value="60">
            <text:p>60</text:p>
          </table:table-cell>
          <table:table-cell table:number-columns-repeated="3" table:style-name="ce90" office:value-type="float" office:value="58">
            <text:p>58</text:p>
          </table:table-cell>
          <table:table-cell table:style-name="ce90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percentage" office:value="0">
            <text:p>0.0%</text:p>
          </table:table-cell>
        </table:table-row>
        <table:table-row table:style-name="ro1">
          <table:table-cell office:value-type="string">
            <text:p>Estades</text:p>
          </table:table-cell>
          <table:table-cell office:value-type="float" office:value="21065">
            <text:p>21,065</text:p>
          </table:table-cell>
          <table:table-cell office:value-type="float" office:value="21402">
            <text:p>21,402</text:p>
          </table:table-cell>
          <table:table-cell office:value-type="float" office:value="21250">
            <text:p>21,250</text:p>
          </table:table-cell>
          <table:table-cell office:value-type="float" office:value="20552">
            <text:p>20,552</text:p>
          </table:table-cell>
          <table:table-cell office:value-type="float" office:value="19124">
            <text:p>19,124</text:p>
          </table:table-cell>
          <table:table-cell office:value-type="float" office:value="17640">
            <text:p>17,640</text:p>
          </table:table-cell>
          <table:table-cell office:value-type="float" office:value="17231">
            <text:p>17,231</text:p>
          </table:table-cell>
          <table:table-cell office:value-type="float" office:value="18275">
            <text:p>18,275</text:p>
          </table:table-cell>
          <table:table-cell office:value-type="float" office:value="-409">
            <text:p>-409</text:p>
          </table:table-cell>
          <table:table-cell office:value-type="percentage" office:value="-0.0231859410430839">
            <text:p>-2.3%</text:p>
          </table:table-cell>
        </table:table-row>
        <table:table-row table:style-name="ro1">
          <table:table-cell office:value-type="string">
            <text:p>Ocupació</text:p>
          </table:table-cell>
          <table:table-cell table:style-name="ce75" office:value-type="percentage" office:value="0.979">
            <text:p>97.9%</text:p>
          </table:table-cell>
          <table:table-cell table:style-name="ce75" office:value-type="percentage" office:value="0.997204361196533">
            <text:p>99.7%</text:p>
          </table:table-cell>
          <table:table-cell table:style-name="ce84" office:value-type="percentage" office:value="0.957526382668097">
            <text:p>95.8%</text:p>
          </table:table-cell>
          <table:table-cell table:style-name="ce88" office:value-type="percentage" office:value="0.9862">
            <text:p>98.6%</text:p>
          </table:table-cell>
          <table:table-cell table:style-name="ce88" office:value-type="percentage" office:value="0.971542761089836">
            <text:p>97.2%</text:p>
          </table:table-cell>
          <table:table-cell table:style-name="ce88" office:value-type="percentage" office:value="0.9903">
            <text:p>99.0%</text:p>
          </table:table-cell>
          <table:table-cell table:style-name="ce88" office:value-type="percentage" office:value="0.9934">
            <text:p>99.3%</text:p>
          </table:table-cell>
          <table:table-cell table:style-name="ce88" office:value-type="percentage" office:value="0.9796">
            <text:p>98.0%</text:p>
          </table:table-cell>
          <table:table-cell table:style-name="ce98" office:value-type="float" office:value="0.00309999999999999">
            <text:p>0.00</text:p>
          </table:table-cell>
          <table:table-cell office:value-type="percentage" office:value="0.00313036453599918">
            <text:p>0.3%</text:p>
          </table:table-cell>
        </table:table-row>
        <table:table-row table:style-name="ro1">
          <table:table-cell office:value-type="string">
            <text:p>Altes </text:p>
          </table:table-cell>
          <table:table-cell office:value-type="float" office:value="460">
            <text:p>460</text:p>
          </table:table-cell>
          <table:table-cell office:value-type="float" office:value="540">
            <text:p>540</text:p>
          </table:table-cell>
          <table:table-cell office:value-type="float" office:value="589">
            <text:p>589</text:p>
          </table:table-cell>
          <table:table-cell office:value-type="float" office:value="596">
            <text:p>596</text:p>
          </table:table-cell>
          <table:table-cell office:value-type="float" office:value="516">
            <text:p>516</text:p>
          </table:table-cell>
          <table:table-cell office:value-type="float" office:value="546">
            <text:p>546</text:p>
          </table:table-cell>
          <table:table-cell office:value-type="float" office:value="518">
            <text:p>518</text:p>
          </table:table-cell>
          <table:table-cell office:value-type="float" office:value="504">
            <text:p>504</text:p>
          </table:table-cell>
          <table:table-cell office:value-type="float" office:value="-28">
            <text:p>-28</text:p>
          </table:table-cell>
          <table:table-cell office:value-type="percentage" office:value="-0.0512820512820513">
            <text:p>-5.1%</text:p>
          </table:table-cell>
        </table:table-row>
        <table:table-row table:style-name="ro1">
          <table:table-cell table:style-name="ce67" office:value-type="string">
            <text:p>Estada mitjana</text:p>
          </table:table-cell>
          <table:table-cell table:style-name="ce76" office:value-type="float" office:value="45.8">
            <text:p>45.8</text:p>
          </table:table-cell>
          <table:table-cell table:style-name="ce76" office:value-type="float" office:value="38.4">
            <text:p>38.4</text:p>
          </table:table-cell>
          <table:table-cell table:style-name="ce76" office:value-type="float" office:value="36.1">
            <text:p>36.1</text:p>
          </table:table-cell>
          <table:table-cell table:style-name="ce89" office:value-type="float" office:value="34.4832214765101">
            <text:p>34.5</text:p>
          </table:table-cell>
          <table:table-cell table:style-name="ce89" office:value-type="float" office:value="48.3294789227166">
            <text:p>48.3</text:p>
          </table:table-cell>
          <table:table-cell table:style-name="ce89" office:value-type="float" office:value="33">
            <text:p>33.0</text:p>
          </table:table-cell>
          <table:table-cell table:style-name="ce89" office:value-type="float" office:value="34">
            <text:p>34.0</text:p>
          </table:table-cell>
          <table:table-cell table:style-name="ce89" office:value-type="float" office:value="36">
            <text:p>36.0</text:p>
          </table:table-cell>
          <table:table-cell table:style-name="ce99" office:value-type="float" office:value="1">
            <text:p>1</text:p>
          </table:table-cell>
          <table:table-cell table:style-name="ce107" office:value-type="percentage" office:value="0.0303030303030303">
            <text:p>3.0%</text:p>
          </table:table-cell>
        </table:table-row>
        <table:table-row table:style-name="ro1">
          <table:table-cell/>
          <table:table-cell table:style-name="ce77" table:number-columns-repeated="3"/>
          <table:table-cell table:style-name="ce90" table:number-columns-repeated="5"/>
          <table:table-cell table:style-name="ce100"/>
          <table:table-cell/>
        </table:table-row>
        <table:table-row table:style-name="ro1">
          <table:table-cell table:style-name="ce65" office:value-type="string">
            <text:p>Pal.liatives</text:p>
          </table:table-cell>
          <table:table-cell table:number-columns-repeated="10"/>
        </table:table-row>
        <table:table-row table:style-name="ro1">
          <table:table-cell office:value-type="string">
            <text:p>Places</text:p>
          </table:table-cell>
          <table:table-cell table:number-columns-repeated="4" office:value-type="float" office:value="15">
            <text:p>15</text:p>
          </table:table-cell>
          <table:table-cell table:number-columns-repeated="3" table:style-name="ce90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percentage" office:value="0">
            <text:p>0.0%</text:p>
          </table:table-cell>
        </table:table-row>
        <table:table-row table:style-name="ro1">
          <table:table-cell office:value-type="string">
            <text:p>Estades</text:p>
          </table:table-cell>
          <table:table-cell office:value-type="float" office:value="5195">
            <text:p>5,195</text:p>
          </table:table-cell>
          <table:table-cell office:value-type="float" office:value="5336">
            <text:p>5,336</text:p>
          </table:table-cell>
          <table:table-cell office:value-type="float" office:value="5338">
            <text:p>5,338</text:p>
          </table:table-cell>
          <table:table-cell office:value-type="float" office:value="5707">
            <text:p>5,707</text:p>
          </table:table-cell>
          <table:table-cell office:value-type="float" office:value="5600">
            <text:p>5,600</text:p>
          </table:table-cell>
          <table:table-cell office:value-type="float" office:value="5381">
            <text:p>5,381</text:p>
          </table:table-cell>
          <table:table-cell office:value-type="float" office:value="5273">
            <text:p>5,273</text:p>
          </table:table-cell>
          <table:table-cell office:value-type="float" office:value="5324">
            <text:p>5,324</text:p>
          </table:table-cell>
          <table:table-cell office:value-type="float" office:value="-108">
            <text:p>-108</text:p>
          </table:table-cell>
          <table:table-cell office:value-type="percentage" office:value="-0.020070618844081">
            <text:p>-2.0%</text:p>
          </table:table-cell>
        </table:table-row>
        <table:table-row table:style-name="ro1">
          <table:table-cell office:value-type="string">
            <text:p>Ocupació</text:p>
          </table:table-cell>
          <table:table-cell table:style-name="ce75" office:value-type="percentage" office:value="0.966">
            <text:p>96.6%</text:p>
          </table:table-cell>
          <table:table-cell table:style-name="ce75" office:value-type="percentage" office:value="0.995">
            <text:p>99.5%</text:p>
          </table:table-cell>
          <table:table-cell table:style-name="ce84" office:value-type="percentage" office:value="0.995">
            <text:p>99.5%</text:p>
          </table:table-cell>
          <table:table-cell table:style-name="ce88" office:value-type="percentage" office:value="0.8562">
            <text:p>85.6%</text:p>
          </table:table-cell>
          <table:table-cell table:style-name="ce88" office:value-type="percentage" office:value="0.845173041894353">
            <text:p>84.5%</text:p>
          </table:table-cell>
          <table:table-cell table:style-name="ce88" office:value-type="percentage" office:value="0.8146">
            <text:p>81.5%</text:p>
          </table:table-cell>
          <table:table-cell table:style-name="ce88" office:value-type="percentage" office:value="0.8095">
            <text:p>81.0%</text:p>
          </table:table-cell>
          <table:table-cell table:style-name="ce88" office:value-type="percentage" office:value="0.8418">
            <text:p>84.2%</text:p>
          </table:table-cell>
          <table:table-cell office:value-type="float" office:value="-0.00509999999999999">
            <text:p>0</text:p>
          </table:table-cell>
          <table:table-cell office:value-type="percentage" office:value="-0.00626074146820525">
            <text:p>-0.6%</text:p>
          </table:table-cell>
        </table:table-row>
        <table:table-row table:style-name="ro1">
          <table:table-cell office:value-type="string">
            <text:p>Altes </text:p>
          </table:table-cell>
          <table:table-cell office:value-type="float" office:value="351">
            <text:p>351</text:p>
          </table:table-cell>
          <table:table-cell office:value-type="float" office:value="418">
            <text:p>418</text:p>
          </table:table-cell>
          <table:table-cell office:value-type="float" office:value="465">
            <text:p>465</text:p>
          </table:table-cell>
          <table:table-cell office:value-type="float" office:value="530">
            <text:p>530</text:p>
          </table:table-cell>
          <table:table-cell office:value-type="float" office:value="526">
            <text:p>526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  <table:table-cell office:value-type="percentage" office:value="0.0182481751824818">
            <text:p>1.8%</text:p>
          </table:table-cell>
        </table:table-row>
        <table:table-row table:style-name="ro1">
          <table:table-cell table:style-name="ce67" office:value-type="string">
            <text:p>Estada mitjana</text:p>
          </table:table-cell>
          <table:table-cell table:style-name="ce76" office:value-type="float" office:value="14.8005698005698">
            <text:p>14.8</text:p>
          </table:table-cell>
          <table:table-cell table:style-name="ce76" office:value-type="float" office:value="12.7655502392345">
            <text:p>12.8</text:p>
          </table:table-cell>
          <table:table-cell table:style-name="ce76" office:value-type="float" office:value="11.5">
            <text:p>11.5</text:p>
          </table:table-cell>
          <table:table-cell table:style-name="ce89" office:value-type="float" office:value="10.7679245283019">
            <text:p>10.8</text:p>
          </table:table-cell>
          <table:table-cell table:style-name="ce89" office:value-type="float" office:value="10.5380228136882">
            <text:p>10.5</text:p>
          </table:table-cell>
          <table:table-cell table:style-name="ce89" office:value-type="float" office:value="10">
            <text:p>10.0</text:p>
          </table:table-cell>
          <table:table-cell table:style-name="ce89" office:value-type="float" office:value="9">
            <text:p>9.0</text:p>
          </table:table-cell>
          <table:table-cell table:style-name="ce89" office:value-type="float" office:value="10">
            <text:p>10.0</text:p>
          </table:table-cell>
          <table:table-cell table:style-name="ce101" office:value-type="float" office:value="-1">
            <text:p>-1.00</text:p>
          </table:table-cell>
          <table:table-cell table:style-name="ce107" office:value-type="percentage" office:value="-0.1">
            <text:p>-10.0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4" office:value-type="string">
            <text:p>Hospital Sant Llàtzer</text:p>
          </table:table-cell>
          <table:table-cell table:number-columns-repeated="8"/>
          <table:table-cell table:style-name="ce100"/>
          <table:table-cell/>
        </table:table-row>
        <table:table-row table:style-name="ro1">
          <table:table-cell table:style-name="ce65" office:value-type="string">
            <text:p>Llarga Estada</text:p>
          </table:table-cell>
          <table:table-cell table:number-columns-repeated="10"/>
        </table:table-row>
        <table:table-row table:style-name="ro1">
          <table:table-cell office:value-type="string">
            <text:p>Places</text:p>
          </table:table-cell>
          <table:table-cell table:number-columns-repeated="4" office:value-type="float" office:value="92">
            <text:p>92</text:p>
          </table:table-cell>
          <table:table-cell table:number-columns-repeated="3" table:style-name="ce90" office:value-type="float" office:value="77">
            <text:p>77</text:p>
          </table:table-cell>
          <table:table-cell table:style-name="ce90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percentage" office:value="0">
            <text:p>0.0%</text:p>
          </table:table-cell>
        </table:table-row>
        <table:table-row table:style-name="ro1">
          <table:table-cell office:value-type="string">
            <text:p>Estades</text:p>
          </table:table-cell>
          <table:table-cell office:value-type="float" office:value="31392">
            <text:p>31,392</text:p>
          </table:table-cell>
          <table:table-cell office:value-type="float" office:value="33101">
            <text:p>33,101</text:p>
          </table:table-cell>
          <table:table-cell office:value-type="float" office:value="33454">
            <text:p>33,454</text:p>
          </table:table-cell>
          <table:table-cell office:value-type="float" office:value="28214">
            <text:p>28,214</text:p>
          </table:table-cell>
          <table:table-cell office:value-type="float" office:value="25095">
            <text:p>25,095</text:p>
          </table:table-cell>
          <table:table-cell office:value-type="float" office:value="25788">
            <text:p>25,788</text:p>
          </table:table-cell>
          <table:table-cell office:value-type="float" office:value="25412">
            <text:p>25,412</text:p>
          </table:table-cell>
          <table:table-cell office:value-type="float" office:value="25073">
            <text:p>25,073</text:p>
          </table:table-cell>
          <table:table-cell office:value-type="float" office:value="-376">
            <text:p>-376</text:p>
          </table:table-cell>
          <table:table-cell office:value-type="percentage" office:value="-0.0145804250038778">
            <text:p>-1.5%</text:p>
          </table:table-cell>
        </table:table-row>
        <table:table-row table:style-name="ro1">
          <table:table-cell office:value-type="string">
            <text:p>Ocupació</text:p>
          </table:table-cell>
          <table:table-cell table:style-name="ce75" office:value-type="percentage" office:value="0.9513142391668">
            <text:p>95.1%</text:p>
          </table:table-cell>
          <table:table-cell table:style-name="ce75" office:value-type="percentage" office:value="1.00585322036515">
            <text:p>100.6%</text:p>
          </table:table-cell>
          <table:table-cell table:style-name="ce84" office:value-type="percentage" office:value="1.01657997142369">
            <text:p>101.7%</text:p>
          </table:table-cell>
          <table:table-cell table:style-name="ce88" office:value-type="percentage" office:value="0.9204">
            <text:p>92.0%</text:p>
          </table:table-cell>
          <table:table-cell table:style-name="ce88" office:value-type="percentage" office:value="0.901833872707659">
            <text:p>90.2%</text:p>
          </table:table-cell>
          <table:table-cell table:style-name="ce88" office:value-type="percentage" office:value="0.9815">
            <text:p>98.2%</text:p>
          </table:table-cell>
          <table:table-cell table:style-name="ce88" office:value-type="percentage" office:value="0.9827">
            <text:p>98.3%</text:p>
          </table:table-cell>
          <table:table-cell table:style-name="ce88" office:value-type="percentage" office:value="0.9708">
            <text:p>97.1%</text:p>
          </table:table-cell>
          <table:table-cell office:value-type="float" office:value="0.00119999999999998">
            <text:p>0</text:p>
          </table:table-cell>
          <table:table-cell office:value-type="percentage" office:value="0.00122261844116147">
            <text:p>0.1%</text:p>
          </table:table-cell>
        </table:table-row>
        <table:table-row table:style-name="ro1">
          <table:table-cell office:value-type="string">
            <text:p>Altes 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  <table:table-cell office:value-type="float" office:value="272">
            <text:p>27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percentage" office:value="0.0111524163568773">
            <text:p>1.1%</text:p>
          </table:table-cell>
        </table:table-row>
        <table:table-row table:style-name="ro1">
          <table:table-cell table:style-name="ce67" office:value-type="string">
            <text:p>Estada mitjana</text:p>
          </table:table-cell>
          <table:table-cell table:style-name="ce78" office:value-type="float" office:value="122">
            <text:p>122</text:p>
          </table:table-cell>
          <table:table-cell table:style-name="ce78" office:value-type="float" office:value="142">
            <text:p>142</text:p>
          </table:table-cell>
          <table:table-cell table:style-name="ce78" office:value-type="float" office:value="134.9">
            <text:p>135</text:p>
          </table:table-cell>
          <table:table-cell table:style-name="ce89" office:value-type="float" office:value="119.550847457627">
            <text:p>119.6</text:p>
          </table:table-cell>
          <table:table-cell table:style-name="ce89" office:value-type="float" office:value="118.401606425703">
            <text:p>118.4</text:p>
          </table:table-cell>
          <table:table-cell table:style-name="ce89" office:value-type="float" office:value="86">
            <text:p>86.0</text:p>
          </table:table-cell>
          <table:table-cell table:style-name="ce89" office:value-type="float" office:value="105">
            <text:p>105.0</text:p>
          </table:table-cell>
          <table:table-cell table:style-name="ce89" office:value-type="float" office:value="71">
            <text:p>71.0</text:p>
          </table:table-cell>
          <table:table-cell table:style-name="ce99" office:value-type="float" office:value="19">
            <text:p>19</text:p>
          </table:table-cell>
          <table:table-cell table:style-name="ce107" office:value-type="percentage" office:value="0.22093023255814">
            <text:p>22.1%</text:p>
          </table:table-cell>
        </table:table-row>
        <table:table-row table:style-name="ro1">
          <table:table-cell table:style-name="ce65" office:value-type="string">
            <text:p>Residència </text:p>
          </table:table-cell>
          <table:table-cell table:number-columns-repeated="8"/>
          <table:table-cell table:style-name="ce100"/>
          <table:table-cell/>
        </table:table-row>
        <table:table-row table:style-name="ro1">
          <table:table-cell table:style-name="ce68" office:value-type="string">
            <text:p>Places</text:p>
          </table:table-cell>
          <table:table-cell table:number-columns-repeated="2"/>
          <table:table-cell table:number-columns-repeated="2" office:value-type="float" office:value="48">
            <text:p>48</text:p>
          </table:table-cell>
          <table:table-cell table:number-columns-repeated="3" table:style-name="ce90" office:value-type="float" office:value="63">
            <text:p>63</text:p>
          </table:table-cell>
          <table:table-cell table:style-name="ce90" office:value-type="float" office:value="71">
            <text:p>71</text:p>
          </table:table-cell>
          <table:table-cell table:number-columns-repeated="2"/>
        </table:table-row>
        <table:table-row table:style-name="ro1">
          <table:table-cell table:style-name="ce69" office:value-type="string">
            <text:p>Estades</text:p>
          </table:table-cell>
          <table:table-cell table:number-columns-repeated="2"/>
          <table:table-cell office:value-type="float" office:value="13044">
            <text:p>13,044</text:p>
          </table:table-cell>
          <table:table-cell office:value-type="float" office:value="17909">
            <text:p>17,909</text:p>
          </table:table-cell>
          <table:table-cell office:value-type="float" office:value="23143">
            <text:p>23,143</text:p>
          </table:table-cell>
          <table:table-cell office:value-type="float" office:value="24936">
            <text:p>24,936</text:p>
          </table:table-cell>
          <table:table-cell office:value-type="float" office:value="24747">
            <text:p>24,747</text:p>
          </table:table-cell>
          <table:table-cell office:value-type="float" office:value="24692">
            <text:p>24,692</text:p>
          </table:table-cell>
          <table:table-cell office:value-type="float" office:value="-189">
            <text:p>-189</text:p>
          </table:table-cell>
          <table:table-cell office:value-type="percentage" office:value="-0.00757940327237729">
            <text:p>-0.8%</text:p>
          </table:table-cell>
        </table:table-row>
        <table:table-row table:style-name="ro6">
          <table:table-cell table:style-name="ce67" office:value-type="string">
            <text:p>Ocupació</text:p>
          </table:table-cell>
          <table:table-cell table:style-name="ce79" table:number-columns-repeated="2"/>
          <table:table-cell table:style-name="ce85" office:value-type="percentage" office:value="0.979">
            <text:p>97.9%</text:p>
          </table:table-cell>
          <table:table-cell table:style-name="ce91" office:value-type="percentage" office:value="0.9654">
            <text:p>96.5%</text:p>
          </table:table-cell>
          <table:table-cell table:style-name="ce91" office:value-type="percentage" office:value="0.97430644472898">
            <text:p>97.4%</text:p>
          </table:table-cell>
          <table:table-cell table:style-name="ce91" office:value-type="percentage" office:value="0.9794">
            <text:p>97.9%</text:p>
          </table:table-cell>
          <table:table-cell table:style-name="ce91" office:value-type="percentage" office:value="0.9567">
            <text:p>95.7%</text:p>
          </table:table-cell>
          <table:table-cell table:style-name="ce91" office:value-type="percentage" office:value="0.9551">
            <text:p>95.5%</text:p>
          </table:table-cell>
          <table:table-cell table:style-name="ce99" office:value-type="float" office:value="-0.0227000000000001">
            <text:p>0</text:p>
          </table:table-cell>
          <table:table-cell table:style-name="ce107" office:value-type="percentage" office:value="-0.0231774555850521">
            <text:p>-2.3%</text:p>
          </table:table-cell>
        </table:table-row>
        <table:table-row table:style-name="ro1">
          <table:table-cell table:style-name="ce65" office:value-type="string">
            <text:p>Hospital de Dia </text:p>
          </table:table-cell>
          <table:table-cell table:number-columns-repeated="8"/>
          <table:table-cell table:style-name="ce100"/>
          <table:table-cell/>
        </table:table-row>
        <table:table-row table:style-name="ro1">
          <table:table-cell table:style-name="ce68" office:value-type="string">
            <text:p>Places</text:p>
          </table:table-cell>
          <table:table-cell table:number-columns-repeated="4" office:value-type="float" office:value="35">
            <text:p>35</text:p>
          </table:table-cell>
          <table:table-cell table:number-columns-repeated="4" table:style-name="ce96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percentage" office:value="0">
            <text:p>0.0%</text:p>
          </table:table-cell>
        </table:table-row>
        <table:table-row table:style-name="ro1">
          <table:table-cell office:value-type="string">
            <text:p>Nº pacients</text:p>
          </table:table-cell>
          <table:table-cell office:value-type="float" office:value="230">
            <text:p>230</text:p>
          </table:table-cell>
          <table:table-cell office:value-type="float" office:value="274">
            <text:p>274</text:p>
          </table:table-cell>
          <table:table-cell office:value-type="float" office:value="262">
            <text:p>262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 office:value-type="float" office:value="136">
            <text:p>136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percentage" office:value="0.0441176470588235">
            <text:p>4.4%</text:p>
          </table:table-cell>
        </table:table-row>
        <table:table-row table:style-name="ro6">
          <table:table-cell table:style-name="ce67" office:value-type="string">
            <text:p>Sessions</text:p>
          </table:table-cell>
          <table:table-cell table:style-name="ce79" office:value-type="float" office:value="8820">
            <text:p>8,820</text:p>
          </table:table-cell>
          <table:table-cell table:style-name="ce79" office:value-type="float" office:value="8976">
            <text:p>8,976</text:p>
          </table:table-cell>
          <table:table-cell table:style-name="ce79" office:value-type="float" office:value="8708">
            <text:p>8,708</text:p>
          </table:table-cell>
          <table:table-cell table:style-name="ce92" office:value-type="float" office:value="9142">
            <text:p>9,142</text:p>
          </table:table-cell>
          <table:table-cell table:style-name="ce92" office:value-type="float" office:value="8747">
            <text:p>8,747</text:p>
          </table:table-cell>
          <table:table-cell table:style-name="ce92" office:value-type="float" office:value="8649">
            <text:p>8,649</text:p>
          </table:table-cell>
          <table:table-cell table:style-name="ce92" office:value-type="float" office:value="9032">
            <text:p>9,032</text:p>
          </table:table-cell>
          <table:table-cell table:style-name="ce92" office:value-type="float" office:value="8126">
            <text:p>8,126</text:p>
          </table:table-cell>
          <table:table-cell table:style-name="ce99" office:value-type="float" office:value="383">
            <text:p>383</text:p>
          </table:table-cell>
          <table:table-cell table:style-name="ce107" office:value-type="percentage" office:value="0.0442825760203492">
            <text:p>4.4%</text:p>
          </table:table-cell>
        </table:table-row>
        <table:table-row table:style-name="ro1">
          <table:table-cell table:number-columns-repeated="9"/>
          <table:table-cell table:style-name="ce72"/>
          <table:table-cell/>
        </table:table-row>
        <table:table-row table:style-name="ro1">
          <table:table-cell table:style-name="ce64" office:value-type="string">
            <text:p>EAIA</text:p>
          </table:table-cell>
          <table:table-cell table:style-name="ce77" office:value-type="float" office:value="566">
            <text:p>566</text:p>
          </table:table-cell>
          <table:table-cell table:style-name="ce77" office:value-type="float" office:value="480">
            <text:p>480</text:p>
          </table:table-cell>
          <table:table-cell table:style-name="ce77" office:value-type="float" office:value="497">
            <text:p>497</text:p>
          </table:table-cell>
          <table:table-cell table:style-name="ce90" office:value-type="float" office:value="489">
            <text:p>489</text:p>
          </table:table-cell>
          <table:table-cell table:style-name="ce90" office:value-type="float" office:value="630">
            <text:p>630</text:p>
          </table:table-cell>
          <table:table-cell table:style-name="ce90" office:value-type="float" office:value="762">
            <text:p>762</text:p>
          </table:table-cell>
          <table:table-cell table:style-name="ce90" office:value-type="float" office:value="682">
            <text:p>682</text:p>
          </table:table-cell>
          <table:table-cell table:style-name="ce90"/>
          <table:table-cell table:style-name="ce102" office:value-type="float" office:value="-80">
            <text:p>-80</text:p>
          </table:table-cell>
          <table:table-cell office:value-type="percentage" office:value="-0.10498687664042">
            <text:p>-10.5%</text:p>
          </table:table-cell>
        </table:table-row>
        <table:table-row table:style-name="ro1">
          <table:table-cell table:style-name="ce70" office:value-type="string">
            <text:p>Geriatria Procés PAMG</text:p>
          </table:table-cell>
          <table:table-cell table:style-name="ce80" office:value-type="float" office:value="114">
            <text:p>114</text:p>
          </table:table-cell>
          <table:table-cell table:style-name="ce80" office:value-type="float" office:value="112">
            <text:p>112</text:p>
          </table:table-cell>
          <table:table-cell table:style-name="ce80" office:value-type="float" office:value="140">
            <text:p>140</text:p>
          </table:table-cell>
          <table:table-cell table:style-name="ce93" office:value-type="float" office:value="111">
            <text:p>111</text:p>
          </table:table-cell>
          <table:table-cell table:style-name="ce93" office:value-type="float" office:value="140">
            <text:p>140</text:p>
          </table:table-cell>
          <table:table-cell table:style-name="ce93" office:value-type="float" office:value="162">
            <text:p>162</text:p>
          </table:table-cell>
          <table:table-cell table:style-name="ce93" office:value-type="float" office:value="128">
            <text:p>128</text:p>
          </table:table-cell>
          <table:table-cell table:style-name="ce93" office:value-type="float" office:value="115">
            <text:p>115</text:p>
          </table:table-cell>
          <table:table-cell table:style-name="ce103" office:value-type="float" office:value="-34">
            <text:p>-34</text:p>
          </table:table-cell>
          <table:table-cell office:value-type="percentage" office:value="-0.209876543209876">
            <text:p>-21.0%</text:p>
          </table:table-cell>
        </table:table-row>
        <table:table-row table:style-name="ro1">
          <table:table-cell table:style-name="ce70" office:value-type="string">
            <text:p>Pal.liatius Procés PAMP</text:p>
          </table:table-cell>
          <table:table-cell table:style-name="ce80" office:value-type="float" office:value="115">
            <text:p>115</text:p>
          </table:table-cell>
          <table:table-cell table:style-name="ce80" office:value-type="float" office:value="139">
            <text:p>139</text:p>
          </table:table-cell>
          <table:table-cell table:style-name="ce86" office:value-type="float" office:value="109">
            <text:p>109</text:p>
          </table:table-cell>
          <table:table-cell table:style-name="ce94" office:value-type="float" office:value="130">
            <text:p>130</text:p>
          </table:table-cell>
          <table:table-cell table:style-name="ce94" office:value-type="float" office:value="143">
            <text:p>143</text:p>
          </table:table-cell>
          <table:table-cell table:style-name="ce94" office:value-type="float" office:value="163">
            <text:p>163</text:p>
          </table:table-cell>
          <table:table-cell table:style-name="ce94" office:value-type="float" office:value="132">
            <text:p>132</text:p>
          </table:table-cell>
          <table:table-cell table:style-name="ce94" office:value-type="float" office:value="136">
            <text:p>136</text:p>
          </table:table-cell>
          <table:table-cell table:style-name="ce103" office:value-type="float" office:value="-31">
            <text:p>-31</text:p>
          </table:table-cell>
          <table:table-cell office:value-type="percentage" office:value="-0.190184049079755">
            <text:p>-19.0%</text:p>
          </table:table-cell>
        </table:table-row>
        <table:table-row table:style-name="ro1">
          <table:table-cell table:style-name="ce71" office:value-type="string">
            <text:p>Demències Procés PAMC</text:p>
          </table:table-cell>
          <table:table-cell table:style-name="ce81" office:value-type="float" office:value="337">
            <text:p>337</text:p>
          </table:table-cell>
          <table:table-cell table:style-name="ce81" office:value-type="float" office:value="229">
            <text:p>229</text:p>
          </table:table-cell>
          <table:table-cell table:style-name="ce81" office:value-type="float" office:value="248">
            <text:p>248</text:p>
          </table:table-cell>
          <table:table-cell table:style-name="ce95" office:value-type="float" office:value="248">
            <text:p>248</text:p>
          </table:table-cell>
          <table:table-cell table:style-name="ce95" office:value-type="float" office:value="347">
            <text:p>347</text:p>
          </table:table-cell>
          <table:table-cell table:style-name="ce95" office:value-type="float" office:value="437">
            <text:p>437</text:p>
          </table:table-cell>
          <table:table-cell table:style-name="ce95" office:value-type="float" office:value="422">
            <text:p>422</text:p>
          </table:table-cell>
          <table:table-cell table:style-name="ce95" office:value-type="float" office:value="423">
            <text:p>423</text:p>
          </table:table-cell>
          <table:table-cell table:style-name="ce104" office:value-type="float" office:value="-15">
            <text:p>-15</text:p>
          </table:table-cell>
          <table:table-cell table:style-name="ce107" office:value-type="percentage" office:value="-0.034324942791762">
            <text:p>-3.4%</text:p>
          </table:table-cell>
        </table:table-row>
        <table:table-row table:style-name="ro1">
          <table:table-cell table:style-name="ce70"/>
          <table:table-cell table:style-name="ce80" table:number-columns-repeated="3"/>
          <table:table-cell table:style-name="ce93" table:number-columns-repeated="5"/>
          <table:table-cell table:style-name="ce103"/>
          <table:table-cell/>
        </table:table-row>
        <table:table-row table:style-name="ro1">
          <table:table-cell table:style-name="ce64" office:value-type="string">
            <text:p>PADES (2 Equips) </text:p>
          </table:table-cell>
          <table:table-cell table:style-name="ce77" table:number-columns-repeated="3"/>
          <table:table-cell table:style-name="ce90" table:number-columns-repeated="5"/>
          <table:table-cell table:style-name="ce102"/>
          <table:table-cell/>
        </table:table-row>
        <table:table-row table:style-name="ro1">
          <table:table-cell table:style-name="ce70" office:value-type="string">
            <text:p>Nº de pacients atesos</text:p>
          </table:table-cell>
          <table:table-cell table:style-name="ce80" office:value-type="float" office:value="249">
            <text:p>249</text:p>
          </table:table-cell>
          <table:table-cell table:style-name="ce80" office:value-type="float" office:value="231">
            <text:p>231</text:p>
          </table:table-cell>
          <table:table-cell table:style-name="ce80" office:value-type="float" office:value="289">
            <text:p>289</text:p>
          </table:table-cell>
          <table:table-cell table:style-name="ce93" office:value-type="float" office:value="333">
            <text:p>333</text:p>
          </table:table-cell>
          <table:table-cell table:style-name="ce93" office:value-type="float" office:value="357">
            <text:p>357</text:p>
          </table:table-cell>
          <table:table-cell table:style-name="ce93" office:value-type="float" office:value="378">
            <text:p>378</text:p>
          </table:table-cell>
          <table:table-cell table:style-name="ce93" office:value-type="float" office:value="368">
            <text:p>368</text:p>
          </table:table-cell>
          <table:table-cell table:style-name="ce93" office:value-type="float" office:value="340">
            <text:p>340</text:p>
          </table:table-cell>
          <table:table-cell table:style-name="ce103" office:value-type="float" office:value="-10">
            <text:p>-10</text:p>
          </table:table-cell>
          <table:table-cell office:value-type="percentage" office:value="-0.0264550264550265">
            <text:p>-2.6%</text:p>
          </table:table-cell>
        </table:table-row>
        <table:table-row table:style-name="ro1">
          <table:table-cell table:style-name="ce71" office:value-type="string">
            <text:p>Nº de processos</text:p>
          </table:table-cell>
          <table:table-cell table:style-name="ce81" office:value-type="float" office:value="278">
            <text:p>278</text:p>
          </table:table-cell>
          <table:table-cell table:style-name="ce81" office:value-type="float" office:value="248">
            <text:p>248</text:p>
          </table:table-cell>
          <table:table-cell table:style-name="ce81" office:value-type="float" office:value="369">
            <text:p>369</text:p>
          </table:table-cell>
          <table:table-cell table:style-name="ce95" office:value-type="float" office:value="457">
            <text:p>457</text:p>
          </table:table-cell>
          <table:table-cell table:style-name="ce95" office:value-type="float" office:value="409">
            <text:p>409</text:p>
          </table:table-cell>
          <table:table-cell table:style-name="ce95" office:value-type="float" office:value="440">
            <text:p>440</text:p>
          </table:table-cell>
          <table:table-cell table:style-name="ce95" office:value-type="float" office:value="427">
            <text:p>427</text:p>
          </table:table-cell>
          <table:table-cell table:style-name="ce95" office:value-type="float" office:value="396">
            <text:p>396</text:p>
          </table:table-cell>
          <table:table-cell table:style-name="ce104" office:value-type="float" office:value="-13">
            <text:p>-13</text:p>
          </table:table-cell>
          <table:table-cell table:style-name="ce107" office:value-type="percentage" office:value="-0.0295454545454545">
            <text:p>-3.0%</text:p>
          </table:table-cell>
        </table:table-row>
        <table:table-row table:style-name="ro1">
          <table:table-cell table:style-name="ce64"/>
          <table:table-cell table:style-name="ce82" table:number-columns-repeated="3"/>
          <table:table-cell table:style-name="ce96" table:number-columns-repeated="5"/>
          <table:table-cell table:style-name="ce100"/>
          <table:table-cell/>
        </table:table-row>
        <table:table-row table:style-name="ro1">
          <table:table-cell table:style-name="ce64" office:value-type="string">
            <text:p>UFISS </text:p>
          </table:table-cell>
          <table:table-cell table:style-name="ce77" table:number-columns-repeated="3"/>
          <table:table-cell table:style-name="ce90" table:number-columns-repeated="5"/>
          <table:table-cell table:style-name="ce102"/>
          <table:table-cell/>
        </table:table-row>
        <table:table-row table:style-name="ro1">
          <table:table-cell table:style-name="ce70" office:value-type="string">
            <text:p>Nº de pacients atesos (UFISS Geriatria )</text:p>
          </table:table-cell>
          <table:table-cell table:style-name="ce80" office:value-type="float" office:value="806">
            <text:p>806</text:p>
          </table:table-cell>
          <table:table-cell table:style-name="ce80" office:value-type="float" office:value="854">
            <text:p>854</text:p>
          </table:table-cell>
          <table:table-cell table:style-name="ce80" office:value-type="float" office:value="778">
            <text:p>778</text:p>
          </table:table-cell>
          <table:table-cell table:style-name="ce93" office:value-type="float" office:value="762">
            <text:p>762</text:p>
          </table:table-cell>
          <table:table-cell table:style-name="ce93" office:value-type="float" office:value="735">
            <text:p>735</text:p>
          </table:table-cell>
          <table:table-cell table:style-name="ce93" office:value-type="float" office:value="933">
            <text:p>933</text:p>
          </table:table-cell>
          <table:table-cell table:style-name="ce93" office:value-type="float" office:value="1209">
            <text:p>1,209</text:p>
          </table:table-cell>
          <table:table-cell table:style-name="ce93" office:value-type="float" office:value="1072">
            <text:p>1,072</text:p>
          </table:table-cell>
          <table:table-cell table:style-name="ce103" office:value-type="float" office:value="276">
            <text:p>276</text:p>
          </table:table-cell>
          <table:table-cell office:value-type="percentage" office:value="0.295819935691318">
            <text:p>29.6%</text:p>
          </table:table-cell>
        </table:table-row>
        <table:table-row table:style-name="ro1">
          <table:table-cell table:style-name="ce70" office:value-type="string">
            <text:p>Nº de processos</text:p>
          </table:table-cell>
          <table:table-cell table:style-name="ce80" office:value-type="float" office:value="924">
            <text:p>924</text:p>
          </table:table-cell>
          <table:table-cell table:style-name="ce80" office:value-type="float" office:value="928">
            <text:p>928</text:p>
          </table:table-cell>
          <table:table-cell table:style-name="ce80" office:value-type="float" office:value="861">
            <text:p>861</text:p>
          </table:table-cell>
          <table:table-cell table:style-name="ce93" office:value-type="float" office:value="853">
            <text:p>853</text:p>
          </table:table-cell>
          <table:table-cell table:style-name="ce93" office:value-type="float" office:value="835">
            <text:p>835</text:p>
          </table:table-cell>
          <table:table-cell table:style-name="ce93" office:value-type="float" office:value="1178">
            <text:p>1,178</text:p>
          </table:table-cell>
          <table:table-cell table:style-name="ce93" office:value-type="float" office:value="1555">
            <text:p>1,555</text:p>
          </table:table-cell>
          <table:table-cell table:style-name="ce93" office:value-type="float" office:value="1275">
            <text:p>1,275</text:p>
          </table:table-cell>
          <table:table-cell table:style-name="ce103" office:value-type="float" office:value="377">
            <text:p>377</text:p>
          </table:table-cell>
          <table:table-cell office:value-type="percentage" office:value="0.320033955857385">
            <text:p>32.0%</text:p>
          </table:table-cell>
        </table:table-row>
        <table:table-row table:style-name="ro1">
          <table:table-cell table:style-name="ce70"/>
          <table:table-cell table:style-name="ce80" table:number-columns-repeated="3"/>
          <table:table-cell table:style-name="ce93" table:number-columns-repeated="5"/>
          <table:table-cell table:style-name="ce103"/>
          <table:table-cell/>
        </table:table-row>
        <table:table-row table:style-name="ro1">
          <table:table-cell table:style-name="ce70" office:value-type="string">
            <text:p>Nº de pacients atesos (UFISS Pal.liativa )</text:p>
          </table:table-cell>
          <table:table-cell table:style-name="ce80" office:value-type="float" office:value="426">
            <text:p>426</text:p>
          </table:table-cell>
          <table:table-cell table:style-name="ce80" office:value-type="float" office:value="376">
            <text:p>376</text:p>
          </table:table-cell>
          <table:table-cell table:style-name="ce80" office:value-type="float" office:value="341">
            <text:p>341</text:p>
          </table:table-cell>
          <table:table-cell table:style-name="ce93" office:value-type="float" office:value="414">
            <text:p>414</text:p>
          </table:table-cell>
          <table:table-cell table:style-name="ce93" office:value-type="float" office:value="435">
            <text:p>435</text:p>
          </table:table-cell>
          <table:table-cell table:style-name="ce93" office:value-type="float" office:value="458">
            <text:p>458</text:p>
          </table:table-cell>
          <table:table-cell table:style-name="ce93" office:value-type="float" office:value="447">
            <text:p>447</text:p>
          </table:table-cell>
          <table:table-cell table:style-name="ce93" office:value-type="float" office:value="405">
            <text:p>405</text:p>
          </table:table-cell>
          <table:table-cell table:style-name="ce103" office:value-type="float" office:value="-11">
            <text:p>-11</text:p>
          </table:table-cell>
          <table:table-cell office:value-type="percentage" office:value="-0.0240174672489083">
            <text:p>-2.4%</text:p>
          </table:table-cell>
        </table:table-row>
        <table:table-row table:style-name="ro1">
          <table:table-cell table:style-name="ce71" office:value-type="string">
            <text:p>Nº de processos</text:p>
          </table:table-cell>
          <table:table-cell table:style-name="ce81" office:value-type="float" office:value="557">
            <text:p>557</text:p>
          </table:table-cell>
          <table:table-cell table:style-name="ce81" office:value-type="float" office:value="456">
            <text:p>456</text:p>
          </table:table-cell>
          <table:table-cell table:style-name="ce81" office:value-type="float" office:value="410">
            <text:p>410</text:p>
          </table:table-cell>
          <table:table-cell table:style-name="ce95" office:value-type="float" office:value="538">
            <text:p>538</text:p>
          </table:table-cell>
          <table:table-cell table:style-name="ce95" office:value-type="float" office:value="533">
            <text:p>533</text:p>
          </table:table-cell>
          <table:table-cell table:style-name="ce95" office:value-type="float" office:value="555">
            <text:p>555</text:p>
          </table:table-cell>
          <table:table-cell table:style-name="ce95" office:value-type="float" office:value="547">
            <text:p>547</text:p>
          </table:table-cell>
          <table:table-cell table:style-name="ce95" office:value-type="float" office:value="469">
            <text:p>469</text:p>
          </table:table-cell>
          <table:table-cell table:style-name="ce104" office:value-type="float" office:value="-8">
            <text:p>-8</text:p>
          </table:table-cell>
          <table:table-cell table:style-name="ce107" office:value-type="percentage" office:value="-0.0144144144144144">
            <text:p>-1.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57P0" style:volatile="true">
      <number:text> </number:text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1" number:min-integer-digits="1"/>
      <number:text>%</number:text>
    </number:percentage-style>
    <number:number-style style:name="N141P0" style:volatile="true">
      <number:number number:decimal-places="0" number:min-integer-digits="1" number:grouping="true"/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1" number:min-integer-digits="1" number:grouping="true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integer-digits="1"/>
    </number:number-style>
    <number:number-style style:name="N144">
      <number:text>(</number:text>
      <number:number number:decimal-places="0" number:min-integer-digits="1"/>
      <number:text>)</number:text>
      <style:map style:condition="value()&gt;=0" style:apply-style-name="N144P0"/>
    </number:number-style>
    <number:percentage-style style:name="N145">
      <number:number number:decimal-places="1" number:min-integer-digits="1" number:grouping="true"/>
      <number:text>%</number:text>
    </number:percentage-style>
    <number:number-style style:name="N146P0" style:volatile="true">
      <number:number number:decimal-places="1" number:min-integer-digits="1" number:grouping="true"/>
    </number:number-style>
    <number:number-style style:name="N146">
      <number:text>(</number:text>
      <number:number number:decimal-places="1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number:text>(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style:text-properties fo:color="#ff0000"/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£</number:text>
      <number:number number:decimal-places="0" number:min-integer-digits="1" number:grouping="true"/>
      <number:text> </number:text>
    </number:number-style>
    <number:number-style style:name="N153P1" style:volatile="true">
      <number:text>-£</number:text>
      <number:number number:decimal-places="0" number:min-integer-digits="1" number:grouping="true"/>
      <number:text> </number:text>
    </number:number-style>
    <number:number-style style:name="N153P2" style:volatile="true">
      <number:text> £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number-style style:name="N158P0" style:volatile="true">
      <number:number number:decimal-places="0" number:min-integer-digits="1" number:grouping="true"/>
    </number:number-style>
    <number:number-style style:name="N158">
      <number:text>(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">
      <number:text>-</number:text>
      <number:number number:decimal-places="0" number:min-integer-digits="1" number:grouping="true"/>
      <style:map style:condition="value()&gt;=0" style:apply-style-name="N159P0"/>
    </number:number-style>
    <number:number-style style:name="N160">
      <number:number number:decimal-places="0" number:min-integer-digits="1" number:grouping="true"/>
    </number:number-style>
    <number:percentage-style style:name="N161">
      <number:number number:decimal-places="1" number:min-integer-digits="1"/>
      <number:text>%</number:text>
    </number:percentage-style>
    <number:number-style style:name="N162P0" style:volatile="true">
      <number:number number:decimal-places="0" number:min-integer-digits="1" number:grouping="true"/>
    </number:number-style>
    <number:number-style style:name="N162"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percentage-style style:name="N163">
      <number:number number:decimal-places="2" number:min-integer-digits="1"/>
      <number:text>%</number:text>
    </number:percentage-style>
    <number:number-style style:name="N164">
      <number:number number:decimal-places="1" number:min-integer-digits="1" number:grouping="true"/>
    </number:number-style>
    <number:number-style style:name="N165P0" style:volatile="true">
      <number:number number:decimal-places="0" number:min-integer-digits="1"/>
    </number:number-style>
    <number:number-style style:name="N165">
      <number:text>(</number:text>
      <number:number number:decimal-places="0" number:min-integer-digits="1"/>
      <number:text>)</number:text>
      <style:map style:condition="value()&gt;=0" style:apply-style-name="N165P0"/>
    </number:number-style>
    <number:percentage-style style:name="N166">
      <number:number number:decimal-places="1" number:min-integer-digits="1" number:grouping="true"/>
      <number:text>%</number:text>
    </number:percentage-style>
    <number:number-style style:name="N167P0" style:volatile="true">
      <number:number number:decimal-places="1" number:min-integer-digits="1" number:grouping="true"/>
    </number:number-style>
    <number:number-style style:name="N167">
      <number:text>(</number:text>
      <number:number number:decimal-places="1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2" number:min-integer-digits="1"/>
    </number:number-style>
    <number:number-style style:name="N169">
      <number:number number:decimal-places="2" number:min-integer-digits="1" number:grouping="true"/>
    </number:number-style>
    <number:percentage-style style:name="N170">
      <number:number number:decimal-places="0" number:min-integer-digits="1"/>
      <number:text>%</number:text>
    </number:percentage-style>
    <number:number-style style:name="N171">
      <number:number number:decimal-places="0" number:min-integer-digits="1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(</number:text>
      <number:number number:decimal-places="2" number:min-integer-digits="1" number:grouping="true"/>
      <number:text>)</number:text>
      <style:map style:condition="value()&gt;=0" style:apply-style-name="N172P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" style:family="table-cell" style:parent-style-name="Default">
      <style:table-cell-properties fo:background-color="#e3e3e3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35cm solid #c0c0c0" style:rotation-align="none"/>
    </style:style>
    <style:style style:name="Output" style:family="table-cell" style:parent-style-name="Default">
      <style:table-cell-properties fo:background-color="#c0c0c0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5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/11/2016</text:date>, <text:time>04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oluctiu_20_població_20_RCA" style:display-name="PageStyle_Evoluctiu població R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" style:display-name="PageStyle_Evoluctiu població RC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" style:display-name="PageStyle_Evoluctiu població RC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" style:display-name="PageStyle_Evoluctiu població RC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4" style:display-name="PageStyle_Evoluctiu població RCA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5" style:display-name="PageStyle_Evoluctiu població RC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6" style:display-name="PageStyle_Evoluctiu població RC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7" style:display-name="PageStyle_Evoluctiu població RCA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8" style:display-name="PageStyle_Evoluctiu població RCA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9" style:display-name="PageStyle_Evoluctiu població RCA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0" style:display-name="PageStyle_Evoluctiu població RCA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1" style:display-name="PageStyle_Evoluctiu població RCA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2" style:display-name="PageStyle_Evoluctiu població RCA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3" style:display-name="PageStyle_Evoluctiu població RCA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4" style:display-name="PageStyle_Evoluctiu població RC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5" style:display-name="PageStyle_Evoluctiu població RCA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6" style:display-name="PageStyle_Evoluctiu població RCA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7" style:display-name="PageStyle_Evoluctiu població RCA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8" style:display-name="PageStyle_Evoluctiu població RCA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19" style:display-name="PageStyle_Evoluctiu població RCA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0" style:display-name="PageStyle_Evoluctiu població RCA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1" style:display-name="PageStyle_Evoluctiu població RCA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2" style:display-name="PageStyle_Evoluctiu població RCA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3" style:display-name="PageStyle_Evoluctiu població RCA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4" style:display-name="PageStyle_Evoluctiu població RCA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5" style:display-name="PageStyle_Evoluctiu població RCA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6" style:display-name="PageStyle_Evoluctiu població RCA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7" style:display-name="PageStyle_Evoluctiu població RCA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8" style:display-name="PageStyle_Evoluctiu població RCA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29" style:display-name="PageStyle_Evoluctiu població RCA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0" style:display-name="PageStyle_Evoluctiu població RCA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1" style:display-name="PageStyle_Evoluctiu població RCA 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2" style:display-name="PageStyle_Evoluctiu població RCA 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3" style:display-name="PageStyle_Evoluctiu població RCA 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oluctiu_20_població_20_RCA_20_34" style:display-name="PageStyle_Evoluctiu població RCA 3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es_20_memòria_20_2008_20_2015" style:display-name="PageStyle_Dades memòria 2008 20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des_20_memòria_20_2008_20_2015_20_1" style:display-name="PageStyle_Dades memòria 2008 2015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_20_2013_20_2014" style:display-name="PageStyle_mes dades acti 2013 20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vitat_20_2014_20_2015" style:display-name="PageStyle_mes dades activitat 2014 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_20_2013_20_2014_20_1" style:display-name="PageStyle_mes dades acti 2013 2014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_20_2013_20_2014_20_2" style:display-name="PageStyle_mes dades acti 2013 2014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_20_2013_20_2014_20_3" style:display-name="PageStyle_mes dades acti 2013 2014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_20_2013_20_2014_20_4" style:display-name="PageStyle_mes dades acti 2013 2014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vitat_20_2014_20_2015_20_1" style:display-name="PageStyle_mes dades activitat 2014 2015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_20_dades_20_activitat_20_2014_20_2015_20_2" style:display-name="PageStyle_mes dades activitat 2014 2015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25T20:14:58.21</meta:creation-date>
    <dc:date>2016-11-26T04:13:27.27</dc:date>
    <meta:editing-duration>PT6H4M34S</meta:editing-duration>
    <meta:editing-cycles>4</meta:editing-cycles>
    <meta:generator>OpenOffice.org/3.3$Win32 OpenOffice.org_project/330m20$Build-9567</meta:generator>
    <meta:document-statistic meta:table-count="5" meta:cell-count="1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6cm" svg:y="2.764cm" chart:style-name="ch2"/>
        <chart:plot-area chart:style-name="ch3" table:cell-range-address="RCA_popullation.A71:RCA_popullation.H113" chart:data-source-has-labels="column" svg:x="0.77cm" svg:y="0.855cm" svg:width="12.246cm" svg:height="7.545cm">
          <chartooo:coordinate-region svg:x="2.053cm" svg:y="1.067cm" svg:width="10.392cm" svg:height="6.236cm"/>
          <chart:axis chart:dimension="x" chart:name="primary-x" chart:style-name="ch4">
            <chart:categories table:cell-range-address="RCA_popullation.A71:RCA_popullation.A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CA_popullation.B71:RCA_popullation.B113" chart:class="chart:line">
            <chart:data-point chart:repeated="43"/>
          </chart:series>
          <chart:series chart:style-name="ch8" chart:values-cell-range-address="RCA_popullation.C71:RCA_popullation.C113" chart:class="chart:line">
            <chart:data-point chart:repeated="43"/>
          </chart:series>
          <chart:series chart:style-name="ch9" chart:values-cell-range-address="RCA_popullation.D71:RCA_popullation.D113" chart:class="chart:line">
            <chart:data-point chart:repeated="43"/>
          </chart:series>
          <chart:series chart:style-name="ch10" chart:values-cell-range-address="RCA_popullation.E71:RCA_popullation.E113" chart:class="chart:line">
            <chart:data-point chart:repeated="43"/>
          </chart:series>
          <chart:series chart:style-name="ch11" chart:values-cell-range-address="RCA_popullation.F71:RCA_popullation.F113" chart:class="chart:line">
            <chart:data-point chart:repeated="43"/>
          </chart:series>
          <chart:series chart:style-name="ch12" chart:values-cell-range-address="RCA_popullation.G71:RCA_popullation.G113" chart:class="chart:line">
            <chart:data-point chart:repeated="43"/>
          </chart:series>
          <chart:series chart:style-name="ch13" chart:values-cell-range-address="RCA_popullation.H71:RCA_popullation.H113" chart:class="chart:line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t_12</text:p>
                <draw:g>
                  <svg:desc>RCA_popullation.A71:RCA_popullation.A113</svg:desc>
                </draw:g>
              </table:table-cell>
              <table:table-cell office:value-type="float" office:value="41612">
                <text:p>41612</text:p>
                <draw:g>
                  <svg:desc>RCA_popullation.B71:RCA_popullation.B113</svg:desc>
                </draw:g>
              </table:table-cell>
              <table:table-cell office:value-type="float" office:value="26008">
                <text:p>26008</text:p>
                <draw:g>
                  <svg:desc>RCA_popullation.C71:RCA_popullation.C113</svg:desc>
                </draw:g>
              </table:table-cell>
              <table:table-cell office:value-type="float" office:value="41254">
                <text:p>41254</text:p>
                <draw:g>
                  <svg:desc>RCA_popullation.D71:RCA_popullation.D113</svg:desc>
                </draw:g>
              </table:table-cell>
              <table:table-cell office:value-type="float" office:value="41267">
                <text:p>41267</text:p>
                <draw:g>
                  <svg:desc>RCA_popullation.E71:RCA_popullation.E113</svg:desc>
                </draw:g>
              </table:table-cell>
              <table:table-cell office:value-type="float" office:value="13066">
                <text:p>13066</text:p>
                <draw:g>
                  <svg:desc>RCA_popullation.F71:RCA_popullation.F113</svg:desc>
                </draw:g>
              </table:table-cell>
              <table:table-cell office:value-type="float" office:value="16701">
                <text:p>16701</text:p>
                <draw:g>
                  <svg:desc>RCA_popullation.G71:RCA_popullation.G113</svg:desc>
                </draw:g>
              </table:table-cell>
              <table:table-cell office:value-type="float" office:value="22655">
                <text:p>22655</text:p>
                <draw:g>
                  <svg:desc>RCA_popullation.H71:RCA_popullation.H113</svg:desc>
                </draw:g>
              </table:table-cell>
            </table:table-row>
            <table:table-row>
              <table:table-cell office:value-type="string">
                <text:p>Oct_12</text:p>
              </table:table-cell>
              <table:table-cell office:value-type="float" office:value="41762">
                <text:p>41762</text:p>
              </table:table-cell>
              <table:table-cell office:value-type="float" office:value="26008">
                <text:p>26008</text:p>
              </table:table-cell>
              <table:table-cell office:value-type="float" office:value="41304">
                <text:p>41304</text:p>
              </table:table-cell>
              <table:table-cell office:value-type="float" office:value="41311">
                <text:p>41311</text:p>
              </table:table-cell>
              <table:table-cell office:value-type="float" office:value="13080">
                <text:p>13080</text:p>
              </table:table-cell>
              <table:table-cell office:value-type="float" office:value="16724">
                <text:p>16724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Nov_12</text:p>
              </table:table-cell>
              <table:table-cell office:value-type="float" office:value="41437">
                <text:p>41437</text:p>
              </table:table-cell>
              <table:table-cell office:value-type="float" office:value="25766">
                <text:p>25766</text:p>
              </table:table-cell>
              <table:table-cell office:value-type="float" office:value="40998">
                <text:p>40998</text:p>
              </table:table-cell>
              <table:table-cell office:value-type="float" office:value="40942">
                <text:p>40942</text:p>
              </table:table-cell>
              <table:table-cell office:value-type="float" office:value="13063">
                <text:p>13063</text:p>
              </table:table-cell>
              <table:table-cell office:value-type="float" office:value="16698">
                <text:p>16698</text:p>
              </table:table-cell>
              <table:table-cell office:value-type="float" office:value="22472">
                <text:p>22472</text:p>
              </table:table-cell>
            </table:table-row>
            <table:table-row>
              <table:table-cell office:value-type="string">
                <text:p>Des_12</text:p>
              </table:table-cell>
              <table:table-cell office:value-type="float" office:value="41304">
                <text:p>41304</text:p>
              </table:table-cell>
              <table:table-cell office:value-type="float" office:value="25665">
                <text:p>25665</text:p>
              </table:table-cell>
              <table:table-cell office:value-type="float" office:value="40827">
                <text:p>40827</text:p>
              </table:table-cell>
              <table:table-cell office:value-type="float" office:value="40717">
                <text:p>40717</text:p>
              </table:table-cell>
              <table:table-cell office:value-type="float" office:value="13095">
                <text:p>13095</text:p>
              </table:table-cell>
              <table:table-cell office:value-type="float" office:value="16685">
                <text:p>16685</text:p>
              </table:table-cell>
              <table:table-cell office:value-type="float" office:value="22417">
                <text:p>22417</text:p>
              </table:table-cell>
            </table:table-row>
            <table:table-row>
              <table:table-cell office:value-type="string">
                <text:p>Gen_13</text:p>
              </table:table-cell>
              <table:table-cell office:value-type="float" office:value="41312">
                <text:p>41312</text:p>
              </table:table-cell>
              <table:table-cell office:value-type="float" office:value="25700">
                <text:p>25700</text:p>
              </table:table-cell>
              <table:table-cell office:value-type="float" office:value="40879">
                <text:p>40879</text:p>
              </table:table-cell>
              <table:table-cell office:value-type="float" office:value="40734">
                <text:p>40734</text:p>
              </table:table-cell>
              <table:table-cell office:value-type="float" office:value="13110">
                <text:p>13110</text:p>
              </table:table-cell>
              <table:table-cell office:value-type="float" office:value="16710">
                <text:p>16710</text:p>
              </table:table-cell>
              <table:table-cell office:value-type="float" office:value="22427">
                <text:p>22427</text:p>
              </table:table-cell>
            </table:table-row>
            <table:table-row>
              <table:table-cell office:value-type="string">
                <text:p>Feb_13</text:p>
              </table:table-cell>
              <table:table-cell office:value-type="float" office:value="41312">
                <text:p>41312</text:p>
              </table:table-cell>
              <table:table-cell office:value-type="float" office:value="25705">
                <text:p>25705</text:p>
              </table:table-cell>
              <table:table-cell office:value-type="float" office:value="40901">
                <text:p>40901</text:p>
              </table:table-cell>
              <table:table-cell office:value-type="float" office:value="40775">
                <text:p>40775</text:p>
              </table:table-cell>
              <table:table-cell office:value-type="float" office:value="13114">
                <text:p>13114</text:p>
              </table:table-cell>
              <table:table-cell office:value-type="float" office:value="16750">
                <text:p>16750</text:p>
              </table:table-cell>
              <table:table-cell office:value-type="float" office:value="22453">
                <text:p>22453</text:p>
              </table:table-cell>
            </table:table-row>
            <table:table-row>
              <table:table-cell office:value-type="string">
                <text:p>Mar_13</text:p>
              </table:table-cell>
              <table:table-cell office:value-type="float" office:value="41289">
                <text:p>41289</text:p>
              </table:table-cell>
              <table:table-cell office:value-type="float" office:value="25722">
                <text:p>25722</text:p>
              </table:table-cell>
              <table:table-cell office:value-type="float" office:value="40939">
                <text:p>40939</text:p>
              </table:table-cell>
              <table:table-cell office:value-type="float" office:value="40817">
                <text:p>40817</text:p>
              </table:table-cell>
              <table:table-cell office:value-type="float" office:value="13127">
                <text:p>13127</text:p>
              </table:table-cell>
              <table:table-cell office:value-type="float" office:value="16733">
                <text:p>16733</text:p>
              </table:table-cell>
              <table:table-cell office:value-type="float" office:value="22463">
                <text:p>22463</text:p>
              </table:table-cell>
            </table:table-row>
            <table:table-row>
              <table:table-cell office:value-type="string">
                <text:p>Abr_13</text:p>
              </table:table-cell>
              <table:table-cell office:value-type="float" office:value="41355">
                <text:p>41355</text:p>
              </table:table-cell>
              <table:table-cell office:value-type="float" office:value="25714">
                <text:p>25714</text:p>
              </table:table-cell>
              <table:table-cell office:value-type="float" office:value="40955">
                <text:p>40955</text:p>
              </table:table-cell>
              <table:table-cell office:value-type="float" office:value="40854">
                <text:p>40854</text:p>
              </table:table-cell>
              <table:table-cell office:value-type="float" office:value="13142">
                <text:p>13142</text:p>
              </table:table-cell>
              <table:table-cell office:value-type="float" office:value="16747">
                <text:p>16747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Mai_13</text:p>
              </table:table-cell>
              <table:table-cell office:value-type="float" office:value="41281">
                <text:p>41281</text:p>
              </table:table-cell>
              <table:table-cell office:value-type="float" office:value="25673">
                <text:p>25673</text:p>
              </table:table-cell>
              <table:table-cell office:value-type="float" office:value="40968">
                <text:p>40968</text:p>
              </table:table-cell>
              <table:table-cell office:value-type="float" office:value="40783">
                <text:p>40783</text:p>
              </table:table-cell>
              <table:table-cell office:value-type="float" office:value="13144">
                <text:p>13144</text:p>
              </table:table-cell>
              <table:table-cell office:value-type="float" office:value="16784">
                <text:p>16784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Jun_13</text:p>
              </table:table-cell>
              <table:table-cell office:value-type="float" office:value="41293">
                <text:p>41293</text:p>
              </table:table-cell>
              <table:table-cell office:value-type="float" office:value="25713">
                <text:p>25713</text:p>
              </table:table-cell>
              <table:table-cell office:value-type="float" office:value="40987">
                <text:p>40987</text:p>
              </table:table-cell>
              <table:table-cell office:value-type="float" office:value="40845">
                <text:p>40845</text:p>
              </table:table-cell>
              <table:table-cell office:value-type="float" office:value="13164">
                <text:p>13164</text:p>
              </table:table-cell>
              <table:table-cell office:value-type="float" office:value="16814">
                <text:p>16814</text:p>
              </table:table-cell>
              <table:table-cell office:value-type="float" office:value="22736">
                <text:p>22736</text:p>
              </table:table-cell>
            </table:table-row>
            <table:table-row>
              <table:table-cell office:value-type="string">
                <text:p>Jul_13</text:p>
              </table:table-cell>
              <table:table-cell office:value-type="float" office:value="41250">
                <text:p>41250</text:p>
              </table:table-cell>
              <table:table-cell office:value-type="float" office:value="25630">
                <text:p>25630</text:p>
              </table:table-cell>
              <table:table-cell office:value-type="float" office:value="40910">
                <text:p>40910</text:p>
              </table:table-cell>
              <table:table-cell office:value-type="float" office:value="40781">
                <text:p>40781</text:p>
              </table:table-cell>
              <table:table-cell office:value-type="float" office:value="13171">
                <text:p>13171</text:p>
              </table:table-cell>
              <table:table-cell office:value-type="float" office:value="16820">
                <text:p>16820</text:p>
              </table:table-cell>
              <table:table-cell office:value-type="float" office:value="22686">
                <text:p>22686</text:p>
              </table:table-cell>
            </table:table-row>
            <table:table-row>
              <table:table-cell office:value-type="string">
                <text:p>Ago_13</text:p>
              </table:table-cell>
              <table:table-cell office:value-type="float" office:value="41344">
                <text:p>41344</text:p>
              </table:table-cell>
              <table:table-cell office:value-type="float" office:value="25666">
                <text:p>25666</text:p>
              </table:table-cell>
              <table:table-cell office:value-type="float" office:value="40932">
                <text:p>40932</text:p>
              </table:table-cell>
              <table:table-cell office:value-type="float" office:value="40798">
                <text:p>40798</text:p>
              </table:table-cell>
              <table:table-cell office:value-type="float" office:value="13144">
                <text:p>13144</text:p>
              </table:table-cell>
              <table:table-cell office:value-type="float" office:value="16874">
                <text:p>16874</text:p>
              </table:table-cell>
              <table:table-cell office:value-type="float" office:value="22725">
                <text:p>22725</text:p>
              </table:table-cell>
            </table:table-row>
            <table:table-row>
              <table:table-cell office:value-type="string">
                <text:p>Set_13</text:p>
              </table:table-cell>
              <table:table-cell office:value-type="float" office:value="41367">
                <text:p>41367</text:p>
              </table:table-cell>
              <table:table-cell office:value-type="float" office:value="25708">
                <text:p>25708</text:p>
              </table:table-cell>
              <table:table-cell office:value-type="float" office:value="40997">
                <text:p>40997</text:p>
              </table:table-cell>
              <table:table-cell office:value-type="float" office:value="40793">
                <text:p>40793</text:p>
              </table:table-cell>
              <table:table-cell office:value-type="float" office:value="13144">
                <text:p>13144</text:p>
              </table:table-cell>
              <table:table-cell office:value-type="float" office:value="16900">
                <text:p>16900</text:p>
              </table:table-cell>
              <table:table-cell office:value-type="float" office:value="22655">
                <text:p>22655</text:p>
              </table:table-cell>
            </table:table-row>
            <table:table-row>
              <table:table-cell office:value-type="string">
                <text:p>Oct_13</text:p>
              </table:table-cell>
              <table:table-cell office:value-type="float" office:value="41302">
                <text:p>41302</text:p>
              </table:table-cell>
              <table:table-cell office:value-type="float" office:value="25732">
                <text:p>25732</text:p>
              </table:table-cell>
              <table:table-cell office:value-type="float" office:value="40908">
                <text:p>40908</text:p>
              </table:table-cell>
              <table:table-cell office:value-type="float" office:value="40671">
                <text:p>40671</text:p>
              </table:table-cell>
              <table:table-cell office:value-type="float" office:value="13140">
                <text:p>13140</text:p>
              </table:table-cell>
              <table:table-cell office:value-type="float" office:value="16921">
                <text:p>16921</text:p>
              </table:table-cell>
              <table:table-cell office:value-type="float" office:value="22661">
                <text:p>22661</text:p>
              </table:table-cell>
            </table:table-row>
            <table:table-row>
              <table:table-cell office:value-type="string">
                <text:p>Nov_13</text:p>
              </table:table-cell>
              <table:table-cell office:value-type="float" office:value="41173">
                <text:p>41173</text:p>
              </table:table-cell>
              <table:table-cell office:value-type="float" office:value="25652">
                <text:p>25652</text:p>
              </table:table-cell>
              <table:table-cell office:value-type="float" office:value="40809">
                <text:p>40809</text:p>
              </table:table-cell>
              <table:table-cell office:value-type="float" office:value="40604">
                <text:p>40604</text:p>
              </table:table-cell>
              <table:table-cell office:value-type="float" office:value="13098">
                <text:p>13098</text:p>
              </table:table-cell>
              <table:table-cell office:value-type="float" office:value="16926">
                <text:p>16926</text:p>
              </table:table-cell>
              <table:table-cell office:value-type="float" office:value="22584">
                <text:p>22584</text:p>
              </table:table-cell>
            </table:table-row>
            <table:table-row>
              <table:table-cell office:value-type="string">
                <text:p>Des_13</text:p>
              </table:table-cell>
              <table:table-cell office:value-type="float" office:value="41137">
                <text:p>41137</text:p>
              </table:table-cell>
              <table:table-cell office:value-type="float" office:value="25643">
                <text:p>25643</text:p>
              </table:table-cell>
              <table:table-cell office:value-type="float" office:value="40829">
                <text:p>40829</text:p>
              </table:table-cell>
              <table:table-cell office:value-type="float" office:value="40589">
                <text:p>40589</text:p>
              </table:table-cell>
              <table:table-cell office:value-type="float" office:value="13132">
                <text:p>13132</text:p>
              </table:table-cell>
              <table:table-cell office:value-type="float" office:value="16961">
                <text:p>16961</text:p>
              </table:table-cell>
              <table:table-cell office:value-type="float" office:value="22629">
                <text:p>22629</text:p>
              </table:table-cell>
            </table:table-row>
            <table:table-row>
              <table:table-cell office:value-type="string">
                <text:p>Gen_14</text:p>
              </table:table-cell>
              <table:table-cell office:value-type="float" office:value="41111">
                <text:p>41111</text:p>
              </table:table-cell>
              <table:table-cell office:value-type="float" office:value="25690">
                <text:p>25690</text:p>
              </table:table-cell>
              <table:table-cell office:value-type="float" office:value="40812">
                <text:p>40812</text:p>
              </table:table-cell>
              <table:table-cell office:value-type="float" office:value="40605">
                <text:p>40605</text:p>
              </table:table-cell>
              <table:table-cell office:value-type="float" office:value="13159">
                <text:p>13159</text:p>
              </table:table-cell>
              <table:table-cell office:value-type="float" office:value="16975">
                <text:p>16975</text:p>
              </table:table-cell>
              <table:table-cell office:value-type="float" office:value="22683">
                <text:p>22683</text:p>
              </table:table-cell>
            </table:table-row>
            <table:table-row>
              <table:table-cell office:value-type="string">
                <text:p>Feb_14</text:p>
              </table:table-cell>
              <table:table-cell office:value-type="float" office:value="41159">
                <text:p>41159</text:p>
              </table:table-cell>
              <table:table-cell office:value-type="float" office:value="25735">
                <text:p>25735</text:p>
              </table:table-cell>
              <table:table-cell office:value-type="float" office:value="40804">
                <text:p>40804</text:p>
              </table:table-cell>
              <table:table-cell office:value-type="float" office:value="40627">
                <text:p>40627</text:p>
              </table:table-cell>
              <table:table-cell office:value-type="float" office:value="13161">
                <text:p>13161</text:p>
              </table:table-cell>
              <table:table-cell office:value-type="float" office:value="16978">
                <text:p>16978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Mar_14</text:p>
              </table:table-cell>
              <table:table-cell office:value-type="float" office:value="41182">
                <text:p>41182</text:p>
              </table:table-cell>
              <table:table-cell office:value-type="float" office:value="25773">
                <text:p>25773</text:p>
              </table:table-cell>
              <table:table-cell office:value-type="float" office:value="40819">
                <text:p>40819</text:p>
              </table:table-cell>
              <table:table-cell office:value-type="float" office:value="40623">
                <text:p>40623</text:p>
              </table:table-cell>
              <table:table-cell office:value-type="float" office:value="13169">
                <text:p>13169</text:p>
              </table:table-cell>
              <table:table-cell office:value-type="float" office:value="16991">
                <text:p>16991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Abr_14</text:p>
              </table:table-cell>
              <table:table-cell office:value-type="float" office:value="41204">
                <text:p>41204</text:p>
              </table:table-cell>
              <table:table-cell office:value-type="float" office:value="25818">
                <text:p>25818</text:p>
              </table:table-cell>
              <table:table-cell office:value-type="float" office:value="40772">
                <text:p>40772</text:p>
              </table:table-cell>
              <table:table-cell office:value-type="float" office:value="40601">
                <text:p>40601</text:p>
              </table:table-cell>
              <table:table-cell office:value-type="float" office:value="13189">
                <text:p>13189</text:p>
              </table:table-cell>
              <table:table-cell office:value-type="float" office:value="16993">
                <text:p>16993</text:p>
              </table:table-cell>
              <table:table-cell office:value-type="float" office:value="22882">
                <text:p>22882</text:p>
              </table:table-cell>
            </table:table-row>
            <table:table-row>
              <table:table-cell office:value-type="string">
                <text:p>Mai_14</text:p>
              </table:table-cell>
              <table:table-cell office:value-type="float" office:value="41242">
                <text:p>41242</text:p>
              </table:table-cell>
              <table:table-cell office:value-type="float" office:value="25878">
                <text:p>25878</text:p>
              </table:table-cell>
              <table:table-cell office:value-type="float" office:value="40836">
                <text:p>40836</text:p>
              </table:table-cell>
              <table:table-cell office:value-type="float" office:value="40628">
                <text:p>40628</text:p>
              </table:table-cell>
              <table:table-cell office:value-type="float" office:value="13221">
                <text:p>13221</text:p>
              </table:table-cell>
              <table:table-cell office:value-type="float" office:value="16998">
                <text:p>16998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Jun_14</text:p>
              </table:table-cell>
              <table:table-cell office:value-type="float" office:value="40841">
                <text:p>40841</text:p>
              </table:table-cell>
              <table:table-cell office:value-type="float" office:value="25616">
                <text:p>25616</text:p>
              </table:table-cell>
              <table:table-cell office:value-type="float" office:value="40472">
                <text:p>40472</text:p>
              </table:table-cell>
              <table:table-cell office:value-type="float" office:value="40279">
                <text:p>40279</text:p>
              </table:table-cell>
              <table:table-cell office:value-type="float" office:value="13162">
                <text:p>13162</text:p>
              </table:table-cell>
              <table:table-cell office:value-type="float" office:value="16966">
                <text:p>16966</text:p>
              </table:table-cell>
              <table:table-cell office:value-type="float" office:value="22882">
                <text:p>22882</text:p>
              </table:table-cell>
            </table:table-row>
            <table:table-row>
              <table:table-cell office:value-type="string">
                <text:p>Jul_14</text:p>
              </table:table-cell>
              <table:table-cell office:value-type="float" office:value="40919">
                <text:p>40919</text:p>
              </table:table-cell>
              <table:table-cell office:value-type="float" office:value="25651">
                <text:p>25651</text:p>
              </table:table-cell>
              <table:table-cell office:value-type="float" office:value="40517">
                <text:p>40517</text:p>
              </table:table-cell>
              <table:table-cell office:value-type="float" office:value="40301">
                <text:p>40301</text:p>
              </table:table-cell>
              <table:table-cell office:value-type="float" office:value="13169">
                <text:p>13169</text:p>
              </table:table-cell>
              <table:table-cell office:value-type="float" office:value="17014">
                <text:p>17014</text:p>
              </table:table-cell>
              <table:table-cell office:value-type="float" office:value="22859">
                <text:p>22859</text:p>
              </table:table-cell>
            </table:table-row>
            <table:table-row>
              <table:table-cell office:value-type="string">
                <text:p>Ago_14</text:p>
              </table:table-cell>
              <table:table-cell office:value-type="float" office:value="40895">
                <text:p>40895</text:p>
              </table:table-cell>
              <table:table-cell office:value-type="float" office:value="25668">
                <text:p>25668</text:p>
              </table:table-cell>
              <table:table-cell office:value-type="float" office:value="40565">
                <text:p>40565</text:p>
              </table:table-cell>
              <table:table-cell office:value-type="float" office:value="40297">
                <text:p>40297</text:p>
              </table:table-cell>
              <table:table-cell office:value-type="float" office:value="13165">
                <text:p>13165</text:p>
              </table:table-cell>
              <table:table-cell office:value-type="float" office:value="17057">
                <text:p>17057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Set_14</text:p>
              </table:table-cell>
              <table:table-cell office:value-type="float" office:value="40985">
                <text:p>40985</text:p>
              </table:table-cell>
              <table:table-cell office:value-type="float" office:value="25678">
                <text:p>25678</text:p>
              </table:table-cell>
              <table:table-cell office:value-type="float" office:value="40649">
                <text:p>40649</text:p>
              </table:table-cell>
              <table:table-cell office:value-type="float" office:value="40329">
                <text:p>40329</text:p>
              </table:table-cell>
              <table:table-cell office:value-type="float" office:value="13188">
                <text:p>13188</text:p>
              </table:table-cell>
              <table:table-cell office:value-type="float" office:value="17051">
                <text:p>17051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Oct_14</text:p>
              </table:table-cell>
              <table:table-cell office:value-type="float" office:value="41055">
                <text:p>41055</text:p>
              </table:table-cell>
              <table:table-cell office:value-type="float" office:value="25731">
                <text:p>25731</text:p>
              </table:table-cell>
              <table:table-cell office:value-type="float" office:value="40647">
                <text:p>40647</text:p>
              </table:table-cell>
              <table:table-cell office:value-type="float" office:value="40399">
                <text:p>40399</text:p>
              </table:table-cell>
              <table:table-cell office:value-type="float" office:value="13232">
                <text:p>13232</text:p>
              </table:table-cell>
              <table:table-cell office:value-type="float" office:value="17084">
                <text:p>17084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Nov_14</text:p>
              </table:table-cell>
              <table:table-cell office:value-type="float" office:value="40885">
                <text:p>40885</text:p>
              </table:table-cell>
              <table:table-cell office:value-type="float" office:value="25696">
                <text:p>25696</text:p>
              </table:table-cell>
              <table:table-cell office:value-type="float" office:value="40550">
                <text:p>40550</text:p>
              </table:table-cell>
              <table:table-cell office:value-type="float" office:value="40249">
                <text:p>40249</text:p>
              </table:table-cell>
              <table:table-cell office:value-type="float" office:value="13255">
                <text:p>13255</text:p>
              </table:table-cell>
              <table:table-cell office:value-type="float" office:value="17072">
                <text:p>17072</text:p>
              </table:table-cell>
              <table:table-cell office:value-type="float" office:value="22892">
                <text:p>22892</text:p>
              </table:table-cell>
            </table:table-row>
            <table:table-row>
              <table:table-cell office:value-type="string">
                <text:p>Des_14</text:p>
              </table:table-cell>
              <table:table-cell office:value-type="float" office:value="40957">
                <text:p>40957</text:p>
              </table:table-cell>
              <table:table-cell office:value-type="float" office:value="25679">
                <text:p>25679</text:p>
              </table:table-cell>
              <table:table-cell office:value-type="float" office:value="40582">
                <text:p>40582</text:p>
              </table:table-cell>
              <table:table-cell office:value-type="float" office:value="40261">
                <text:p>40261</text:p>
              </table:table-cell>
              <table:table-cell office:value-type="float" office:value="13255">
                <text:p>13255</text:p>
              </table:table-cell>
              <table:table-cell office:value-type="float" office:value="17104">
                <text:p>17104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Gen_15</text:p>
              </table:table-cell>
              <table:table-cell office:value-type="float" office:value="40932">
                <text:p>40932</text:p>
              </table:table-cell>
              <table:table-cell office:value-type="float" office:value="25666">
                <text:p>25666</text:p>
              </table:table-cell>
              <table:table-cell office:value-type="float" office:value="40571">
                <text:p>40571</text:p>
              </table:table-cell>
              <table:table-cell office:value-type="float" office:value="40317">
                <text:p>40317</text:p>
              </table:table-cell>
              <table:table-cell office:value-type="float" office:value="13253">
                <text:p>13253</text:p>
              </table:table-cell>
              <table:table-cell office:value-type="float" office:value="17114">
                <text:p>17114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Feb_15</text:p>
              </table:table-cell>
              <table:table-cell office:value-type="float" office:value="40955">
                <text:p>40955</text:p>
              </table:table-cell>
              <table:table-cell office:value-type="float" office:value="25674">
                <text:p>25674</text:p>
              </table:table-cell>
              <table:table-cell office:value-type="float" office:value="40651">
                <text:p>40651</text:p>
              </table:table-cell>
              <table:table-cell office:value-type="float" office:value="40271">
                <text:p>40271</text:p>
              </table:table-cell>
              <table:table-cell office:value-type="float" office:value="13277">
                <text:p>13277</text:p>
              </table:table-cell>
              <table:table-cell office:value-type="float" office:value="17148">
                <text:p>17148</text:p>
              </table:table-cell>
              <table:table-cell office:value-type="float" office:value="22934">
                <text:p>22934</text:p>
              </table:table-cell>
            </table:table-row>
            <table:table-row>
              <table:table-cell office:value-type="string">
                <text:p>Mar_15</text:p>
              </table:table-cell>
              <table:table-cell office:value-type="float" office:value="41077">
                <text:p>41077</text:p>
              </table:table-cell>
              <table:table-cell office:value-type="float" office:value="25725">
                <text:p>25725</text:p>
              </table:table-cell>
              <table:table-cell office:value-type="float" office:value="40690">
                <text:p>40690</text:p>
              </table:table-cell>
              <table:table-cell office:value-type="float" office:value="40291">
                <text:p>40291</text:p>
              </table:table-cell>
              <table:table-cell office:value-type="float" office:value="13299">
                <text:p>13299</text:p>
              </table:table-cell>
              <table:table-cell office:value-type="float" office:value="17181">
                <text:p>17181</text:p>
              </table:table-cell>
              <table:table-cell office:value-type="float" office:value="22930">
                <text:p>22930</text:p>
              </table:table-cell>
            </table:table-row>
            <table:table-row>
              <table:table-cell office:value-type="string">
                <text:p>Abr_15</text:p>
              </table:table-cell>
              <table:table-cell office:value-type="float" office:value="41071">
                <text:p>41071</text:p>
              </table:table-cell>
              <table:table-cell office:value-type="float" office:value="25178">
                <text:p>25178</text:p>
              </table:table-cell>
              <table:table-cell office:value-type="float" office:value="40726">
                <text:p>40726</text:p>
              </table:table-cell>
              <table:table-cell office:value-type="float" office:value="40311">
                <text:p>40311</text:p>
              </table:table-cell>
              <table:table-cell office:value-type="float" office:value="13294">
                <text:p>13294</text:p>
              </table:table-cell>
              <table:table-cell office:value-type="float" office:value="17185">
                <text:p>17185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Mai_15</text:p>
              </table:table-cell>
              <table:table-cell office:value-type="float" office:value="41125">
                <text:p>41125</text:p>
              </table:table-cell>
              <table:table-cell office:value-type="float" office:value="25733">
                <text:p>25733</text:p>
              </table:table-cell>
              <table:table-cell office:value-type="float" office:value="40692">
                <text:p>40692</text:p>
              </table:table-cell>
              <table:table-cell office:value-type="float" office:value="40316">
                <text:p>40316</text:p>
              </table:table-cell>
              <table:table-cell office:value-type="float" office:value="13295">
                <text:p>13295</text:p>
              </table:table-cell>
              <table:table-cell office:value-type="float" office:value="17201">
                <text:p>17201</text:p>
              </table:table-cell>
              <table:table-cell office:value-type="float" office:value="22995">
                <text:p>22995</text:p>
              </table:table-cell>
            </table:table-row>
            <table:table-row>
              <table:table-cell office:value-type="string">
                <text:p>Jun_15</text:p>
              </table:table-cell>
              <table:table-cell office:value-type="float" office:value="40994">
                <text:p>40994</text:p>
              </table:table-cell>
              <table:table-cell office:value-type="float" office:value="25573">
                <text:p>25573</text:p>
              </table:table-cell>
              <table:table-cell office:value-type="float" office:value="40584">
                <text:p>40584</text:p>
              </table:table-cell>
              <table:table-cell office:value-type="float" office:value="40138">
                <text:p>40138</text:p>
              </table:table-cell>
              <table:table-cell office:value-type="float" office:value="13275">
                <text:p>13275</text:p>
              </table:table-cell>
              <table:table-cell office:value-type="float" office:value="17160">
                <text:p>17160</text:p>
              </table:table-cell>
              <table:table-cell office:value-type="float" office:value="22892">
                <text:p>22892</text:p>
              </table:table-cell>
            </table:table-row>
            <table:table-row>
              <table:table-cell office:value-type="string">
                <text:p>Jul_15</text:p>
              </table:table-cell>
              <table:table-cell office:value-type="float" office:value="41312">
                <text:p>41312</text:p>
              </table:table-cell>
              <table:table-cell office:value-type="float" office:value="25698">
                <text:p>25698</text:p>
              </table:table-cell>
              <table:table-cell office:value-type="float" office:value="40887">
                <text:p>40887</text:p>
              </table:table-cell>
              <table:table-cell office:value-type="float" office:value="40226">
                <text:p>40226</text:p>
              </table:table-cell>
              <table:table-cell office:value-type="float" office:value="13289">
                <text:p>13289</text:p>
              </table:table-cell>
              <table:table-cell office:value-type="float" office:value="17169">
                <text:p>17169</text:p>
              </table:table-cell>
              <table:table-cell office:value-type="float" office:value="22948">
                <text:p>22948</text:p>
              </table:table-cell>
            </table:table-row>
            <table:table-row>
              <table:table-cell office:value-type="string">
                <text:p>Ago_15</text:p>
              </table:table-cell>
              <table:table-cell office:value-type="float" office:value="41285">
                <text:p>41285</text:p>
              </table:table-cell>
              <table:table-cell office:value-type="float" office:value="25691">
                <text:p>25691</text:p>
              </table:table-cell>
              <table:table-cell office:value-type="float" office:value="40818">
                <text:p>40818</text:p>
              </table:table-cell>
              <table:table-cell office:value-type="float" office:value="40227">
                <text:p>40227</text:p>
              </table:table-cell>
              <table:table-cell office:value-type="float" office:value="13283">
                <text:p>13283</text:p>
              </table:table-cell>
              <table:table-cell office:value-type="float" office:value="17176">
                <text:p>17176</text:p>
              </table:table-cell>
              <table:table-cell office:value-type="float" office:value="22945">
                <text:p>22945</text:p>
              </table:table-cell>
            </table:table-row>
            <table:table-row>
              <table:table-cell office:value-type="string">
                <text:p>Set_15</text:p>
              </table:table-cell>
              <table:table-cell office:value-type="float" office:value="41350">
                <text:p>41350</text:p>
              </table:table-cell>
              <table:table-cell office:value-type="float" office:value="25720">
                <text:p>25720</text:p>
              </table:table-cell>
              <table:table-cell office:value-type="float" office:value="40882">
                <text:p>40882</text:p>
              </table:table-cell>
              <table:table-cell office:value-type="float" office:value="40276">
                <text:p>40276</text:p>
              </table:table-cell>
              <table:table-cell office:value-type="float" office:value="13299">
                <text:p>13299</text:p>
              </table:table-cell>
              <table:table-cell office:value-type="float" office:value="17188">
                <text:p>17188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Oct_15</text:p>
              </table:table-cell>
              <table:table-cell office:value-type="float" office:value="41471">
                <text:p>41471</text:p>
              </table:table-cell>
              <table:table-cell office:value-type="float" office:value="25783">
                <text:p>25783</text:p>
              </table:table-cell>
              <table:table-cell office:value-type="float" office:value="41004">
                <text:p>41004</text:p>
              </table:table-cell>
              <table:table-cell office:value-type="float" office:value="40299">
                <text:p>40299</text:p>
              </table:table-cell>
              <table:table-cell office:value-type="float" office:value="13315">
                <text:p>13315</text:p>
              </table:table-cell>
              <table:table-cell office:value-type="float" office:value="17234">
                <text:p>17234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Nov_15</text:p>
              </table:table-cell>
              <table:table-cell office:value-type="float" office:value="41361">
                <text:p>41361</text:p>
              </table:table-cell>
              <table:table-cell office:value-type="float" office:value="25670">
                <text:p>25670</text:p>
              </table:table-cell>
              <table:table-cell office:value-type="float" office:value="40795">
                <text:p>40795</text:p>
              </table:table-cell>
              <table:table-cell office:value-type="float" office:value="40147">
                <text:p>40147</text:p>
              </table:table-cell>
              <table:table-cell office:value-type="float" office:value="13281">
                <text:p>13281</text:p>
              </table:table-cell>
              <table:table-cell office:value-type="float" office:value="17194">
                <text:p>17194</text:p>
              </table:table-cell>
              <table:table-cell office:value-type="float" office:value="22925">
                <text:p>22925</text:p>
              </table:table-cell>
            </table:table-row>
            <table:table-row>
              <table:table-cell office:value-type="string">
                <text:p>Des_15</text:p>
              </table:table-cell>
              <table:table-cell office:value-type="float" office:value="41428">
                <text:p>41428</text:p>
              </table:table-cell>
              <table:table-cell office:value-type="float" office:value="25674">
                <text:p>25674</text:p>
              </table:table-cell>
              <table:table-cell office:value-type="float" office:value="40813">
                <text:p>40813</text:p>
              </table:table-cell>
              <table:table-cell office:value-type="float" office:value="40176">
                <text:p>40176</text:p>
              </table:table-cell>
              <table:table-cell office:value-type="float" office:value="13315">
                <text:p>13315</text:p>
              </table:table-cell>
              <table:table-cell office:value-type="float" office:value="17222">
                <text:p>17222</text:p>
              </table:table-cell>
              <table:table-cell office:value-type="float" office:value="22954">
                <text:p>22954</text:p>
              </table:table-cell>
            </table:table-row>
            <table:table-row>
              <table:table-cell office:value-type="string">
                <text:p>Gen_16</text:p>
              </table:table-cell>
              <table:table-cell office:value-type="float" office:value="41485">
                <text:p>41485</text:p>
              </table:table-cell>
              <table:table-cell office:value-type="float" office:value="25694">
                <text:p>25694</text:p>
              </table:table-cell>
              <table:table-cell office:value-type="float" office:value="40878">
                <text:p>40878</text:p>
              </table:table-cell>
              <table:table-cell office:value-type="float" office:value="40231">
                <text:p>40231</text:p>
              </table:table-cell>
              <table:table-cell office:value-type="float" office:value="13354">
                <text:p>13354</text:p>
              </table:table-cell>
              <table:table-cell office:value-type="float" office:value="17264">
                <text:p>17264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Feb_16</text:p>
              </table:table-cell>
              <table:table-cell office:value-type="float" office:value="41495">
                <text:p>41495</text:p>
              </table:table-cell>
              <table:table-cell office:value-type="float" office:value="25687">
                <text:p>25687</text:p>
              </table:table-cell>
              <table:table-cell office:value-type="float" office:value="40950">
                <text:p>40950</text:p>
              </table:table-cell>
              <table:table-cell office:value-type="float" office:value="40282">
                <text:p>40282</text:p>
              </table:table-cell>
              <table:table-cell office:value-type="float" office:value="13394">
                <text:p>13394</text:p>
              </table:table-cell>
              <table:table-cell office:value-type="float" office:value="17283">
                <text:p>17283</text:p>
              </table:table-cell>
              <table:table-cell office:value-type="float" office:value="23029">
                <text:p>23029</text:p>
              </table:table-cell>
            </table:table-row>
            <table:table-row>
              <table:table-cell office:value-type="string">
                <text:p>Mar_16</text:p>
              </table:table-cell>
              <table:table-cell office:value-type="float" office:value="41510">
                <text:p>41510</text:p>
              </table:table-cell>
              <table:table-cell office:value-type="float" office:value="25716">
                <text:p>25716</text:p>
              </table:table-cell>
              <table:table-cell office:value-type="float" office:value="40960">
                <text:p>40960</text:p>
              </table:table-cell>
              <table:table-cell office:value-type="float" office:value="40312">
                <text:p>40312</text:p>
              </table:table-cell>
              <table:table-cell office:value-type="float" office:value="13406">
                <text:p>13406</text:p>
              </table:table-cell>
              <table:table-cell office:value-type="float" office:value="17302">
                <text:p>17302</text:p>
              </table:table-cell>
              <table:table-cell office:value-type="float" office:value="23040">
                <text:p>23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60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909cm" svg:height="13.874cm" xlink:href=".." xlink:type="simple" chart:class="chart:line" chart:style-name="ch1">
        <chart:legend chart:legend-position="end" svg:x="19.226cm" svg:y="4.963cm" chart:style-name="ch2"/>
        <chart:plot-area chart:style-name="ch3" table:cell-range-address="Sheet5.A1:Sheet5.D7" chart:data-source-has-labels="column" svg:x="0.968cm" svg:y="1.243cm" svg:width="17.222cm" svg:height="11.934cm">
          <chartooo:coordinate-region svg:x="2.33cm" svg:y="1.455cm" svg:width="15.766cm" svg:height="11.0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D1" chart:label-cell-address="Sheet5.A1:Sheet5.A1" chart:class="chart:line">
            <chart:data-point chart:repeated="3"/>
          </chart:series>
          <chart:series chart:style-name="ch7" chart:values-cell-range-address="Sheet5.B2:Sheet5.D2" chart:label-cell-address="Sheet5.A2:Sheet5.A2" chart:class="chart:line">
            <chart:data-point chart:repeated="3"/>
          </chart:series>
          <chart:series chart:style-name="ch8" chart:values-cell-range-address="Sheet5.B3:Sheet5.D3" chart:label-cell-address="Sheet5.A3:Sheet5.A3" chart:class="chart:line">
            <chart:data-point chart:repeated="3"/>
          </chart:series>
          <chart:series chart:style-name="ch9" chart:values-cell-range-address="Sheet5.B4:Sheet5.D4" chart:label-cell-address="Sheet5.A4:Sheet5.A4" chart:class="chart:line">
            <chart:data-point chart:repeated="3"/>
          </chart:series>
          <chart:series chart:style-name="ch10" chart:values-cell-range-address="Sheet5.B5:Sheet5.D5" chart:label-cell-address="Sheet5.A5:Sheet5.A5" chart:class="chart:line">
            <chart:data-point chart:repeated="3"/>
          </chart:series>
          <chart:series chart:style-name="ch11" chart:values-cell-range-address="Sheet5.B6:Sheet5.D6" chart:label-cell-address="Sheet5.A6:Sheet5.A6" chart:class="chart:line">
            <chart:data-point chart:repeated="3"/>
          </chart:series>
          <chart:series chart:style-name="ch12" chart:values-cell-range-address="Sheet5.B7:Sheet5.D7" chart:label-cell-address="Sheet5.A7:Sheet5.A7" chart:class="chart:line">
            <chart:data-point chart:repeated="3"/>
          </chart:series>
          <chart:series chart:style-name="ch13" chart:values-cell-range-address="Sheet5.B7:Sheet5.D7" chart:label-cell-address="Sheet5.A7:Sheet5.A7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ATENCIO PRIMARIA</text:p>
                <draw:g>
                  <svg:desc>Sheet5.A1:Sheet5.A1</svg:desc>
                </draw:g>
              </table:table-cell>
              <table:table-cell office:value-type="float" office:value="2013">
                <text:p>2013</text:p>
                <draw:g>
                  <svg:desc>Sheet5.B1:Sheet5.D1</svg:desc>
                </draw:g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  Visites: Cita prèvia, programada, etc.</text:p>
                <draw:g>
                  <svg:desc>Sheet5.A2:Sheet5.A2</svg:desc>
                </draw:g>
              </table:table-cell>
              <table:table-cell office:value-type="float" office:value="641353">
                <text:p>641353</text:p>
                <draw:g>
                  <svg:desc>Sheet5.B2:Sheet5.D2</svg:desc>
                </draw:g>
              </table:table-cell>
              <table:table-cell office:value-type="float" office:value="611336">
                <text:p>611336</text:p>
              </table:table-cell>
              <table:table-cell office:value-type="float" office:value="603188">
                <text:p>603188</text:p>
              </table:table-cell>
            </table:table-row>
            <table:table-row>
              <table:table-cell office:value-type="string">
                <text:p>  Tècniques d'infermeria</text:p>
                <draw:g>
                  <svg:desc>Sheet5.A3:Sheet5.A3</svg:desc>
                </draw:g>
              </table:table-cell>
              <table:table-cell office:value-type="float" office:value="105269">
                <text:p>105269</text:p>
                <draw:g>
                  <svg:desc>Sheet5.B3:Sheet5.D3</svg:desc>
                </draw:g>
              </table:table-cell>
              <table:table-cell office:value-type="float" office:value="102387">
                <text:p>102387</text:p>
              </table:table-cell>
              <table:table-cell office:value-type="float" office:value="108370">
                <text:p>108370</text:p>
              </table:table-cell>
            </table:table-row>
            <table:table-row>
              <table:table-cell office:value-type="string">
                <text:p>  Fora / Agenda urgències</text:p>
                <draw:g>
                  <svg:desc>Sheet5.A4:Sheet5.A4</svg:desc>
                </draw:g>
              </table:table-cell>
              <table:table-cell office:value-type="float" office:value="220776">
                <text:p>220776</text:p>
                <draw:g>
                  <svg:desc>Sheet5.B4:Sheet5.D4</svg:desc>
                </draw:g>
              </table:table-cell>
              <table:table-cell office:value-type="float" office:value="243391">
                <text:p>243391</text:p>
              </table:table-cell>
              <table:table-cell office:value-type="float" office:value="272331">
                <text:p>272331</text:p>
              </table:table-cell>
            </table:table-row>
            <table:table-row>
              <table:table-cell office:value-type="string">
                <text:p>  Activitat No Presencial i Grupal</text:p>
                <draw:g>
                  <svg:desc>Sheet5.A5:Sheet5.A5</svg:desc>
                </draw:g>
              </table:table-cell>
              <table:table-cell office:value-type="float" office:value="15971">
                <text:p>15971</text:p>
                <draw:g>
                  <svg:desc>Sheet5.B5:Sheet5.D5</svg:desc>
                </draw:g>
              </table:table-cell>
              <table:table-cell office:value-type="float" office:value="28823">
                <text:p>28823</text:p>
              </table:table-cell>
              <table:table-cell office:value-type="float" office:value="47716">
                <text:p>47716</text:p>
              </table:table-cell>
            </table:table-row>
            <table:table-row>
              <table:table-cell office:value-type="string">
                <text:p> TOTAL DOMICILIS</text:p>
                <draw:g>
                  <svg:desc>Sheet5.A6:Sheet5.A6</svg:desc>
                </draw:g>
              </table:table-cell>
              <table:table-cell office:value-type="float" office:value="19334">
                <text:p>19334</text:p>
                <draw:g>
                  <svg:desc>Sheet5.B6:Sheet5.D6</svg:desc>
                </draw:g>
              </table:table-cell>
              <table:table-cell office:value-type="float" office:value="20121">
                <text:p>20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5.A7:Sheet5.A7</svg:desc>
                </draw:g>
              </table:table-cell>
              <table:table-cell office:value-type="float" office:value="NaN">
                <text:p>NaN</text:p>
                <draw:g>
                  <svg:desc>Sheet5.B7:Sheet5.D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5.A7:Sheet5.A7</svg:desc>
                </draw:g>
              </table:table-cell>
              <table:table-cell office:value-type="float" office:value="NaN">
                <text:p>NaN</text:p>
                <draw:g>
                  <svg:desc>Sheet5.B7:Sheet5.D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